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2.566cm" svg:height="22.133cm" svg:x="0.274cm" svg:y="0.206cm">
            <draw:object draw:notify-on-update-of-ranges="Sheet1.A1:Sheet1.A1 Sheet1.A2:Sheet1.A111 Sheet1.B1:Sheet1.B1 Sheet1.B2:Sheet1.B111 Sheet1.A1:Sheet1.A1 Sheet1.A2:Sheet1.A111 Sheet1.C1:Sheet1.C1 Sheet1.C2:Sheet1.C111 Sheet1.A1:Sheet1.A1 Sheet1.A2:Sheet1.A111 Sheet1.D1:Sheet1.D1 Sheet1.D2:Sheet1.D111 Sheet1.A1:Sheet1.A1 Sheet1.A2:Sheet1.A111 Sheet1.E1:Sheet1.E1 Sheet1.E2:Sheet1.E111 Sheet1.A1:Sheet1.A1 Sheet1.A2:Sheet1.A111 Sheet1.F1:Sheet1.F1 Sheet1.F2:Sheet1.F111 Sheet1.A1:Sheet1.A1 Sheet1.A2:Sheet1.A111 Sheet1.G1:Sheet1.G1 Sheet1.G2:Sheet1.G111 Sheet1.A1:Sheet1.A1 Sheet1.A2:Sheet1.A111 Sheet1.H1:Sheet1.H1 Sheet1.H2:Sheet1.H111 Sheet1.A1:Sheet1.A1 Sheet1.A2:Sheet1.A111 Sheet1.I1:Sheet1.I1 Sheet1.I2:Sheet1.I111 Sheet1.A1:Sheet1.A1 Sheet1.A2:Sheet1.A111 Sheet1.J1:Sheet1.J1 Sheet1.J2:Sheet1.J111 Sheet1.A1:Sheet1.A1 Sheet1.A2:Sheet1.A111 Sheet1.K1:Sheet1.K1 Sheet1.K2:Sheet1.K1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meras number</text:p>
          </table:table-cell>
          <table:table-cell office:value-type="string" calcext:value-type="string">
            <text:p><text:s/>shrinkManifold</text:p>
          </table:table-cell>
          <table:table-cell office:value-type="string" calcext:value-type="string">
            <text:p><text:s/>Add new vertices</text:p>
          </table:table-cell>
          <table:table-cell office:value-type="string" calcext:value-type="string">
            <text:p><text:s/>Move vertices</text:p>
          </table:table-cell>
          <table:table-cell office:value-type="string" calcext:value-type="string">
            <text:p><text:s/>Move Cameras</text:p>
          </table:table-cell>
          <table:table-cell office:value-type="string" calcext:value-type="string">
            <text:p><text:s/>rayTracing</text:p>
          </table:table-cell>
          <table:table-cell office:value-type="string" calcext:value-type="string">
            <text:p><text:s/>rayRetracing</text:p>
          </table:table-cell>
          <table:table-cell office:value-type="string" calcext:value-type="string">
            <text:p><text:s/>growManifold</text:p>
          </table:table-cell>
          <table:table-cell office:value-type="string" calcext:value-type="string">
            <text:p><text:s/>growManifoldSev</text:p>
          </table:table-cell>
          <table:table-cell office:value-type="string" calcext:value-type="string">
            <text:p><text:s/>growManifold</text:p>
          </table:table-cell>
          <table:table-cell office:value-type="string" calcext:value-type="string">
            <text:p><text:s/>Save manifo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9291" calcext:value-type="float">
            <text:p>0.00929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" calcext:value-type="float">
            <text:p>0</text:p>
          </table:table-cell>
          <table:table-cell office:value-type="float" office:value="0.094004" calcext:value-type="float">
            <text:p>0.094004</text:p>
          </table:table-cell>
          <table:table-cell office:value-type="float" office:value="0" calcext:value-type="float">
            <text:p>0</text:p>
          </table:table-cell>
          <table:table-cell office:value-type="float" office:value="0.019464" calcext:value-type="float">
            <text:p>0.019464</text:p>
          </table:table-cell>
          <table:table-cell office:value-type="float" office:value="0.046947" calcext:value-type="float">
            <text:p>0.046947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0.162143" calcext:value-type="float">
            <text:p>0.162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9789" calcext:value-type="float">
            <text:p>0.049789</text:p>
          </table:table-cell>
          <table:table-cell office:value-type="float" office:value="0.040178" calcext:value-type="float">
            <text:p>0.040178</text:p>
          </table:table-cell>
          <table:table-cell office:value-type="float" office:value="0.122025" calcext:value-type="float">
            <text:p>0.122025</text:p>
          </table:table-cell>
          <table:table-cell office:value-type="float" office:value="0" calcext:value-type="float">
            <text:p>0</text:p>
          </table:table-cell>
          <table:table-cell office:value-type="float" office:value="0.116304" calcext:value-type="float">
            <text:p>0.116304</text:p>
          </table:table-cell>
          <table:table-cell office:value-type="float" office:value="0.100746" calcext:value-type="float">
            <text:p>0.100746</text:p>
          </table:table-cell>
          <table:table-cell office:value-type="float" office:value="0.036078" calcext:value-type="float">
            <text:p>0.036078</text:p>
          </table:table-cell>
          <table:table-cell office:value-type="float" office:value="0.102893" calcext:value-type="float">
            <text:p>0.102893</text:p>
          </table:table-cell>
          <table:table-cell office:value-type="float" office:value="0.002398" calcext:value-type="float">
            <text:p>0.002398</text:p>
          </table:table-cell>
          <table:table-cell office:value-type="float" office:value="0.177222" calcext:value-type="float">
            <text:p>0.1772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0293" calcext:value-type="float">
            <text:p>0.080293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19062" calcext:value-type="float">
            <text:p>0.019062</text:p>
          </table:table-cell>
          <table:table-cell office:value-type="float" office:value="0" calcext:value-type="float">
            <text:p>0</text:p>
          </table:table-cell>
          <table:table-cell office:value-type="float" office:value="0.173593" calcext:value-type="float">
            <text:p>0.173593</text:p>
          </table:table-cell>
          <table:table-cell office:value-type="float" office:value="0.025981" calcext:value-type="float">
            <text:p>0.025981</text:p>
          </table:table-cell>
          <table:table-cell office:value-type="float" office:value="0.058999" calcext:value-type="float">
            <text:p>0.058999</text:p>
          </table:table-cell>
          <table:table-cell office:value-type="float" office:value="0.19189" calcext:value-type="float">
            <text:p>0.19189</text:p>
          </table:table-cell>
          <table:table-cell office:value-type="float" office:value="0.004064" calcext:value-type="float">
            <text:p>0.004064</text:p>
          </table:table-cell>
          <table:table-cell office:value-type="float" office:value="0.158936" calcext:value-type="float">
            <text:p>0.1589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47335" calcext:value-type="float">
            <text:p>0.147335</text:p>
          </table:table-cell>
          <table:table-cell office:value-type="float" office:value="0.066455" calcext:value-type="float">
            <text:p>0.066455</text:p>
          </table:table-cell>
          <table:table-cell office:value-type="float" office:value="0.109175" calcext:value-type="float">
            <text:p>0.109175</text:p>
          </table:table-cell>
          <table:table-cell office:value-type="float" office:value="0" calcext:value-type="float">
            <text:p>0</text:p>
          </table:table-cell>
          <table:table-cell office:value-type="float" office:value="0.335477" calcext:value-type="float">
            <text:p>0.335477</text:p>
          </table:table-cell>
          <table:table-cell office:value-type="float" office:value="0.153974" calcext:value-type="float">
            <text:p>0.153974</text:p>
          </table:table-cell>
          <table:table-cell office:value-type="float" office:value="0.095865" calcext:value-type="float">
            <text:p>0.095865</text:p>
          </table:table-cell>
          <table:table-cell office:value-type="float" office:value="0.378543" calcext:value-type="float">
            <text:p>0.378543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0.16246" calcext:value-type="float">
            <text:p>0.162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74927" calcext:value-type="float">
            <text:p>0.374927</text:p>
          </table:table-cell>
          <table:table-cell office:value-type="float" office:value="0.089187" calcext:value-type="float">
            <text:p>0.089187</text:p>
          </table:table-cell>
          <table:table-cell office:value-type="float" office:value="0.126793" calcext:value-type="float">
            <text:p>0.126793</text:p>
          </table:table-cell>
          <table:table-cell office:value-type="float" office:value="0" calcext:value-type="float">
            <text:p>0</text:p>
          </table:table-cell>
          <table:table-cell office:value-type="float" office:value="0.350901" calcext:value-type="float">
            <text:p>0.350901</text:p>
          </table:table-cell>
          <table:table-cell office:value-type="float" office:value="0.218918" calcext:value-type="float">
            <text:p>0.218918</text:p>
          </table:table-cell>
          <table:table-cell office:value-type="float" office:value="0.126622" calcext:value-type="float">
            <text:p>0.126622</text:p>
          </table:table-cell>
          <table:table-cell office:value-type="float" office:value="0.413077" calcext:value-type="float">
            <text:p>0.413077</text:p>
          </table:table-cell>
          <table:table-cell office:value-type="float" office:value="0.008148" calcext:value-type="float">
            <text:p>0.008148</text:p>
          </table:table-cell>
          <table:table-cell office:value-type="float" office:value="0.164774" calcext:value-type="float">
            <text:p>0.1647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3827" calcext:value-type="float">
            <text:p>0.33827</text:p>
          </table:table-cell>
          <table:table-cell office:value-type="float" office:value="0.14478" calcext:value-type="float">
            <text:p>0.14478</text:p>
          </table:table-cell>
          <table:table-cell office:value-type="float" office:value="0.124814" calcext:value-type="float">
            <text:p>0.124814</text:p>
          </table:table-cell>
          <table:table-cell office:value-type="float" office:value="0" calcext:value-type="float">
            <text:p>0</text:p>
          </table:table-cell>
          <table:table-cell office:value-type="float" office:value="0.289721" calcext:value-type="float">
            <text:p>0.289721</text:p>
          </table:table-cell>
          <table:table-cell office:value-type="float" office:value="0.480924" calcext:value-type="float">
            <text:p>0.480924</text:p>
          </table:table-cell>
          <table:table-cell office:value-type="float" office:value="0.171461" calcext:value-type="float">
            <text:p>0.171461</text:p>
          </table:table-cell>
          <table:table-cell office:value-type="float" office:value="0.565542" calcext:value-type="float">
            <text:p>0.565542</text:p>
          </table:table-cell>
          <table:table-cell office:value-type="float" office:value="0.011245" calcext:value-type="float">
            <text:p>0.011245</text:p>
          </table:table-cell>
          <table:table-cell office:value-type="float" office:value="0.176998" calcext:value-type="float">
            <text:p>0.1769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43771" calcext:value-type="float">
            <text:p>0.743771</text:p>
          </table:table-cell>
          <table:table-cell office:value-type="float" office:value="0.023192" calcext:value-type="float">
            <text:p>0.02319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35589" calcext:value-type="float">
            <text:p>0.035589</text:p>
          </table:table-cell>
          <table:table-cell office:value-type="float" office:value="0.154641" calcext:value-type="float">
            <text:p>0.154641</text:p>
          </table:table-cell>
          <table:table-cell office:value-type="float" office:value="0.176839" calcext:value-type="float">
            <text:p>0.176839</text:p>
          </table:table-cell>
          <table:table-cell office:value-type="float" office:value="0.705324" calcext:value-type="float">
            <text:p>0.705324</text:p>
          </table:table-cell>
          <table:table-cell office:value-type="float" office:value="0.014584" calcext:value-type="float">
            <text:p>0.014584</text:p>
          </table:table-cell>
          <table:table-cell office:value-type="float" office:value="0.175975" calcext:value-type="float">
            <text:p>0.1759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28795" calcext:value-type="float">
            <text:p>0.728795</text:p>
          </table:table-cell>
          <table:table-cell office:value-type="float" office:value="0.018228" calcext:value-type="float">
            <text:p>0.018228</text:p>
          </table:table-cell>
          <table:table-cell office:value-type="float" office:value="0.019346" calcext:value-type="float">
            <text:p>0.019346</text:p>
          </table:table-cell>
          <table:table-cell office:value-type="float" office:value="0" calcext:value-type="float">
            <text:p>0</text:p>
          </table:table-cell>
          <table:table-cell office:value-type="float" office:value="0.106799" calcext:value-type="float">
            <text:p>0.106799</text:p>
          </table:table-cell>
          <table:table-cell office:value-type="float" office:value="0.06816" calcext:value-type="float">
            <text:p>0.06816</text:p>
          </table:table-cell>
          <table:table-cell office:value-type="float" office:value="0.22737" calcext:value-type="float">
            <text:p>0.22737</text:p>
          </table:table-cell>
          <table:table-cell office:value-type="float" office:value="0.803277" calcext:value-type="float">
            <text:p>0.803277</text:p>
          </table:table-cell>
          <table:table-cell office:value-type="float" office:value="0.016487" calcext:value-type="float">
            <text:p>0.016487</text:p>
          </table:table-cell>
          <table:table-cell office:value-type="float" office:value="0.1811" calcext:value-type="float">
            <text:p>0.18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79035" calcext:value-type="float">
            <text:p>0.779035</text:p>
          </table:table-cell>
          <table:table-cell office:value-type="float" office:value="0.054134" calcext:value-type="float">
            <text:p>0.054134</text:p>
          </table:table-cell>
          <table:table-cell office:value-type="float" office:value="0.049409" calcext:value-type="float">
            <text:p>0.049409</text:p>
          </table:table-cell>
          <table:table-cell office:value-type="float" office:value="0" calcext:value-type="float">
            <text:p>0</text:p>
          </table:table-cell>
          <table:table-cell office:value-type="float" office:value="0.192742" calcext:value-type="float">
            <text:p>0.192742</text:p>
          </table:table-cell>
          <table:table-cell office:value-type="float" office:value="0.093468" calcext:value-type="float">
            <text:p>0.093468</text:p>
          </table:table-cell>
          <table:table-cell office:value-type="float" office:value="0.244775" calcext:value-type="float">
            <text:p>0.244775</text:p>
          </table:table-cell>
          <table:table-cell office:value-type="float" office:value="0.86476" calcext:value-type="float">
            <text:p>0.86476</text:p>
          </table:table-cell>
          <table:table-cell office:value-type="float" office:value="0.018304" calcext:value-type="float">
            <text:p>0.018304</text:p>
          </table:table-cell>
          <table:table-cell office:value-type="float" office:value="0.189426" calcext:value-type="float">
            <text:p>0.189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71917" calcext:value-type="float">
            <text:p>0.871917</text:p>
          </table:table-cell>
          <table:table-cell office:value-type="float" office:value="0.091541" calcext:value-type="float">
            <text:p>0.091541</text:p>
          </table:table-cell>
          <table:table-cell office:value-type="float" office:value="0.091781" calcext:value-type="float">
            <text:p>0.091781</text:p>
          </table:table-cell>
          <table:table-cell office:value-type="float" office:value="0" calcext:value-type="float">
            <text:p>0</text:p>
          </table:table-cell>
          <table:table-cell office:value-type="float" office:value="0.273793" calcext:value-type="float">
            <text:p>0.273793</text:p>
          </table:table-cell>
          <table:table-cell office:value-type="float" office:value="0.244655" calcext:value-type="float">
            <text:p>0.244655</text:p>
          </table:table-cell>
          <table:table-cell office:value-type="float" office:value="0.265021" calcext:value-type="float">
            <text:p>0.265021</text:p>
          </table:table-cell>
          <table:table-cell office:value-type="float" office:value="0.974467" calcext:value-type="float">
            <text:p>0.974467</text:p>
          </table:table-cell>
          <table:table-cell office:value-type="float" office:value="0.019975" calcext:value-type="float">
            <text:p>0.019975</text:p>
          </table:table-cell>
          <table:table-cell office:value-type="float" office:value="0.187275" calcext:value-type="float">
            <text:p>0.1872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6355" calcext:value-type="float">
            <text:p>0.96355</text:p>
          </table:table-cell>
          <table:table-cell office:value-type="float" office:value="0.132023" calcext:value-type="float">
            <text:p>0.132023</text:p>
          </table:table-cell>
          <table:table-cell office:value-type="float" office:value="0.111728" calcext:value-type="float">
            <text:p>0.111728</text:p>
          </table:table-cell>
          <table:table-cell office:value-type="float" office:value="0" calcext:value-type="float">
            <text:p>0</text:p>
          </table:table-cell>
          <table:table-cell office:value-type="float" office:value="0.35378" calcext:value-type="float">
            <text:p>0.35378</text:p>
          </table:table-cell>
          <table:table-cell office:value-type="float" office:value="0.300739" calcext:value-type="float">
            <text:p>0.300739</text:p>
          </table:table-cell>
          <table:table-cell office:value-type="float" office:value="0.301232" calcext:value-type="float">
            <text:p>0.301232</text:p>
          </table:table-cell>
          <table:table-cell office:value-type="float" office:value="1.02466" calcext:value-type="float">
            <text:p>1.02466</text:p>
          </table:table-cell>
          <table:table-cell office:value-type="float" office:value="0.022252" calcext:value-type="float">
            <text:p>0.022252</text:p>
          </table:table-cell>
          <table:table-cell office:value-type="float" office:value="0.198274" calcext:value-type="float">
            <text:p>0.1982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7408" calcext:value-type="float">
            <text:p>1.27408</text:p>
          </table:table-cell>
          <table:table-cell office:value-type="float" office:value="0.032161" calcext:value-type="float">
            <text:p>0.032161</text:p>
          </table:table-cell>
          <table:table-cell office:value-type="float" office:value="0.052113" calcext:value-type="float">
            <text:p>0.052113</text:p>
          </table:table-cell>
          <table:table-cell office:value-type="float" office:value="0" calcext:value-type="float">
            <text:p>0</text:p>
          </table:table-cell>
          <table:table-cell office:value-type="float" office:value="0.079973" calcext:value-type="float">
            <text:p>0.079973</text:p>
          </table:table-cell>
          <table:table-cell office:value-type="float" office:value="0.203581" calcext:value-type="float">
            <text:p>0.203581</text:p>
          </table:table-cell>
          <table:table-cell office:value-type="float" office:value="0.335181" calcext:value-type="float">
            <text:p>0.335181</text:p>
          </table:table-cell>
          <table:table-cell office:value-type="float" office:value="1.10552" calcext:value-type="float">
            <text:p>1.10552</text:p>
          </table:table-cell>
          <table:table-cell office:value-type="float" office:value="0.023529" calcext:value-type="float">
            <text:p>0.023529</text:p>
          </table:table-cell>
          <table:table-cell office:value-type="float" office:value="0.194048" calcext:value-type="float">
            <text:p>0.1940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66889" calcext:value-type="float">
            <text:p>0.966889</text:p>
          </table:table-cell>
          <table:table-cell office:value-type="float" office:value="0.017252" calcext:value-type="float">
            <text:p>0.017252</text:p>
          </table:table-cell>
          <table:table-cell office:value-type="float" office:value="0.010205" calcext:value-type="float">
            <text:p>0.010205</text:p>
          </table:table-cell>
          <table:table-cell office:value-type="float" office:value="0" calcext:value-type="float">
            <text:p>0</text:p>
          </table:table-cell>
          <table:table-cell office:value-type="float" office:value="0.14631" calcext:value-type="float">
            <text:p>0.14631</text:p>
          </table:table-cell>
          <table:table-cell office:value-type="float" office:value="0.108946" calcext:value-type="float">
            <text:p>0.108946</text:p>
          </table:table-cell>
          <table:table-cell office:value-type="float" office:value="0.374505" calcext:value-type="float">
            <text:p>0.374505</text:p>
          </table:table-cell>
          <table:table-cell office:value-type="float" office:value="1.20667" calcext:value-type="float">
            <text:p>1.20667</text:p>
          </table:table-cell>
          <table:table-cell office:value-type="float" office:value="0.026585" calcext:value-type="float">
            <text:p>0.026585</text:p>
          </table:table-cell>
          <table:table-cell office:value-type="float" office:value="0.200616" calcext:value-type="float">
            <text:p>0.2006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11395" calcext:value-type="float">
            <text:p>1.11395</text:p>
          </table:table-cell>
          <table:table-cell office:value-type="float" office:value="0.05601" calcext:value-type="float">
            <text:p>0.05601</text:p>
          </table:table-cell>
          <table:table-cell office:value-type="float" office:value="0.102361" calcext:value-type="float">
            <text:p>0.102361</text:p>
          </table:table-cell>
          <table:table-cell office:value-type="float" office:value="0" calcext:value-type="float">
            <text:p>0</text:p>
          </table:table-cell>
          <table:table-cell office:value-type="float" office:value="0.381979" calcext:value-type="float">
            <text:p>0.381979</text:p>
          </table:table-cell>
          <table:table-cell office:value-type="float" office:value="0.148294" calcext:value-type="float">
            <text:p>0.148294</text:p>
          </table:table-cell>
          <table:table-cell office:value-type="float" office:value="0.436373" calcext:value-type="float">
            <text:p>0.436373</text:p>
          </table:table-cell>
          <table:table-cell office:value-type="float" office:value="1.3437" calcext:value-type="float">
            <text:p>1.3437</text:p>
          </table:table-cell>
          <table:table-cell office:value-type="float" office:value="0.029877" calcext:value-type="float">
            <text:p>0.029877</text:p>
          </table:table-cell>
          <table:table-cell office:value-type="float" office:value="0.208459" calcext:value-type="float">
            <text:p>0.2084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5533" calcext:value-type="float">
            <text:p>1.25533</text:p>
          </table:table-cell>
          <table:table-cell office:value-type="float" office:value="0.060975" calcext:value-type="float">
            <text:p>0.060975</text:p>
          </table:table-cell>
          <table:table-cell office:value-type="float" office:value="0.12161" calcext:value-type="float">
            <text:p>0.12161</text:p>
          </table:table-cell>
          <table:table-cell office:value-type="float" office:value="0" calcext:value-type="float">
            <text:p>0</text:p>
          </table:table-cell>
          <table:table-cell office:value-type="float" office:value="0.275418" calcext:value-type="float">
            <text:p>0.275418</text:p>
          </table:table-cell>
          <table:table-cell office:value-type="float" office:value="0.260004" calcext:value-type="float">
            <text:p>0.260004</text:p>
          </table:table-cell>
          <table:table-cell office:value-type="float" office:value="0.475945" calcext:value-type="float">
            <text:p>0.475945</text:p>
          </table:table-cell>
          <table:table-cell office:value-type="float" office:value="1.40334" calcext:value-type="float">
            <text:p>1.40334</text:p>
          </table:table-cell>
          <table:table-cell office:value-type="float" office:value="0.031479" calcext:value-type="float">
            <text:p>0.031479</text:p>
          </table:table-cell>
          <table:table-cell office:value-type="float" office:value="0.213748" calcext:value-type="float">
            <text:p>0.2137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2905" calcext:value-type="float">
            <text:p>1.42905</text:p>
          </table:table-cell>
          <table:table-cell office:value-type="float" office:value="0.045483" calcext:value-type="float">
            <text:p>0.045483</text:p>
          </table:table-cell>
          <table:table-cell office:value-type="float" office:value="0.038234" calcext:value-type="float">
            <text:p>0.038234</text:p>
          </table:table-cell>
          <table:table-cell office:value-type="float" office:value="0" calcext:value-type="float">
            <text:p>0</text:p>
          </table:table-cell>
          <table:table-cell office:value-type="float" office:value="0.107152" calcext:value-type="float">
            <text:p>0.107152</text:p>
          </table:table-cell>
          <table:table-cell office:value-type="float" office:value="0.181317" calcext:value-type="float">
            <text:p>0.181317</text:p>
          </table:table-cell>
          <table:table-cell office:value-type="float" office:value="0.463672" calcext:value-type="float">
            <text:p>0.463672</text:p>
          </table:table-cell>
          <table:table-cell office:value-type="float" office:value="1.36381" calcext:value-type="float">
            <text:p>1.36381</text:p>
          </table:table-cell>
          <table:table-cell office:value-type="float" office:value="0.032765" calcext:value-type="float">
            <text:p>0.032765</text:p>
          </table:table-cell>
          <table:table-cell office:value-type="float" office:value="0.217805" calcext:value-type="float">
            <text:p>0.2178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5372" calcext:value-type="float">
            <text:p>1.5372</text:p>
          </table:table-cell>
          <table:table-cell office:value-type="float" office:value="0.029484" calcext:value-type="float">
            <text:p>0.029484</text:p>
          </table:table-cell>
          <table:table-cell office:value-type="float" office:value="0.020021" calcext:value-type="float">
            <text:p>0.020021</text:p>
          </table:table-cell>
          <table:table-cell office:value-type="float" office:value="0" calcext:value-type="float">
            <text:p>0</text:p>
          </table:table-cell>
          <table:table-cell office:value-type="float" office:value="0.04226" calcext:value-type="float">
            <text:p>0.04226</text:p>
          </table:table-cell>
          <table:table-cell office:value-type="float" office:value="0.127328" calcext:value-type="float">
            <text:p>0.127328</text:p>
          </table:table-cell>
          <table:table-cell office:value-type="float" office:value="0.505021" calcext:value-type="float">
            <text:p>0.505021</text:p>
          </table:table-cell>
          <table:table-cell office:value-type="float" office:value="1.45163" calcext:value-type="float">
            <text:p>1.45163</text:p>
          </table:table-cell>
          <table:table-cell office:value-type="float" office:value="0.033417" calcext:value-type="float">
            <text:p>0.033417</text:p>
          </table:table-cell>
          <table:table-cell office:value-type="float" office:value="0.219569" calcext:value-type="float">
            <text:p>0.2195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46431" calcext:value-type="float">
            <text:p>3.46431</text:p>
          </table:table-cell>
          <table:table-cell office:value-type="float" office:value="0.011613" calcext:value-type="float">
            <text:p>0.011613</text:p>
          </table:table-cell>
          <table:table-cell office:value-type="float" office:value="0.011161" calcext:value-type="float">
            <text:p>0.011161</text:p>
          </table:table-cell>
          <table:table-cell office:value-type="float" office:value="0" calcext:value-type="float">
            <text:p>0</text:p>
          </table:table-cell>
          <table:table-cell office:value-type="float" office:value="0.08259" calcext:value-type="float">
            <text:p>0.08259</text:p>
          </table:table-cell>
          <table:table-cell office:value-type="float" office:value="0.052121" calcext:value-type="float">
            <text:p>0.052121</text:p>
          </table:table-cell>
          <table:table-cell office:value-type="float" office:value="0.418993" calcext:value-type="float">
            <text:p>0.418993</text:p>
          </table:table-cell>
          <table:table-cell office:value-type="float" office:value="1.48327" calcext:value-type="float">
            <text:p>1.48327</text:p>
          </table:table-cell>
          <table:table-cell office:value-type="float" office:value="0.037461" calcext:value-type="float">
            <text:p>0.037461</text:p>
          </table:table-cell>
          <table:table-cell office:value-type="float" office:value="0.228069" calcext:value-type="float">
            <text:p>0.2280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81094" calcext:value-type="float">
            <text:p>4.81094</text:p>
          </table:table-cell>
          <table:table-cell office:value-type="float" office:value="0.044042" calcext:value-type="float">
            <text:p>0.044042</text:p>
          </table:table-cell>
          <table:table-cell office:value-type="float" office:value="0.016461" calcext:value-type="float">
            <text:p>0.016461</text:p>
          </table:table-cell>
          <table:table-cell office:value-type="float" office:value="0" calcext:value-type="float">
            <text:p>0</text:p>
          </table:table-cell>
          <table:table-cell office:value-type="float" office:value="0.273445" calcext:value-type="float">
            <text:p>0.273445</text:p>
          </table:table-cell>
          <table:table-cell office:value-type="float" office:value="0.095568" calcext:value-type="float">
            <text:p>0.095568</text:p>
          </table:table-cell>
          <table:table-cell office:value-type="float" office:value="0.474725" calcext:value-type="float">
            <text:p>0.474725</text:p>
          </table:table-cell>
          <table:table-cell office:value-type="float" office:value="1.61467" calcext:value-type="float">
            <text:p>1.61467</text:p>
          </table:table-cell>
          <table:table-cell office:value-type="float" office:value="0.041904" calcext:value-type="float">
            <text:p>0.041904</text:p>
          </table:table-cell>
          <table:table-cell office:value-type="float" office:value="0.231691" calcext:value-type="float">
            <text:p>0.2316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18236" calcext:value-type="float">
            <text:p>7.18236</text:p>
          </table:table-cell>
          <table:table-cell office:value-type="float" office:value="0.119695" calcext:value-type="float">
            <text:p>0.119695</text:p>
          </table:table-cell>
          <table:table-cell office:value-type="float" office:value="0.126417" calcext:value-type="float">
            <text:p>0.126417</text:p>
          </table:table-cell>
          <table:table-cell office:value-type="float" office:value="0" calcext:value-type="float">
            <text:p>0</text:p>
          </table:table-cell>
          <table:table-cell office:value-type="float" office:value="0.310389" calcext:value-type="float">
            <text:p>0.310389</text:p>
          </table:table-cell>
          <table:table-cell office:value-type="float" office:value="0.205981" calcext:value-type="float">
            <text:p>0.205981</text:p>
          </table:table-cell>
          <table:table-cell office:value-type="float" office:value="0.49935" calcext:value-type="float">
            <text:p>0.49935</text:p>
          </table:table-cell>
          <table:table-cell office:value-type="float" office:value="1.76014" calcext:value-type="float">
            <text:p>1.76014</text:p>
          </table:table-cell>
          <table:table-cell office:value-type="float" office:value="0.047297" calcext:value-type="float">
            <text:p>0.047297</text:p>
          </table:table-cell>
          <table:table-cell office:value-type="float" office:value="0.249866" calcext:value-type="float">
            <text:p>0.2498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97795" calcext:value-type="float">
            <text:p>7.97795</text:p>
          </table:table-cell>
          <table:table-cell office:value-type="float" office:value="0.073491" calcext:value-type="float">
            <text:p>0.07349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" calcext:value-type="float">
            <text:p>0</text:p>
          </table:table-cell>
          <table:table-cell office:value-type="float" office:value="0.101476" calcext:value-type="float">
            <text:p>0.101476</text:p>
          </table:table-cell>
          <table:table-cell office:value-type="float" office:value="0.46027" calcext:value-type="float">
            <text:p>0.46027</text:p>
          </table:table-cell>
          <table:table-cell office:value-type="float" office:value="0.541968" calcext:value-type="float">
            <text:p>0.541968</text:p>
          </table:table-cell>
          <table:table-cell office:value-type="float" office:value="1.84234" calcext:value-type="float">
            <text:p>1.84234</text:p>
          </table:table-cell>
          <table:table-cell office:value-type="float" office:value="0.044816" calcext:value-type="float">
            <text:p>0.044816</text:p>
          </table:table-cell>
          <table:table-cell office:value-type="float" office:value="0.24025" calcext:value-type="float">
            <text:p>0.240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5976" calcext:value-type="float">
            <text:p>7.5976</text:p>
          </table:table-cell>
          <table:table-cell office:value-type="float" office:value="0.062173" calcext:value-type="float">
            <text:p>0.062173</text:p>
          </table:table-cell>
          <table:table-cell office:value-type="float" office:value="0.083916" calcext:value-type="float">
            <text:p>0.083916</text:p>
          </table:table-cell>
          <table:table-cell office:value-type="float" office:value="0" calcext:value-type="float">
            <text:p>0</text:p>
          </table:table-cell>
          <table:table-cell office:value-type="float" office:value="0.317684" calcext:value-type="float">
            <text:p>0.317684</text:p>
          </table:table-cell>
          <table:table-cell office:value-type="float" office:value="0.112359" calcext:value-type="float">
            <text:p>0.112359</text:p>
          </table:table-cell>
          <table:table-cell office:value-type="float" office:value="0.592194" calcext:value-type="float">
            <text:p>0.592194</text:p>
          </table:table-cell>
          <table:table-cell office:value-type="float" office:value="2.0406" calcext:value-type="float">
            <text:p>2.0406</text:p>
          </table:table-cell>
          <table:table-cell office:value-type="float" office:value="0.05061" calcext:value-type="float">
            <text:p>0.05061</text:p>
          </table:table-cell>
          <table:table-cell office:value-type="float" office:value="0.250614" calcext:value-type="float">
            <text:p>0.2506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04775" calcext:value-type="float">
            <text:p>7.04775</text:p>
          </table:table-cell>
          <table:table-cell office:value-type="float" office:value="0.073376" calcext:value-type="float">
            <text:p>0.073376</text:p>
          </table:table-cell>
          <table:table-cell office:value-type="float" office:value="0.053087" calcext:value-type="float">
            <text:p>0.053087</text:p>
          </table:table-cell>
          <table:table-cell office:value-type="float" office:value="0" calcext:value-type="float">
            <text:p>0</text:p>
          </table:table-cell>
          <table:table-cell office:value-type="float" office:value="0.213489" calcext:value-type="float">
            <text:p>0.213489</text:p>
          </table:table-cell>
          <table:table-cell office:value-type="float" office:value="0.29644" calcext:value-type="float">
            <text:p>0.29644</text:p>
          </table:table-cell>
          <table:table-cell office:value-type="float" office:value="0.61256" calcext:value-type="float">
            <text:p>0.61256</text:p>
          </table:table-cell>
          <table:table-cell office:value-type="float" office:value="2.04607" calcext:value-type="float">
            <text:p>2.04607</text:p>
          </table:table-cell>
          <table:table-cell office:value-type="float" office:value="0.053939" calcext:value-type="float">
            <text:p>0.053939</text:p>
          </table:table-cell>
          <table:table-cell office:value-type="float" office:value="0.268285" calcext:value-type="float">
            <text:p>0.2682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52948" calcext:value-type="float">
            <text:p>7.52948</text:p>
          </table:table-cell>
          <table:table-cell office:value-type="float" office:value="0.070949" calcext:value-type="float">
            <text:p>0.070949</text:p>
          </table:table-cell>
          <table:table-cell office:value-type="float" office:value="0.038067" calcext:value-type="float">
            <text:p>0.038067</text:p>
          </table:table-cell>
          <table:table-cell office:value-type="float" office:value="0" calcext:value-type="float">
            <text:p>0</text:p>
          </table:table-cell>
          <table:table-cell office:value-type="float" office:value="0.158486" calcext:value-type="float">
            <text:p>0.158486</text:p>
          </table:table-cell>
          <table:table-cell office:value-type="float" office:value="0.179362" calcext:value-type="float">
            <text:p>0.179362</text:p>
          </table:table-cell>
          <table:table-cell office:value-type="float" office:value="0.661291" calcext:value-type="float">
            <text:p>0.661291</text:p>
          </table:table-cell>
          <table:table-cell office:value-type="float" office:value="2.15474" calcext:value-type="float">
            <text:p>2.15474</text:p>
          </table:table-cell>
          <table:table-cell office:value-type="float" office:value="0.055193" calcext:value-type="float">
            <text:p>0.055193</text:p>
          </table:table-cell>
          <table:table-cell office:value-type="float" office:value="0.281614" calcext:value-type="float">
            <text:p>0.2816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2091" calcext:value-type="float">
            <text:p>7.2091</text:p>
          </table:table-cell>
          <table:table-cell office:value-type="float" office:value="0.057398" calcext:value-type="float">
            <text:p>0.057398</text:p>
          </table:table-cell>
          <table:table-cell office:value-type="float" office:value="0.02291" calcext:value-type="float">
            <text:p>0.02291</text:p>
          </table:table-cell>
          <table:table-cell office:value-type="float" office:value="0" calcext:value-type="float">
            <text:p>0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142471" calcext:value-type="float">
            <text:p>0.142471</text:p>
          </table:table-cell>
          <table:table-cell office:value-type="float" office:value="0.712101" calcext:value-type="float">
            <text:p>0.712101</text:p>
          </table:table-cell>
          <table:table-cell office:value-type="float" office:value="2.27336" calcext:value-type="float">
            <text:p>2.27336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.262248" calcext:value-type="float">
            <text:p>0.2622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.4596" calcext:value-type="float">
            <text:p>10.4596</text:p>
          </table:table-cell>
          <table:table-cell office:value-type="float" office:value="0.065993" calcext:value-type="float">
            <text:p>0.065993</text:p>
          </table:table-cell>
          <table:table-cell office:value-type="float" office:value="0.142999" calcext:value-type="float">
            <text:p>0.142999</text:p>
          </table:table-cell>
          <table:table-cell office:value-type="float" office:value="0" calcext:value-type="float">
            <text:p>0</text:p>
          </table:table-cell>
          <table:table-cell office:value-type="float" office:value="0.169985" calcext:value-type="float">
            <text:p>0.169985</text:p>
          </table:table-cell>
          <table:table-cell office:value-type="float" office:value="0.252821" calcext:value-type="float">
            <text:p>0.252821</text:p>
          </table:table-cell>
          <table:table-cell office:value-type="float" office:value="0.747518" calcext:value-type="float">
            <text:p>0.747518</text:p>
          </table:table-cell>
          <table:table-cell office:value-type="float" office:value="2.37742" calcext:value-type="float">
            <text:p>2.37742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270806" calcext:value-type="float">
            <text:p>0.2708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.3176" calcext:value-type="float">
            <text:p>16.3176</text:p>
          </table:table-cell>
          <table:table-cell office:value-type="float" office:value="0.020453" calcext:value-type="float">
            <text:p>0.020453</text:p>
          </table:table-cell>
          <table:table-cell office:value-type="float" office:value="0.015677" calcext:value-type="float">
            <text:p>0.015677</text:p>
          </table:table-cell>
          <table:table-cell office:value-type="float" office:value="0" calcext:value-type="float">
            <text:p>0</text:p>
          </table:table-cell>
          <table:table-cell office:value-type="float" office:value="0.159711" calcext:value-type="float">
            <text:p>0.159711</text:p>
          </table:table-cell>
          <table:table-cell office:value-type="float" office:value="0.063278" calcext:value-type="float">
            <text:p>0.063278</text:p>
          </table:table-cell>
          <table:table-cell office:value-type="float" office:value="0.785121" calcext:value-type="float">
            <text:p>0.785121</text:p>
          </table:table-cell>
          <table:table-cell office:value-type="float" office:value="2.41589" calcext:value-type="float">
            <text:p>2.41589</text:p>
          </table:table-cell>
          <table:table-cell office:value-type="float" office:value="0.066797" calcext:value-type="float">
            <text:p>0.066797</text:p>
          </table:table-cell>
          <table:table-cell office:value-type="float" office:value="0.275054" calcext:value-type="float">
            <text:p>0.27505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9562" calcext:value-type="float">
            <text:p>23.9562</text:p>
          </table:table-cell>
          <table:table-cell office:value-type="float" office:value="0.037145" calcext:value-type="float">
            <text:p>0.037145</text:p>
          </table:table-cell>
          <table:table-cell office:value-type="float" office:value="0.107872" calcext:value-type="float">
            <text:p>0.107872</text:p>
          </table:table-cell>
          <table:table-cell office:value-type="float" office:value="0" calcext:value-type="float">
            <text:p>0</text:p>
          </table:table-cell>
          <table:table-cell office:value-type="float" office:value="0.22188" calcext:value-type="float">
            <text:p>0.22188</text:p>
          </table:table-cell>
          <table:table-cell office:value-type="float" office:value="0.138068" calcext:value-type="float">
            <text:p>0.138068</text:p>
          </table:table-cell>
          <table:table-cell office:value-type="float" office:value="0.822594" calcext:value-type="float">
            <text:p>0.822594</text:p>
          </table:table-cell>
          <table:table-cell office:value-type="float" office:value="2.49984" calcext:value-type="float">
            <text:p>2.49984</text:p>
          </table:table-cell>
          <table:table-cell office:value-type="float" office:value="0.064435" calcext:value-type="float">
            <text:p>0.064435</text:p>
          </table:table-cell>
          <table:table-cell office:value-type="float" office:value="0.277053" calcext:value-type="float">
            <text:p>0.27705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7.0257" calcext:value-type="float">
            <text:p>27.0257</text:p>
          </table:table-cell>
          <table:table-cell office:value-type="float" office:value="0.021765" calcext:value-type="float">
            <text:p>0.021765</text:p>
          </table:table-cell>
          <table:table-cell office:value-type="float" office:value="0.023418" calcext:value-type="float">
            <text:p>0.023418</text:p>
          </table:table-cell>
          <table:table-cell office:value-type="float" office:value="0" calcext:value-type="float">
            <text:p>0</text:p>
          </table:table-cell>
          <table:table-cell office:value-type="float" office:value="0.101997" calcext:value-type="float">
            <text:p>0.101997</text:p>
          </table:table-cell>
          <table:table-cell office:value-type="float" office:value="0.115987" calcext:value-type="float">
            <text:p>0.115987</text:p>
          </table:table-cell>
          <table:table-cell office:value-type="float" office:value="0.773951" calcext:value-type="float">
            <text:p>0.773951</text:p>
          </table:table-cell>
          <table:table-cell office:value-type="float" office:value="2.63599" calcext:value-type="float">
            <text:p>2.63599</text:p>
          </table:table-cell>
          <table:table-cell office:value-type="float" office:value="0.066775" calcext:value-type="float">
            <text:p>0.066775</text:p>
          </table:table-cell>
          <table:table-cell office:value-type="float" office:value="0.278001" calcext:value-type="float">
            <text:p>0.278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.0665" calcext:value-type="float">
            <text:p>27.0665</text:p>
          </table:table-cell>
          <table:table-cell office:value-type="float" office:value="0.019119" calcext:value-type="float">
            <text:p>0.019119</text:p>
          </table:table-cell>
          <table:table-cell office:value-type="float" office:value="0.034232" calcext:value-type="float">
            <text:p>0.034232</text:p>
          </table:table-cell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0182" calcext:value-type="float">
            <text:p>0.120182</text:p>
          </table:table-cell>
          <table:table-cell office:value-type="float" office:value="0.794872" calcext:value-type="float">
            <text:p>0.794872</text:p>
          </table:table-cell>
          <table:table-cell office:value-type="float" office:value="2.85089" calcext:value-type="float">
            <text:p>2.85089</text:p>
          </table:table-cell>
          <table:table-cell office:value-type="float" office:value="0.075979" calcext:value-type="float">
            <text:p>0.075979</text:p>
          </table:table-cell>
          <table:table-cell office:value-type="float" office:value="0.282883" calcext:value-type="float">
            <text:p>0.28288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9.182" calcext:value-type="float">
            <text:p>29.182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2795" calcext:value-type="float">
            <text:p>0.012795</text:p>
          </table:table-cell>
          <table:table-cell office:value-type="float" office:value="0" calcext:value-type="float">
            <text:p>0</text:p>
          </table:table-cell>
          <table:table-cell office:value-type="float" office:value="0.068882" calcext:value-type="float">
            <text:p>0.068882</text:p>
          </table:table-cell>
          <table:table-cell office:value-type="float" office:value="0.046191" calcext:value-type="float">
            <text:p>0.046191</text:p>
          </table:table-cell>
          <table:table-cell office:value-type="float" office:value="0.779559" calcext:value-type="float">
            <text:p>0.779559</text:p>
          </table:table-cell>
          <table:table-cell office:value-type="float" office:value="2.74972" calcext:value-type="float">
            <text:p>2.74972</text:p>
          </table:table-cell>
          <table:table-cell office:value-type="float" office:value="0.073178" calcext:value-type="float">
            <text:p>0.073178</text:p>
          </table:table-cell>
          <table:table-cell office:value-type="float" office:value="0.283751" calcext:value-type="float">
            <text:p>0.2837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.4122" calcext:value-type="float">
            <text:p>29.4122</text:p>
          </table:table-cell>
          <table:table-cell office:value-type="float" office:value="0.019247" calcext:value-type="float">
            <text:p>0.019247</text:p>
          </table:table-cell>
          <table:table-cell office:value-type="float" office:value="0.030456" calcext:value-type="float">
            <text:p>0.030456</text:p>
          </table:table-cell>
          <table:table-cell office:value-type="float" office:value="0" calcext:value-type="float">
            <text:p>0</text:p>
          </table:table-cell>
          <table:table-cell office:value-type="float" office:value="0.133299" calcext:value-type="float">
            <text:p>0.133299</text:p>
          </table:table-cell>
          <table:table-cell office:value-type="float" office:value="0.078939" calcext:value-type="float">
            <text:p>0.078939</text:p>
          </table:table-cell>
          <table:table-cell office:value-type="float" office:value="0.795999" calcext:value-type="float">
            <text:p>0.795999</text:p>
          </table:table-cell>
          <table:table-cell office:value-type="float" office:value="2.68809" calcext:value-type="float">
            <text:p>2.68809</text:p>
          </table:table-cell>
          <table:table-cell office:value-type="float" office:value="0.070356" calcext:value-type="float">
            <text:p>0.070356</text:p>
          </table:table-cell>
          <table:table-cell office:value-type="float" office:value="0.286924" calcext:value-type="float">
            <text:p>0.2869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1.2916" calcext:value-type="float">
            <text:p>31.2916</text:p>
          </table:table-cell>
          <table:table-cell office:value-type="float" office:value="0.039374" calcext:value-type="float">
            <text:p>0.039374</text:p>
          </table:table-cell>
          <table:table-cell office:value-type="float" office:value="0.036746" calcext:value-type="float">
            <text:p>0.036746</text:p>
          </table:table-cell>
          <table:table-cell office:value-type="float" office:value="0" calcext:value-type="float">
            <text:p>0</text:p>
          </table:table-cell>
          <table:table-cell office:value-type="float" office:value="0.292284" calcext:value-type="float">
            <text:p>0.292284</text:p>
          </table:table-cell>
          <table:table-cell office:value-type="float" office:value="0.107983" calcext:value-type="float">
            <text:p>0.107983</text:p>
          </table:table-cell>
          <table:table-cell office:value-type="float" office:value="0.841627" calcext:value-type="float">
            <text:p>0.841627</text:p>
          </table:table-cell>
          <table:table-cell office:value-type="float" office:value="3.03143" calcext:value-type="float">
            <text:p>3.03143</text:p>
          </table:table-cell>
          <table:table-cell office:value-type="float" office:value="0.081312" calcext:value-type="float">
            <text:p>0.081312</text:p>
          </table:table-cell>
          <table:table-cell office:value-type="float" office:value="0.292596" calcext:value-type="float">
            <text:p>0.2925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2.8766" calcext:value-type="float">
            <text:p>32.8766</text:p>
          </table:table-cell>
          <table:table-cell office:value-type="float" office:value="0.170872" calcext:value-type="float">
            <text:p>0.170872</text:p>
          </table:table-cell>
          <table:table-cell office:value-type="float" office:value="0.176179" calcext:value-type="float">
            <text:p>0.176179</text:p>
          </table:table-cell>
          <table:table-cell office:value-type="float" office:value="0" calcext:value-type="float">
            <text:p>0</text:p>
          </table:table-cell>
          <table:table-cell office:value-type="float" office:value="0.381454" calcext:value-type="float">
            <text:p>0.381454</text:p>
          </table:table-cell>
          <table:table-cell office:value-type="float" office:value="0.32388" calcext:value-type="float">
            <text:p>0.32388</text:p>
          </table:table-cell>
          <table:table-cell office:value-type="float" office:value="0.923215" calcext:value-type="float">
            <text:p>0.923215</text:p>
          </table:table-cell>
          <table:table-cell office:value-type="float" office:value="3.18743" calcext:value-type="float">
            <text:p>3.18743</text:p>
          </table:table-cell>
          <table:table-cell office:value-type="float" office:value="0.09071" calcext:value-type="float">
            <text:p>0.09071</text:p>
          </table:table-cell>
          <table:table-cell office:value-type="float" office:value="0.305734" calcext:value-type="float">
            <text:p>0.30573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7.4048" calcext:value-type="float">
            <text:p>37.4048</text:p>
          </table:table-cell>
          <table:table-cell office:value-type="float" office:value="0.053822" calcext:value-type="float">
            <text:p>0.053822</text:p>
          </table:table-cell>
          <table:table-cell office:value-type="float" office:value="0.055873" calcext:value-type="float">
            <text:p>0.055873</text:p>
          </table:table-cell>
          <table:table-cell office:value-type="float" office:value="0" calcext:value-type="float">
            <text:p>0</text:p>
          </table:table-cell>
          <table:table-cell office:value-type="float" office:value="0.127887" calcext:value-type="float">
            <text:p>0.127887</text:p>
          </table:table-cell>
          <table:table-cell office:value-type="float" office:value="0.373102" calcext:value-type="float">
            <text:p>0.373102</text:p>
          </table:table-cell>
          <table:table-cell office:value-type="float" office:value="0.93953" calcext:value-type="float">
            <text:p>0.93953</text:p>
          </table:table-cell>
          <table:table-cell office:value-type="float" office:value="3.08707" calcext:value-type="float">
            <text:p>3.08707</text:p>
          </table:table-cell>
          <table:table-cell office:value-type="float" office:value="0.086239" calcext:value-type="float">
            <text:p>0.086239</text:p>
          </table:table-cell>
          <table:table-cell office:value-type="float" office:value="0.307223" calcext:value-type="float">
            <text:p>0.3072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.2032" calcext:value-type="float">
            <text:p>38.2032</text:p>
          </table:table-cell>
          <table:table-cell office:value-type="float" office:value="0.031895" calcext:value-type="float">
            <text:p>0.031895</text:p>
          </table:table-cell>
          <table:table-cell office:value-type="float" office:value="0.041512" calcext:value-type="float">
            <text:p>0.041512</text:p>
          </table:table-cell>
          <table:table-cell office:value-type="float" office:value="0" calcext:value-type="float">
            <text:p>0</text:p>
          </table:table-cell>
          <table:table-cell office:value-type="float" office:value="0.172867" calcext:value-type="float">
            <text:p>0.172867</text:p>
          </table:table-cell>
          <table:table-cell office:value-type="float" office:value="0.059776" calcext:value-type="float">
            <text:p>0.059776</text:p>
          </table:table-cell>
          <table:table-cell office:value-type="float" office:value="0.973859" calcext:value-type="float">
            <text:p>0.973859</text:p>
          </table:table-cell>
          <table:table-cell office:value-type="float" office:value="3.27075" calcext:value-type="float">
            <text:p>3.27075</text:p>
          </table:table-cell>
          <table:table-cell office:value-type="float" office:value="0.087475" calcext:value-type="float">
            <text:p>0.087475</text:p>
          </table:table-cell>
          <table:table-cell office:value-type="float" office:value="0.312112" calcext:value-type="float">
            <text:p>0.3121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1.7972" calcext:value-type="float">
            <text:p>41.7972</text:p>
          </table:table-cell>
          <table:table-cell office:value-type="float" office:value="0.017454" calcext:value-type="float">
            <text:p>0.017454</text:p>
          </table:table-cell>
          <table:table-cell office:value-type="float" office:value="0.03361" calcext:value-type="float">
            <text:p>0.03361</text:p>
          </table:table-cell>
          <table:table-cell office:value-type="float" office:value="0" calcext:value-type="float">
            <text:p>0</text:p>
          </table:table-cell>
          <table:table-cell office:value-type="float" office:value="0.06079" calcext:value-type="float">
            <text:p>0.06079</text:p>
          </table:table-cell>
          <table:table-cell office:value-type="float" office:value="0.120163" calcext:value-type="float">
            <text:p>0.120163</text:p>
          </table:table-cell>
          <table:table-cell office:value-type="float" office:value="0.997221" calcext:value-type="float">
            <text:p>0.997221</text:p>
          </table:table-cell>
          <table:table-cell office:value-type="float" office:value="3.2761" calcext:value-type="float">
            <text:p>3.2761</text:p>
          </table:table-cell>
          <table:table-cell office:value-type="float" office:value="0.088967" calcext:value-type="float">
            <text:p>0.088967</text:p>
          </table:table-cell>
          <table:table-cell office:value-type="float" office:value="0.312904" calcext:value-type="float">
            <text:p>0.3129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2.4631" calcext:value-type="float">
            <text:p>42.4631</text:p>
          </table:table-cell>
          <table:table-cell office:value-type="float" office:value="0.012647" calcext:value-type="float">
            <text:p>0.012647</text:p>
          </table:table-cell>
          <table:table-cell office:value-type="float" office:value="0.011718" calcext:value-type="float">
            <text:p>0.011718</text:p>
          </table:table-cell>
          <table:table-cell office:value-type="float" office:value="0" calcext:value-type="float">
            <text:p>0</text:p>
          </table:table-cell>
          <table:table-cell office:value-type="float" office:value="0.140852" calcext:value-type="float">
            <text:p>0.140852</text:p>
          </table:table-cell>
          <table:table-cell office:value-type="float" office:value="0.035774" calcext:value-type="float">
            <text:p>0.035774</text:p>
          </table:table-cell>
          <table:table-cell office:value-type="float" office:value="1.09539" calcext:value-type="float">
            <text:p>1.09539</text:p>
          </table:table-cell>
          <table:table-cell office:value-type="float" office:value="3.41755" calcext:value-type="float">
            <text:p>3.41755</text:p>
          </table:table-cell>
          <table:table-cell office:value-type="float" office:value="0.098286" calcext:value-type="float">
            <text:p>0.098286</text:p>
          </table:table-cell>
          <table:table-cell office:value-type="float" office:value="0.327704" calcext:value-type="float">
            <text:p>0.32770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2.1267" calcext:value-type="float">
            <text:p>42.1267</text:p>
          </table:table-cell>
          <table:table-cell office:value-type="float" office:value="0.033939" calcext:value-type="float">
            <text:p>0.033939</text:p>
          </table:table-cell>
          <table:table-cell office:value-type="float" office:value="0.010195" calcext:value-type="float">
            <text:p>0.010195</text:p>
          </table:table-cell>
          <table:table-cell office:value-type="float" office:value="0" calcext:value-type="float">
            <text:p>0</text:p>
          </table:table-cell>
          <table:table-cell office:value-type="float" office:value="0.210683" calcext:value-type="float">
            <text:p>0.210683</text:p>
          </table:table-cell>
          <table:table-cell office:value-type="float" office:value="0.090896" calcext:value-type="float">
            <text:p>0.090896</text:p>
          </table:table-cell>
          <table:table-cell office:value-type="float" office:value="1.05045" calcext:value-type="float">
            <text:p>1.05045</text:p>
          </table:table-cell>
          <table:table-cell office:value-type="float" office:value="3.67106" calcext:value-type="float">
            <text:p>3.67106</text:p>
          </table:table-cell>
          <table:table-cell office:value-type="float" office:value="0.105679" calcext:value-type="float">
            <text:p>0.105679</text:p>
          </table:table-cell>
          <table:table-cell office:value-type="float" office:value="0.325805" calcext:value-type="float">
            <text:p>0.3258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.5431" calcext:value-type="float">
            <text:p>44.5431</text:p>
          </table:table-cell>
          <table:table-cell office:value-type="float" office:value="0.095886" calcext:value-type="float">
            <text:p>0.095886</text:p>
          </table:table-cell>
          <table:table-cell office:value-type="float" office:value="0.096933" calcext:value-type="float">
            <text:p>0.096933</text:p>
          </table:table-cell>
          <table:table-cell office:value-type="float" office:value="0" calcext:value-type="float">
            <text:p>0</text:p>
          </table:table-cell>
          <table:table-cell office:value-type="float" office:value="0.389253" calcext:value-type="float">
            <text:p>0.389253</text:p>
          </table:table-cell>
          <table:table-cell office:value-type="float" office:value="0.248578" calcext:value-type="float">
            <text:p>0.248578</text:p>
          </table:table-cell>
          <table:table-cell office:value-type="float" office:value="1.11429" calcext:value-type="float">
            <text:p>1.11429</text:p>
          </table:table-cell>
          <table:table-cell office:value-type="float" office:value="3.80566" calcext:value-type="float">
            <text:p>3.80566</text:p>
          </table:table-cell>
          <table:table-cell office:value-type="float" office:value="0.106878" calcext:value-type="float">
            <text:p>0.106878</text:p>
          </table:table-cell>
          <table:table-cell office:value-type="float" office:value="0.346592" calcext:value-type="float">
            <text:p>0.34659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7.6173" calcext:value-type="float">
            <text:p>47.6173</text:p>
          </table:table-cell>
          <table:table-cell office:value-type="float" office:value="0.084267" calcext:value-type="float">
            <text:p>0.084267</text:p>
          </table:table-cell>
          <table:table-cell office:value-type="float" office:value="0.07608" calcext:value-type="float">
            <text:p>0.07608</text:p>
          </table:table-cell>
          <table:table-cell office:value-type="float" office:value="0" calcext:value-type="float">
            <text:p>0</text:p>
          </table:table-cell>
          <table:table-cell office:value-type="float" office:value="0.292615" calcext:value-type="float">
            <text:p>0.292615</text:p>
          </table:table-cell>
          <table:table-cell office:value-type="float" office:value="0.244171" calcext:value-type="float">
            <text:p>0.244171</text:p>
          </table:table-cell>
          <table:table-cell office:value-type="float" office:value="1.15172" calcext:value-type="float">
            <text:p>1.15172</text:p>
          </table:table-cell>
          <table:table-cell office:value-type="float" office:value="3.8732" calcext:value-type="float">
            <text:p>3.8732</text:p>
          </table:table-cell>
          <table:table-cell office:value-type="float" office:value="0.113026" calcext:value-type="float">
            <text:p>0.113026</text:p>
          </table:table-cell>
          <table:table-cell office:value-type="float" office:value="0.339181" calcext:value-type="float">
            <text:p>0.33918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1.8984" calcext:value-type="float">
            <text:p>51.8984</text:p>
          </table:table-cell>
          <table:table-cell office:value-type="float" office:value="0.060574" calcext:value-type="float">
            <text:p>0.060574</text:p>
          </table:table-cell>
          <table:table-cell office:value-type="float" office:value="0.049476" calcext:value-type="float">
            <text:p>0.049476</text:p>
          </table:table-cell>
          <table:table-cell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318403" calcext:value-type="float">
            <text:p>0.318403</text:p>
          </table:table-cell>
          <table:table-cell office:value-type="float" office:value="1.16353" calcext:value-type="float">
            <text:p>1.16353</text:p>
          </table:table-cell>
          <table:table-cell office:value-type="float" office:value="4.06454" calcext:value-type="float">
            <text:p>4.06454</text:p>
          </table:table-cell>
          <table:table-cell office:value-type="float" office:value="0.106447" calcext:value-type="float">
            <text:p>0.106447</text:p>
          </table:table-cell>
          <table:table-cell office:value-type="float" office:value="0.334279" calcext:value-type="float">
            <text:p>0.33427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5.043" calcext:value-type="float">
            <text:p>55.043</text:p>
          </table:table-cell>
          <table:table-cell office:value-type="float" office:value="0.017236" calcext:value-type="float">
            <text:p>0.017236</text:p>
          </table:table-cell>
          <table:table-cell office:value-type="float" office:value="0.006789" calcext:value-type="float">
            <text:p>0.006789</text:p>
          </table:table-cell>
          <table:table-cell office:value-type="float" office:value="0" calcext:value-type="float">
            <text:p>0</text:p>
          </table:table-cell>
          <table:table-cell office:value-type="float" office:value="0.067339" calcext:value-type="float">
            <text:p>0.067339</text:p>
          </table:table-cell>
          <table:table-cell office:value-type="float" office:value="0.070885" calcext:value-type="float">
            <text:p>0.070885</text:p>
          </table:table-cell>
          <table:table-cell office:value-type="float" office:value="1.31862" calcext:value-type="float">
            <text:p>1.31862</text:p>
          </table:table-cell>
          <table:table-cell office:value-type="float" office:value="4.11688" calcext:value-type="float">
            <text:p>4.11688</text:p>
          </table:table-cell>
          <table:table-cell office:value-type="float" office:value="0.113364" calcext:value-type="float">
            <text:p>0.113364</text:p>
          </table:table-cell>
          <table:table-cell office:value-type="float" office:value="0.338321" calcext:value-type="float">
            <text:p>0.3383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0.5094" calcext:value-type="float">
            <text:p>60.5094</text:p>
          </table:table-cell>
          <table:table-cell office:value-type="float" office:value="0.024022" calcext:value-type="float">
            <text:p>0.024022</text:p>
          </table:table-cell>
          <table:table-cell office:value-type="float" office:value="0.007596" calcext:value-type="float">
            <text:p>0.007596</text:p>
          </table:table-cell>
          <table:table-cell office:value-type="float" office:value="0" calcext:value-type="float">
            <text:p>0</text:p>
          </table:table-cell>
          <table:table-cell office:value-type="float" office:value="0.100293" calcext:value-type="float">
            <text:p>0.100293</text:p>
          </table:table-cell>
          <table:table-cell office:value-type="float" office:value="0.086436" calcext:value-type="float">
            <text:p>0.086436</text:p>
          </table:table-cell>
          <table:table-cell office:value-type="float" office:value="1.18203" calcext:value-type="float">
            <text:p>1.18203</text:p>
          </table:table-cell>
          <table:table-cell office:value-type="float" office:value="4.08513" calcext:value-type="float">
            <text:p>4.08513</text:p>
          </table:table-cell>
          <table:table-cell office:value-type="float" office:value="0.117791" calcext:value-type="float">
            <text:p>0.117791</text:p>
          </table:table-cell>
          <table:table-cell office:value-type="float" office:value="0.340506" calcext:value-type="float">
            <text:p>0.3405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2.7478" calcext:value-type="float">
            <text:p>62.7478</text:p>
          </table:table-cell>
          <table:table-cell office:value-type="float" office:value="0.057781" calcext:value-type="float">
            <text:p>0.057781</text:p>
          </table:table-cell>
          <table:table-cell office:value-type="float" office:value="0.058637" calcext:value-type="float">
            <text:p>0.058637</text:p>
          </table:table-cell>
          <table:table-cell office:value-type="float" office:value="0" calcext:value-type="float">
            <text:p>0</text:p>
          </table:table-cell>
          <table:table-cell office:value-type="float" office:value="0.175818" calcext:value-type="float">
            <text:p>0.175818</text:p>
          </table:table-cell>
          <table:table-cell office:value-type="float" office:value="0.129145" calcext:value-type="float">
            <text:p>0.129145</text:p>
          </table:table-cell>
          <table:table-cell office:value-type="float" office:value="1.32472" calcext:value-type="float">
            <text:p>1.32472</text:p>
          </table:table-cell>
          <table:table-cell office:value-type="float" office:value="4.14552" calcext:value-type="float">
            <text:p>4.14552</text:p>
          </table:table-cell>
          <table:table-cell office:value-type="float" office:value="0.12563" calcext:value-type="float">
            <text:p>0.12563</text:p>
          </table:table-cell>
          <table:table-cell office:value-type="float" office:value="0.355256" calcext:value-type="float">
            <text:p>0.35525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5.5476" calcext:value-type="float">
            <text:p>65.5476</text:p>
          </table:table-cell>
          <table:table-cell office:value-type="float" office:value="0.033886" calcext:value-type="float">
            <text:p>0.033886</text:p>
          </table:table-cell>
          <table:table-cell office:value-type="float" office:value="0.01831" calcext:value-type="float">
            <text:p>0.01831</text:p>
          </table:table-cell>
          <table:table-cell office:value-type="float" office:value="0" calcext:value-type="float">
            <text:p>0</text:p>
          </table:table-cell>
          <table:table-cell office:value-type="float" office:value="0.064029" calcext:value-type="float">
            <text:p>0.064029</text:p>
          </table:table-cell>
          <table:table-cell office:value-type="float" office:value="0.153866" calcext:value-type="float">
            <text:p>0.153866</text:p>
          </table:table-cell>
          <table:table-cell office:value-type="float" office:value="1.24637" calcext:value-type="float">
            <text:p>1.24637</text:p>
          </table:table-cell>
          <table:table-cell office:value-type="float" office:value="4.49788" calcext:value-type="float">
            <text:p>4.49788</text:p>
          </table:table-cell>
          <table:table-cell office:value-type="float" office:value="0.123542" calcext:value-type="float">
            <text:p>0.123542</text:p>
          </table:table-cell>
          <table:table-cell office:value-type="float" office:value="0.35978" calcext:value-type="float">
            <text:p>0.359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4.7922" calcext:value-type="float">
            <text:p>64.7922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23547" calcext:value-type="float">
            <text:p>0.023547</text:p>
          </table:table-cell>
          <table:table-cell office:value-type="float" office:value="0" calcext:value-type="float">
            <text:p>0</text:p>
          </table:table-cell>
          <table:table-cell office:value-type="float" office:value="0.06936" calcext:value-type="float">
            <text:p>0.06936</text:p>
          </table:table-cell>
          <table:table-cell office:value-type="float" office:value="0.030015" calcext:value-type="float">
            <text:p>0.030015</text:p>
          </table:table-cell>
          <table:table-cell office:value-type="float" office:value="1.24497" calcext:value-type="float">
            <text:p>1.24497</text:p>
          </table:table-cell>
          <table:table-cell office:value-type="float" office:value="4.34344" calcext:value-type="float">
            <text:p>4.34344</text:p>
          </table:table-cell>
          <table:table-cell office:value-type="float" office:value="0.121415" calcext:value-type="float">
            <text:p>0.121415</text:p>
          </table:table-cell>
          <table:table-cell office:value-type="float" office:value="0.349153" calcext:value-type="float">
            <text:p>0.3491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3.4042" calcext:value-type="float">
            <text:p>63.4042</text:p>
          </table:table-cell>
          <table:table-cell office:value-type="float" office:value="0.010175" calcext:value-type="float">
            <text:p>0.010175</text:p>
          </table:table-cell>
          <table:table-cell office:value-type="float" office:value="0.001546" calcext:value-type="float">
            <text:p>0.001546</text:p>
          </table:table-cell>
          <table:table-cell office:value-type="float" office:value="0" calcext:value-type="float">
            <text:p>0</text:p>
          </table:table-cell>
          <table:table-cell office:value-type="float" office:value="0.032652" calcext:value-type="float">
            <text:p>0.032652</text:p>
          </table:table-cell>
          <table:table-cell office:value-type="float" office:value="0.032314" calcext:value-type="float">
            <text:p>0.032314</text:p>
          </table:table-cell>
          <table:table-cell office:value-type="float" office:value="1.28662" calcext:value-type="float">
            <text:p>1.28662</text:p>
          </table:table-cell>
          <table:table-cell office:value-type="float" office:value="4.38146" calcext:value-type="float">
            <text:p>4.38146</text:p>
          </table:table-cell>
          <table:table-cell office:value-type="float" office:value="0.12548" calcext:value-type="float">
            <text:p>0.12548</text:p>
          </table:table-cell>
          <table:table-cell office:value-type="float" office:value="0.349171" calcext:value-type="float">
            <text:p>0.34917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3.6431" calcext:value-type="float">
            <text:p>63.6431</text:p>
          </table:table-cell>
          <table:table-cell office:value-type="float" office:value="0.021135" calcext:value-type="float">
            <text:p>0.021135</text:p>
          </table:table-cell>
          <table:table-cell office:value-type="float" office:value="0.016069" calcext:value-type="float">
            <text:p>0.016069</text:p>
          </table:table-cell>
          <table:table-cell office:value-type="float" office:value="0" calcext:value-type="float">
            <text:p>0</text:p>
          </table:table-cell>
          <table:table-cell office:value-type="float" office:value="0.135806" calcext:value-type="float">
            <text:p>0.135806</text:p>
          </table:table-cell>
          <table:table-cell office:value-type="float" office:value="0.057799" calcext:value-type="float">
            <text:p>0.057799</text:p>
          </table:table-cell>
          <table:table-cell office:value-type="float" office:value="1.29378" calcext:value-type="float">
            <text:p>1.29378</text:p>
          </table:table-cell>
          <table:table-cell office:value-type="float" office:value="4.61289" calcext:value-type="float">
            <text:p>4.61289</text:p>
          </table:table-cell>
          <table:table-cell office:value-type="float" office:value="0.138226" calcext:value-type="float">
            <text:p>0.138226</text:p>
          </table:table-cell>
          <table:table-cell office:value-type="float" office:value="0.358862" calcext:value-type="float">
            <text:p>0.35886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6.5184" calcext:value-type="float">
            <text:p>66.5184</text:p>
          </table:table-cell>
          <table:table-cell office:value-type="float" office:value="0.016928" calcext:value-type="float">
            <text:p>0.016928</text:p>
          </table:table-cell>
          <table:table-cell office:value-type="float" office:value="0.015454" calcext:value-type="float">
            <text:p>0.015454</text:p>
          </table:table-cell>
          <table:table-cell office:value-type="float" office:value="0" calcext:value-type="float">
            <text:p>0</text:p>
          </table:table-cell>
          <table:table-cell office:value-type="float" office:value="0.097541" calcext:value-type="float">
            <text:p>0.097541</text:p>
          </table:table-cell>
          <table:table-cell office:value-type="float" office:value="0.063133" calcext:value-type="float">
            <text:p>0.063133</text:p>
          </table:table-cell>
          <table:table-cell office:value-type="float" office:value="1.36434" calcext:value-type="float">
            <text:p>1.36434</text:p>
          </table:table-cell>
          <table:table-cell office:value-type="float" office:value="4.80868" calcext:value-type="float">
            <text:p>4.80868</text:p>
          </table:table-cell>
          <table:table-cell office:value-type="float" office:value="0.133408" calcext:value-type="float">
            <text:p>0.133408</text:p>
          </table:table-cell>
          <table:table-cell office:value-type="float" office:value="0.364154" calcext:value-type="float">
            <text:p>0.3641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5.8152" calcext:value-type="float">
            <text:p>65.8152</text:p>
          </table:table-cell>
          <table:table-cell office:value-type="float" office:value="0.032259" calcext:value-type="float">
            <text:p>0.032259</text:p>
          </table:table-cell>
          <table:table-cell office:value-type="float" office:value="0.025926" calcext:value-type="float">
            <text:p>0.025926</text:p>
          </table:table-cell>
          <table:table-cell office:value-type="float" office:value="0" calcext:value-type="float">
            <text:p>0</text:p>
          </table:table-cell>
          <table:table-cell office:value-type="float" office:value="0.088885" calcext:value-type="float">
            <text:p>0.088885</text:p>
          </table:table-cell>
          <table:table-cell office:value-type="float" office:value="0.138405" calcext:value-type="float">
            <text:p>0.138405</text:p>
          </table:table-cell>
          <table:table-cell office:value-type="float" office:value="1.41142" calcext:value-type="float">
            <text:p>1.41142</text:p>
          </table:table-cell>
          <table:table-cell office:value-type="float" office:value="4.74366" calcext:value-type="float">
            <text:p>4.74366</text:p>
          </table:table-cell>
          <table:table-cell office:value-type="float" office:value="0.150632" calcext:value-type="float">
            <text:p>0.150632</text:p>
          </table:table-cell>
          <table:table-cell office:value-type="float" office:value="0.39151" calcext:value-type="float">
            <text:p>0.3915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6.328" calcext:value-type="float">
            <text:p>46.328</text:p>
          </table:table-cell>
          <table:table-cell office:value-type="float" office:value="0.144007" calcext:value-type="float">
            <text:p>0.144007</text:p>
          </table:table-cell>
          <table:table-cell office:value-type="float" office:value="0.347766" calcext:value-type="float">
            <text:p>0.347766</text:p>
          </table:table-cell>
          <table:table-cell office:value-type="float" office:value="0" calcext:value-type="float">
            <text:p>0</text:p>
          </table:table-cell>
          <table:table-cell office:value-type="float" office:value="0.335552" calcext:value-type="float">
            <text:p>0.335552</text:p>
          </table:table-cell>
          <table:table-cell office:value-type="float" office:value="0.604066" calcext:value-type="float">
            <text:p>0.604066</text:p>
          </table:table-cell>
          <table:table-cell office:value-type="float" office:value="1.64697" calcext:value-type="float">
            <text:p>1.64697</text:p>
          </table:table-cell>
          <table:table-cell office:value-type="float" office:value="4.67859" calcext:value-type="float">
            <text:p>4.67859</text:p>
          </table:table-cell>
          <table:table-cell office:value-type="float" office:value="0.14301" calcext:value-type="float">
            <text:p>0.14301</text:p>
          </table:table-cell>
          <table:table-cell office:value-type="float" office:value="0.386499" calcext:value-type="float">
            <text:p>0.38649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8.0895" calcext:value-type="float">
            <text:p>48.0895</text:p>
          </table:table-cell>
          <table:table-cell office:value-type="float" office:value="0.126218" calcext:value-type="float">
            <text:p>0.126218</text:p>
          </table:table-cell>
          <table:table-cell office:value-type="float" office:value="0.262051" calcext:value-type="float">
            <text:p>0.262051</text:p>
          </table:table-cell>
          <table:table-cell office:value-type="float" office:value="0" calcext:value-type="float">
            <text:p>0</text:p>
          </table:table-cell>
          <table:table-cell office:value-type="float" office:value="0.28088" calcext:value-type="float">
            <text:p>0.28088</text:p>
          </table:table-cell>
          <table:table-cell office:value-type="float" office:value="0.40527" calcext:value-type="float">
            <text:p>0.40527</text:p>
          </table:table-cell>
          <table:table-cell office:value-type="float" office:value="1.58158" calcext:value-type="float">
            <text:p>1.58158</text:p>
          </table:table-cell>
          <table:table-cell office:value-type="float" office:value="5.04173" calcext:value-type="float">
            <text:p>5.04173</text:p>
          </table:table-cell>
          <table:table-cell office:value-type="float" office:value="0.151674" calcext:value-type="float">
            <text:p>0.151674</text:p>
          </table:table-cell>
          <table:table-cell office:value-type="float" office:value="0.384633" calcext:value-type="float">
            <text:p>0.38463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.2979" calcext:value-type="float">
            <text:p>54.2979</text:p>
          </table:table-cell>
          <table:table-cell office:value-type="float" office:value="0.088515" calcext:value-type="float">
            <text:p>0.088515</text:p>
          </table:table-cell>
          <table:table-cell office:value-type="float" office:value="0.110492" calcext:value-type="float">
            <text:p>0.110492</text:p>
          </table:table-cell>
          <table:table-cell office:value-type="float" office:value="0" calcext:value-type="float">
            <text:p>0</text:p>
          </table:table-cell>
          <table:table-cell office:value-type="float" office:value="0.211566" calcext:value-type="float">
            <text:p>0.211566</text:p>
          </table:table-cell>
          <table:table-cell office:value-type="float" office:value="0.362332" calcext:value-type="float">
            <text:p>0.362332</text:p>
          </table:table-cell>
          <table:table-cell office:value-type="float" office:value="1.60799" calcext:value-type="float">
            <text:p>1.60799</text:p>
          </table:table-cell>
          <table:table-cell office:value-type="float" office:value="4.92105" calcext:value-type="float">
            <text:p>4.92105</text:p>
          </table:table-cell>
          <table:table-cell office:value-type="float" office:value="0.144988" calcext:value-type="float">
            <text:p>0.144988</text:p>
          </table:table-cell>
          <table:table-cell office:value-type="float" office:value="0.389401" calcext:value-type="float">
            <text:p>0.3894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.8191" calcext:value-type="float">
            <text:p>55.8191</text:p>
          </table:table-cell>
          <table:table-cell office:value-type="float" office:value="0.052134" calcext:value-type="float">
            <text:p>0.052134</text:p>
          </table:table-cell>
          <table:table-cell office:value-type="float" office:value="0.051955" calcext:value-type="float">
            <text:p>0.051955</text:p>
          </table:table-cell>
          <table:table-cell office:value-type="float" office:value="0" calcext:value-type="float">
            <text:p>0</text:p>
          </table:table-cell>
          <table:table-cell office:value-type="float" office:value="0.116947" calcext:value-type="float">
            <text:p>0.116947</text:p>
          </table:table-cell>
          <table:table-cell office:value-type="float" office:value="0.176303" calcext:value-type="float">
            <text:p>0.176303</text:p>
          </table:table-cell>
          <table:table-cell office:value-type="float" office:value="1.57856" calcext:value-type="float">
            <text:p>1.57856</text:p>
          </table:table-cell>
          <table:table-cell office:value-type="float" office:value="5.08017" calcext:value-type="float">
            <text:p>5.08017</text:p>
          </table:table-cell>
          <table:table-cell office:value-type="float" office:value="0.156701" calcext:value-type="float">
            <text:p>0.156701</text:p>
          </table:table-cell>
          <table:table-cell office:value-type="float" office:value="0.387792" calcext:value-type="float">
            <text:p>0.38779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5.4839" calcext:value-type="float">
            <text:p>55.4839</text:p>
          </table:table-cell>
          <table:table-cell office:value-type="float" office:value="0.063722" calcext:value-type="float">
            <text:p>0.063722</text:p>
          </table:table-cell>
          <table:table-cell office:value-type="float" office:value="0.034737" calcext:value-type="float">
            <text:p>0.034737</text:p>
          </table:table-cell>
          <table:table-cell office:value-type="float" office:value="0" calcext:value-type="float">
            <text:p>0</text:p>
          </table:table-cell>
          <table:table-cell office:value-type="float" office:value="0.166428" calcext:value-type="float">
            <text:p>0.166428</text:p>
          </table:table-cell>
          <table:table-cell office:value-type="float" office:value="0.196401" calcext:value-type="float">
            <text:p>0.196401</text:p>
          </table:table-cell>
          <table:table-cell office:value-type="float" office:value="1.61111" calcext:value-type="float">
            <text:p>1.61111</text:p>
          </table:table-cell>
          <table:table-cell office:value-type="float" office:value="4.96477" calcext:value-type="float">
            <text:p>4.96477</text:p>
          </table:table-cell>
          <table:table-cell office:value-type="float" office:value="0.148764" calcext:value-type="float">
            <text:p>0.148764</text:p>
          </table:table-cell>
          <table:table-cell office:value-type="float" office:value="0.386954" calcext:value-type="float">
            <text:p>0.38695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8.8346" calcext:value-type="float">
            <text:p>58.8346</text:p>
          </table:table-cell>
          <table:table-cell office:value-type="float" office:value="0.112557" calcext:value-type="float">
            <text:p>0.112557</text:p>
          </table:table-cell>
          <table:table-cell office:value-type="float" office:value="0.056939" calcext:value-type="float">
            <text:p>0.056939</text:p>
          </table:table-cell>
          <table:table-cell office:value-type="float" office:value="0" calcext:value-type="float">
            <text:p>0</text:p>
          </table:table-cell>
          <table:table-cell office:value-type="float" office:value="0.16346" calcext:value-type="float">
            <text:p>0.16346</text:p>
          </table:table-cell>
          <table:table-cell office:value-type="float" office:value="0.33102" calcext:value-type="float">
            <text:p>0.33102</text:p>
          </table:table-cell>
          <table:table-cell office:value-type="float" office:value="1.79677" calcext:value-type="float">
            <text:p>1.79677</text:p>
          </table:table-cell>
          <table:table-cell office:value-type="float" office:value="5.22772" calcext:value-type="float">
            <text:p>5.22772</text:p>
          </table:table-cell>
          <table:table-cell office:value-type="float" office:value="0.15304" calcext:value-type="float">
            <text:p>0.15304</text:p>
          </table:table-cell>
          <table:table-cell office:value-type="float" office:value="0.477042" calcext:value-type="float">
            <text:p>0.47704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1.7119" calcext:value-type="float">
            <text:p>61.7119</text:p>
          </table:table-cell>
          <table:table-cell office:value-type="float" office:value="0.057806" calcext:value-type="float">
            <text:p>0.057806</text:p>
          </table:table-cell>
          <table:table-cell office:value-type="float" office:value="0.022278" calcext:value-type="float">
            <text:p>0.022278</text:p>
          </table:table-cell>
          <table:table-cell office:value-type="float" office:value="0" calcext:value-type="float">
            <text:p>0</text:p>
          </table:table-cell>
          <table:table-cell office:value-type="float" office:value="0.147117" calcext:value-type="float">
            <text:p>0.147117</text:p>
          </table:table-cell>
          <table:table-cell office:value-type="float" office:value="0.270082" calcext:value-type="float">
            <text:p>0.270082</text:p>
          </table:table-cell>
          <table:table-cell office:value-type="float" office:value="1.71654" calcext:value-type="float">
            <text:p>1.71654</text:p>
          </table:table-cell>
          <table:table-cell office:value-type="float" office:value="5.07433" calcext:value-type="float">
            <text:p>5.07433</text:p>
          </table:table-cell>
          <table:table-cell office:value-type="float" office:value="0.154467" calcext:value-type="float">
            <text:p>0.154467</text:p>
          </table:table-cell>
          <table:table-cell office:value-type="float" office:value="0.404954" calcext:value-type="float">
            <text:p>0.40495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1.8748" calcext:value-type="float">
            <text:p>61.8748</text:p>
          </table:table-cell>
          <table:table-cell office:value-type="float" office:value="0.071658" calcext:value-type="float">
            <text:p>0.071658</text:p>
          </table:table-cell>
          <table:table-cell office:value-type="float" office:value="0.088751" calcext:value-type="float">
            <text:p>0.088751</text:p>
          </table:table-cell>
          <table:table-cell office:value-type="float" office:value="0" calcext:value-type="float">
            <text:p>0</text:p>
          </table:table-cell>
          <table:table-cell office:value-type="float" office:value="0.309451" calcext:value-type="float">
            <text:p>0.309451</text:p>
          </table:table-cell>
          <table:table-cell office:value-type="float" office:value="0.35933" calcext:value-type="float">
            <text:p>0.35933</text:p>
          </table:table-cell>
          <table:table-cell office:value-type="float" office:value="1.8204" calcext:value-type="float">
            <text:p>1.8204</text:p>
          </table:table-cell>
          <table:table-cell office:value-type="float" office:value="5.17141" calcext:value-type="float">
            <text:p>5.17141</text:p>
          </table:table-cell>
          <table:table-cell office:value-type="float" office:value="0.163745" calcext:value-type="float">
            <text:p>0.163745</text:p>
          </table:table-cell>
          <table:table-cell office:value-type="float" office:value="0.409774" calcext:value-type="float">
            <text:p>0.4097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5.0163" calcext:value-type="float">
            <text:p>65.0163</text:p>
          </table:table-cell>
          <table:table-cell office:value-type="float" office:value="0.176167" calcext:value-type="float">
            <text:p>0.176167</text:p>
          </table:table-cell>
          <table:table-cell office:value-type="float" office:value="0.108505" calcext:value-type="float">
            <text:p>0.108505</text:p>
          </table:table-cell>
          <table:table-cell office:value-type="float" office:value="0" calcext:value-type="float">
            <text:p>0</text:p>
          </table:table-cell>
          <table:table-cell office:value-type="float" office:value="0.244032" calcext:value-type="float">
            <text:p>0.244032</text:p>
          </table:table-cell>
          <table:table-cell office:value-type="float" office:value="0.455017" calcext:value-type="float">
            <text:p>0.455017</text:p>
          </table:table-cell>
          <table:table-cell office:value-type="float" office:value="2.78296" calcext:value-type="float">
            <text:p>2.78296</text:p>
          </table:table-cell>
          <table:table-cell office:value-type="float" office:value="5.6205" calcext:value-type="float">
            <text:p>5.6205</text:p>
          </table:table-cell>
          <table:table-cell office:value-type="float" office:value="0.162508" calcext:value-type="float">
            <text:p>0.162508</text:p>
          </table:table-cell>
          <table:table-cell office:value-type="float" office:value="0.511967" calcext:value-type="float">
            <text:p>0.51196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4.9904" calcext:value-type="float">
            <text:p>64.9904</text:p>
          </table:table-cell>
          <table:table-cell office:value-type="float" office:value="0.030508" calcext:value-type="float">
            <text:p>0.030508</text:p>
          </table:table-cell>
          <table:table-cell office:value-type="float" office:value="0.062277" calcext:value-type="float">
            <text:p>0.062277</text:p>
          </table:table-cell>
          <table:table-cell office:value-type="float" office:value="0" calcext:value-type="float">
            <text:p>0</text:p>
          </table:table-cell>
          <table:table-cell office:value-type="float" office:value="0.119333" calcext:value-type="float">
            <text:p>0.119333</text:p>
          </table:table-cell>
          <table:table-cell office:value-type="float" office:value="0.180081" calcext:value-type="float">
            <text:p>0.180081</text:p>
          </table:table-cell>
          <table:table-cell office:value-type="float" office:value="1.82784" calcext:value-type="float">
            <text:p>1.82784</text:p>
          </table:table-cell>
          <table:table-cell office:value-type="float" office:value="5.21" calcext:value-type="float">
            <text:p>5.21</text:p>
          </table:table-cell>
          <table:table-cell office:value-type="float" office:value="0.161961" calcext:value-type="float">
            <text:p>0.161961</text:p>
          </table:table-cell>
          <table:table-cell office:value-type="float" office:value="0.504264" calcext:value-type="float">
            <text:p>0.50426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5.0468" calcext:value-type="float">
            <text:p>45.0468</text:p>
          </table:table-cell>
          <table:table-cell office:value-type="float" office:value="0.409963" calcext:value-type="float">
            <text:p>0.409963</text:p>
          </table:table-cell>
          <table:table-cell office:value-type="float" office:value="0.654564" calcext:value-type="float">
            <text:p>0.654564</text:p>
          </table:table-cell>
          <table:table-cell office:value-type="float" office:value="0" calcext:value-type="float">
            <text:p>0</text:p>
          </table:table-cell>
          <table:table-cell office:value-type="float" office:value="0.708833" calcext:value-type="float">
            <text:p>0.708833</text:p>
          </table:table-cell>
          <table:table-cell office:value-type="float" office:value="0.865707" calcext:value-type="float">
            <text:p>0.865707</text:p>
          </table:table-cell>
          <table:table-cell office:value-type="float" office:value="2.00448" calcext:value-type="float">
            <text:p>2.00448</text:p>
          </table:table-cell>
          <table:table-cell office:value-type="float" office:value="5.44291" calcext:value-type="float">
            <text:p>5.44291</text:p>
          </table:table-cell>
          <table:table-cell office:value-type="float" office:value="0.18641" calcext:value-type="float">
            <text:p>0.18641</text:p>
          </table:table-cell>
          <table:table-cell office:value-type="float" office:value="0.417166" calcext:value-type="float">
            <text:p>0.4171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5.7647" calcext:value-type="float">
            <text:p>55.7647</text:p>
          </table:table-cell>
          <table:table-cell office:value-type="float" office:value="0.036385" calcext:value-type="float">
            <text:p>0.036385</text:p>
          </table:table-cell>
          <table:table-cell office:value-type="float" office:value="0.025618" calcext:value-type="float">
            <text:p>0.025618</text:p>
          </table:table-cell>
          <table:table-cell office:value-type="float" office:value="0" calcext:value-type="float">
            <text:p>0</text:p>
          </table:table-cell>
          <table:table-cell office:value-type="float" office:value="0.133958" calcext:value-type="float">
            <text:p>0.133958</text:p>
          </table:table-cell>
          <table:table-cell office:value-type="float" office:value="0.269693" calcext:value-type="float">
            <text:p>0.269693</text:p>
          </table:table-cell>
          <table:table-cell office:value-type="float" office:value="1.98361" calcext:value-type="float">
            <text:p>1.98361</text:p>
          </table:table-cell>
          <table:table-cell office:value-type="float" office:value="5.79638" calcext:value-type="float">
            <text:p>5.79638</text:p>
          </table:table-cell>
          <table:table-cell office:value-type="float" office:value="0.239719" calcext:value-type="float">
            <text:p>0.239719</text:p>
          </table:table-cell>
          <table:table-cell office:value-type="float" office:value="0.491777" calcext:value-type="float">
            <text:p>0.49177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7.1297" calcext:value-type="float">
            <text:p>57.1297</text:p>
          </table:table-cell>
          <table:table-cell office:value-type="float" office:value="0.068742" calcext:value-type="float">
            <text:p>0.068742</text:p>
          </table:table-cell>
          <table:table-cell office:value-type="float" office:value="0.047534" calcext:value-type="float">
            <text:p>0.047534</text:p>
          </table:table-cell>
          <table:table-cell office:value-type="float" office:value="0" calcext:value-type="float">
            <text:p>0</text:p>
          </table:table-cell>
          <table:table-cell office:value-type="float" office:value="0.191167" calcext:value-type="float">
            <text:p>0.191167</text:p>
          </table:table-cell>
          <table:table-cell office:value-type="float" office:value="0.242192" calcext:value-type="float">
            <text:p>0.242192</text:p>
          </table:table-cell>
          <table:table-cell office:value-type="float" office:value="1.99457" calcext:value-type="float">
            <text:p>1.99457</text:p>
          </table:table-cell>
          <table:table-cell office:value-type="float" office:value="5.36526" calcext:value-type="float">
            <text:p>5.36526</text:p>
          </table:table-cell>
          <table:table-cell office:value-type="float" office:value="0.163058" calcext:value-type="float">
            <text:p>0.163058</text:p>
          </table:table-cell>
          <table:table-cell office:value-type="float" office:value="0.460058" calcext:value-type="float">
            <text:p>0.46005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6.5839" calcext:value-type="float">
            <text:p>56.5839</text:p>
          </table:table-cell>
          <table:table-cell office:value-type="float" office:value="0.073084" calcext:value-type="float">
            <text:p>0.073084</text:p>
          </table:table-cell>
          <table:table-cell office:value-type="float" office:value="0.036349" calcext:value-type="float">
            <text:p>0.036349</text:p>
          </table:table-cell>
          <table:table-cell office:value-type="float" office:value="0" calcext:value-type="float">
            <text:p>0</text:p>
          </table:table-cell>
          <table:table-cell office:value-type="float" office:value="0.237811" calcext:value-type="float">
            <text:p>0.237811</text:p>
          </table:table-cell>
          <table:table-cell office:value-type="float" office:value="0.222542" calcext:value-type="float">
            <text:p>0.222542</text:p>
          </table:table-cell>
          <table:table-cell office:value-type="float" office:value="2.01374" calcext:value-type="float">
            <text:p>2.01374</text:p>
          </table:table-cell>
          <table:table-cell office:value-type="float" office:value="5.37437" calcext:value-type="float">
            <text:p>5.37437</text:p>
          </table:table-cell>
          <table:table-cell office:value-type="float" office:value="0.165995" calcext:value-type="float">
            <text:p>0.165995</text:p>
          </table:table-cell>
          <table:table-cell office:value-type="float" office:value="0.419342" calcext:value-type="float">
            <text:p>0.41934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7.5637" calcext:value-type="float">
            <text:p>57.5637</text:p>
          </table:table-cell>
          <table:table-cell office:value-type="float" office:value="0.077599" calcext:value-type="float">
            <text:p>0.077599</text:p>
          </table:table-cell>
          <table:table-cell office:value-type="float" office:value="0.066772" calcext:value-type="float">
            <text:p>0.066772</text:p>
          </table:table-cell>
          <table:table-cell office:value-type="float" office:value="0" calcext:value-type="float">
            <text:p>0</text:p>
          </table:table-cell>
          <table:table-cell office:value-type="float" office:value="0.194943" calcext:value-type="float">
            <text:p>0.194943</text:p>
          </table:table-cell>
          <table:table-cell office:value-type="float" office:value="0.345553" calcext:value-type="float">
            <text:p>0.345553</text:p>
          </table:table-cell>
          <table:table-cell office:value-type="float" office:value="2.00841" calcext:value-type="float">
            <text:p>2.00841</text:p>
          </table:table-cell>
          <table:table-cell office:value-type="float" office:value="5.37648" calcext:value-type="float">
            <text:p>5.37648</text:p>
          </table:table-cell>
          <table:table-cell office:value-type="float" office:value="0.161235" calcext:value-type="float">
            <text:p>0.161235</text:p>
          </table:table-cell>
          <table:table-cell office:value-type="float" office:value="0.436001" calcext:value-type="float">
            <text:p>0.43600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0.9556" calcext:value-type="float">
            <text:p>60.9556</text:p>
          </table:table-cell>
          <table:table-cell office:value-type="float" office:value="0.046881" calcext:value-type="float">
            <text:p>0.046881</text:p>
          </table:table-cell>
          <table:table-cell office:value-type="float" office:value="0.011835" calcext:value-type="float">
            <text:p>0.011835</text:p>
          </table:table-cell>
          <table:table-cell office:value-type="float" office:value="0" calcext:value-type="float">
            <text:p>0</text:p>
          </table:table-cell>
          <table:table-cell office:value-type="float" office:value="0.14713" calcext:value-type="float">
            <text:p>0.14713</text:p>
          </table:table-cell>
          <table:table-cell office:value-type="float" office:value="0.229115" calcext:value-type="float">
            <text:p>0.229115</text:p>
          </table:table-cell>
          <table:table-cell office:value-type="float" office:value="3.20889" calcext:value-type="float">
            <text:p>3.20889</text:p>
          </table:table-cell>
          <table:table-cell office:value-type="float" office:value="6.82635" calcext:value-type="float">
            <text:p>6.82635</text:p>
          </table:table-cell>
          <table:table-cell office:value-type="float" office:value="0.167293" calcext:value-type="float">
            <text:p>0.167293</text:p>
          </table:table-cell>
          <table:table-cell office:value-type="float" office:value="0.501091" calcext:value-type="float">
            <text:p>0.50109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.0621" calcext:value-type="float">
            <text:p>61.0621</text:p>
          </table:table-cell>
          <table:table-cell office:value-type="float" office:value="0.077964" calcext:value-type="float">
            <text:p>0.077964</text:p>
          </table:table-cell>
          <table:table-cell office:value-type="float" office:value="0.04918" calcext:value-type="float">
            <text:p>0.04918</text:p>
          </table:table-cell>
          <table:table-cell office:value-type="float" office:value="0" calcext:value-type="float">
            <text:p>0</text:p>
          </table:table-cell>
          <table:table-cell office:value-type="float" office:value="0.371083" calcext:value-type="float">
            <text:p>0.371083</text:p>
          </table:table-cell>
          <table:table-cell office:value-type="float" office:value="0.227521" calcext:value-type="float">
            <text:p>0.227521</text:p>
          </table:table-cell>
          <table:table-cell office:value-type="float" office:value="2.36483" calcext:value-type="float">
            <text:p>2.36483</text:p>
          </table:table-cell>
          <table:table-cell office:value-type="float" office:value="5.95777" calcext:value-type="float">
            <text:p>5.95777</text:p>
          </table:table-cell>
          <table:table-cell office:value-type="float" office:value="0.205577" calcext:value-type="float">
            <text:p>0.205577</text:p>
          </table:table-cell>
          <table:table-cell office:value-type="float" office:value="0.507009" calcext:value-type="float">
            <text:p>0.50700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2.6907" calcext:value-type="float">
            <text:p>62.6907</text:p>
          </table:table-cell>
          <table:table-cell office:value-type="float" office:value="0.053392" calcext:value-type="float">
            <text:p>0.053392</text:p>
          </table:table-cell>
          <table:table-cell office:value-type="float" office:value="0.050144" calcext:value-type="float">
            <text:p>0.050144</text:p>
          </table:table-cell>
          <table:table-cell office:value-type="float" office:value="0" calcext:value-type="float">
            <text:p>0</text:p>
          </table:table-cell>
          <table:table-cell office:value-type="float" office:value="0.17963" calcext:value-type="float">
            <text:p>0.17963</text:p>
          </table:table-cell>
          <table:table-cell office:value-type="float" office:value="0.240119" calcext:value-type="float">
            <text:p>0.240119</text:p>
          </table:table-cell>
          <table:table-cell office:value-type="float" office:value="2.13925" calcext:value-type="float">
            <text:p>2.13925</text:p>
          </table:table-cell>
          <table:table-cell office:value-type="float" office:value="5.52015" calcext:value-type="float">
            <text:p>5.52015</text:p>
          </table:table-cell>
          <table:table-cell office:value-type="float" office:value="0.166758" calcext:value-type="float">
            <text:p>0.166758</text:p>
          </table:table-cell>
          <table:table-cell office:value-type="float" office:value="0.434183" calcext:value-type="float">
            <text:p>0.43418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9.4082" calcext:value-type="float">
            <text:p>69.4082</text:p>
          </table:table-cell>
          <table:table-cell office:value-type="float" office:value="0.03032" calcext:value-type="float">
            <text:p>0.03032</text:p>
          </table:table-cell>
          <table:table-cell office:value-type="float" office:value="0.022481" calcext:value-type="float">
            <text:p>0.022481</text:p>
          </table:table-cell>
          <table:table-cell office:value-type="float" office:value="0" calcext:value-type="float">
            <text:p>0</text:p>
          </table:table-cell>
          <table:table-cell office:value-type="float" office:value="0.140453" calcext:value-type="float">
            <text:p>0.140453</text:p>
          </table:table-cell>
          <table:table-cell office:value-type="float" office:value="0.141698" calcext:value-type="float">
            <text:p>0.141698</text:p>
          </table:table-cell>
          <table:table-cell office:value-type="float" office:value="2.18658" calcext:value-type="float">
            <text:p>2.18658</text:p>
          </table:table-cell>
          <table:table-cell office:value-type="float" office:value="5.74447" calcext:value-type="float">
            <text:p>5.74447</text:p>
          </table:table-cell>
          <table:table-cell office:value-type="float" office:value="0.19408" calcext:value-type="float">
            <text:p>0.19408</text:p>
          </table:table-cell>
          <table:table-cell office:value-type="float" office:value="0.386744" calcext:value-type="float">
            <text:p>0.38674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6.4099" calcext:value-type="float">
            <text:p>76.4099</text:p>
          </table:table-cell>
          <table:table-cell office:value-type="float" office:value="0.07584" calcext:value-type="float">
            <text:p>0.07584</text:p>
          </table:table-cell>
          <table:table-cell office:value-type="float" office:value="0.050953" calcext:value-type="float">
            <text:p>0.050953</text:p>
          </table:table-cell>
          <table:table-cell office:value-type="float" office:value="0" calcext:value-type="float">
            <text:p>0</text:p>
          </table:table-cell>
          <table:table-cell office:value-type="float" office:value="0.273273" calcext:value-type="float">
            <text:p>0.273273</text:p>
          </table:table-cell>
          <table:table-cell office:value-type="float" office:value="0.181257" calcext:value-type="float">
            <text:p>0.181257</text:p>
          </table:table-cell>
          <table:table-cell office:value-type="float" office:value="2.17524" calcext:value-type="float">
            <text:p>2.17524</text:p>
          </table:table-cell>
          <table:table-cell office:value-type="float" office:value="5.84231" calcext:value-type="float">
            <text:p>5.84231</text:p>
          </table:table-cell>
          <table:table-cell office:value-type="float" office:value="0.179445" calcext:value-type="float">
            <text:p>0.179445</text:p>
          </table:table-cell>
          <table:table-cell office:value-type="float" office:value="0.406986" calcext:value-type="float">
            <text:p>0.40698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8.0514" calcext:value-type="float">
            <text:p>78.0514</text:p>
          </table:table-cell>
          <table:table-cell office:value-type="float" office:value="0.186472" calcext:value-type="float">
            <text:p>0.186472</text:p>
          </table:table-cell>
          <table:table-cell office:value-type="float" office:value="0.118697" calcext:value-type="float">
            <text:p>0.118697</text:p>
          </table:table-cell>
          <table:table-cell office:value-type="float" office:value="0" calcext:value-type="float">
            <text:p>0</text:p>
          </table:table-cell>
          <table:table-cell office:value-type="float" office:value="0.292037" calcext:value-type="float">
            <text:p>0.292037</text:p>
          </table:table-cell>
          <table:table-cell office:value-type="float" office:value="0.397671" calcext:value-type="float">
            <text:p>0.397671</text:p>
          </table:table-cell>
          <table:table-cell office:value-type="float" office:value="2.2212" calcext:value-type="float">
            <text:p>2.2212</text:p>
          </table:table-cell>
          <table:table-cell office:value-type="float" office:value="5.95356" calcext:value-type="float">
            <text:p>5.95356</text:p>
          </table:table-cell>
          <table:table-cell office:value-type="float" office:value="0.186222" calcext:value-type="float">
            <text:p>0.186222</text:p>
          </table:table-cell>
          <table:table-cell office:value-type="float" office:value="0.41525" calcext:value-type="float">
            <text:p>0.4152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0.7312" calcext:value-type="float">
            <text:p>80.7312</text:p>
          </table:table-cell>
          <table:table-cell office:value-type="float" office:value="0.094603" calcext:value-type="float">
            <text:p>0.094603</text:p>
          </table:table-cell>
          <table:table-cell office:value-type="float" office:value="0.062685" calcext:value-type="float">
            <text:p>0.062685</text:p>
          </table:table-cell>
          <table:table-cell office:value-type="float" office:value="0" calcext:value-type="float">
            <text:p>0</text:p>
          </table:table-cell>
          <table:table-cell office:value-type="float" office:value="0.149814" calcext:value-type="float">
            <text:p>0.149814</text:p>
          </table:table-cell>
          <table:table-cell office:value-type="float" office:value="0.407255" calcext:value-type="float">
            <text:p>0.407255</text:p>
          </table:table-cell>
          <table:table-cell office:value-type="float" office:value="2.28003" calcext:value-type="float">
            <text:p>2.28003</text:p>
          </table:table-cell>
          <table:table-cell office:value-type="float" office:value="6.0218" calcext:value-type="float">
            <text:p>6.0218</text:p>
          </table:table-cell>
          <table:table-cell office:value-type="float" office:value="0.187175" calcext:value-type="float">
            <text:p>0.187175</text:p>
          </table:table-cell>
          <table:table-cell office:value-type="float" office:value="0.411082" calcext:value-type="float">
            <text:p>0.41108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2.1136" calcext:value-type="float">
            <text:p>82.1136</text:p>
          </table:table-cell>
          <table:table-cell office:value-type="float" office:value="0.044492" calcext:value-type="float">
            <text:p>0.044492</text:p>
          </table:table-cell>
          <table:table-cell office:value-type="float" office:value="0.07814" calcext:value-type="float">
            <text:p>0.07814</text:p>
          </table:table-cell>
          <table:table-cell office:value-type="float" office:value="0" calcext:value-type="float">
            <text:p>0</text:p>
          </table:table-cell>
          <table:table-cell office:value-type="float" office:value="0.292924" calcext:value-type="float">
            <text:p>0.292924</text:p>
          </table:table-cell>
          <table:table-cell office:value-type="float" office:value="0.269423" calcext:value-type="float">
            <text:p>0.269423</text:p>
          </table:table-cell>
          <table:table-cell office:value-type="float" office:value="2.37084" calcext:value-type="float">
            <text:p>2.37084</text:p>
          </table:table-cell>
          <table:table-cell office:value-type="float" office:value="6.32705" calcext:value-type="float">
            <text:p>6.32705</text:p>
          </table:table-cell>
          <table:table-cell office:value-type="float" office:value="0.203882" calcext:value-type="float">
            <text:p>0.203882</text:p>
          </table:table-cell>
          <table:table-cell office:value-type="float" office:value="0.410982" calcext:value-type="float">
            <text:p>0.41098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4.001" calcext:value-type="float">
            <text:p>84.001</text:p>
          </table:table-cell>
          <table:table-cell office:value-type="float" office:value="0.040451" calcext:value-type="float">
            <text:p>0.040451</text:p>
          </table:table-cell>
          <table:table-cell office:value-type="float" office:value="0.096326" calcext:value-type="float">
            <text:p>0.096326</text:p>
          </table:table-cell>
          <table:table-cell office:value-type="float" office:value="0" calcext:value-type="float">
            <text:p>0</text:p>
          </table:table-cell>
          <table:table-cell office:value-type="float" office:value="0.189104" calcext:value-type="float">
            <text:p>0.189104</text:p>
          </table:table-cell>
          <table:table-cell office:value-type="float" office:value="0.165702" calcext:value-type="float">
            <text:p>0.165702</text:p>
          </table:table-cell>
          <table:table-cell office:value-type="float" office:value="2.41897" calcext:value-type="float">
            <text:p>2.41897</text:p>
          </table:table-cell>
          <table:table-cell office:value-type="float" office:value="6.31949" calcext:value-type="float">
            <text:p>6.31949</text:p>
          </table:table-cell>
          <table:table-cell office:value-type="float" office:value="0.196128" calcext:value-type="float">
            <text:p>0.196128</text:p>
          </table:table-cell>
          <table:table-cell office:value-type="float" office:value="0.426814" calcext:value-type="float">
            <text:p>0.42681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7.2531" calcext:value-type="float">
            <text:p>87.2531</text:p>
          </table:table-cell>
          <table:table-cell office:value-type="float" office:value="0.019553" calcext:value-type="float">
            <text:p>0.019553</text:p>
          </table:table-cell>
          <table:table-cell office:value-type="float" office:value="0.02107" calcext:value-type="float">
            <text:p>0.02107</text:p>
          </table:table-cell>
          <table:table-cell office:value-type="float" office:value="0" calcext:value-type="float">
            <text:p>0</text:p>
          </table:table-cell>
          <table:table-cell office:value-type="float" office:value="0.095245" calcext:value-type="float">
            <text:p>0.095245</text:p>
          </table:table-cell>
          <table:table-cell office:value-type="float" office:value="0.102942" calcext:value-type="float">
            <text:p>0.102942</text:p>
          </table:table-cell>
          <table:table-cell office:value-type="float" office:value="2.42634" calcext:value-type="float">
            <text:p>2.42634</text:p>
          </table:table-cell>
          <table:table-cell office:value-type="float" office:value="6.30967" calcext:value-type="float">
            <text:p>6.30967</text:p>
          </table:table-cell>
          <table:table-cell office:value-type="float" office:value="0.202524" calcext:value-type="float">
            <text:p>0.202524</text:p>
          </table:table-cell>
          <table:table-cell office:value-type="float" office:value="0.44979" calcext:value-type="float">
            <text:p>0.4497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3.2774" calcext:value-type="float">
            <text:p>93.2774</text:p>
          </table:table-cell>
          <table:table-cell office:value-type="float" office:value="0.048251" calcext:value-type="float">
            <text:p>0.048251</text:p>
          </table:table-cell>
          <table:table-cell office:value-type="float" office:value="0.029874" calcext:value-type="float">
            <text:p>0.029874</text:p>
          </table:table-cell>
          <table:table-cell office:value-type="float" office:value="0" calcext:value-type="float">
            <text:p>0</text:p>
          </table:table-cell>
          <table:table-cell office:value-type="float" office:value="0.164813" calcext:value-type="float">
            <text:p>0.164813</text:p>
          </table:table-cell>
          <table:table-cell office:value-type="float" office:value="0.150845" calcext:value-type="float">
            <text:p>0.150845</text:p>
          </table:table-cell>
          <table:table-cell office:value-type="float" office:value="2.38114" calcext:value-type="float">
            <text:p>2.38114</text:p>
          </table:table-cell>
          <table:table-cell office:value-type="float" office:value="6.37808" calcext:value-type="float">
            <text:p>6.37808</text:p>
          </table:table-cell>
          <table:table-cell office:value-type="float" office:value="0.203778" calcext:value-type="float">
            <text:p>0.203778</text:p>
          </table:table-cell>
          <table:table-cell office:value-type="float" office:value="0.419215" calcext:value-type="float">
            <text:p>0.41921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6.5786" calcext:value-type="float">
            <text:p>96.5786</text:p>
          </table:table-cell>
          <table:table-cell office:value-type="float" office:value="0.068364" calcext:value-type="float">
            <text:p>0.068364</text:p>
          </table:table-cell>
          <table:table-cell office:value-type="float" office:value="0.081557" calcext:value-type="float">
            <text:p>0.081557</text:p>
          </table:table-cell>
          <table:table-cell office:value-type="float" office:value="0" calcext:value-type="float">
            <text:p>0</text:p>
          </table:table-cell>
          <table:table-cell office:value-type="float" office:value="0.226189" calcext:value-type="float">
            <text:p>0.226189</text:p>
          </table:table-cell>
          <table:table-cell office:value-type="float" office:value="0.204394" calcext:value-type="float">
            <text:p>0.204394</text:p>
          </table:table-cell>
          <table:table-cell office:value-type="float" office:value="2.39252" calcext:value-type="float">
            <text:p>2.39252</text:p>
          </table:table-cell>
          <table:table-cell office:value-type="float" office:value="6.28864" calcext:value-type="float">
            <text:p>6.28864</text:p>
          </table:table-cell>
          <table:table-cell office:value-type="float" office:value="0.19648" calcext:value-type="float">
            <text:p>0.19648</text:p>
          </table:table-cell>
          <table:table-cell office:value-type="float" office:value="0.42728" calcext:value-type="float">
            <text:p>0.4272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8.0997" calcext:value-type="float">
            <text:p>98.0997</text:p>
          </table:table-cell>
          <table:table-cell office:value-type="float" office:value="0.068994" calcext:value-type="float">
            <text:p>0.068994</text:p>
          </table:table-cell>
          <table:table-cell office:value-type="float" office:value="0.058676" calcext:value-type="float">
            <text:p>0.058676</text:p>
          </table:table-cell>
          <table:table-cell office:value-type="float" office:value="0" calcext:value-type="float">
            <text:p>0</text:p>
          </table:table-cell>
          <table:table-cell office:value-type="float" office:value="0.265764" calcext:value-type="float">
            <text:p>0.265764</text:p>
          </table:table-cell>
          <table:table-cell office:value-type="float" office:value="0.232087" calcext:value-type="float">
            <text:p>0.232087</text:p>
          </table:table-cell>
          <table:table-cell office:value-type="float" office:value="2.47173" calcext:value-type="float">
            <text:p>2.47173</text:p>
          </table:table-cell>
          <table:table-cell office:value-type="float" office:value="6.51986" calcext:value-type="float">
            <text:p>6.51986</text:p>
          </table:table-cell>
          <table:table-cell office:value-type="float" office:value="0.211376" calcext:value-type="float">
            <text:p>0.211376</text:p>
          </table:table-cell>
          <table:table-cell office:value-type="float" office:value="0.435879" calcext:value-type="float">
            <text:p>0.4358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8.7378" calcext:value-type="float">
            <text:p>98.7378</text:p>
          </table:table-cell>
          <table:table-cell office:value-type="float" office:value="0.134707" calcext:value-type="float">
            <text:p>0.134707</text:p>
          </table:table-cell>
          <table:table-cell office:value-type="float" office:value="0.125359" calcext:value-type="float">
            <text:p>0.125359</text:p>
          </table:table-cell>
          <table:table-cell office:value-type="float" office:value="0" calcext:value-type="float">
            <text:p>0</text:p>
          </table:table-cell>
          <table:table-cell office:value-type="float" office:value="0.34614" calcext:value-type="float">
            <text:p>0.34614</text:p>
          </table:table-cell>
          <table:table-cell office:value-type="float" office:value="0.329222" calcext:value-type="float">
            <text:p>0.329222</text:p>
          </table:table-cell>
          <table:table-cell office:value-type="float" office:value="2.5019" calcext:value-type="float">
            <text:p>2.5019</text:p>
          </table:table-cell>
          <table:table-cell office:value-type="float" office:value="6.83554" calcext:value-type="float">
            <text:p>6.83554</text:p>
          </table:table-cell>
          <table:table-cell office:value-type="float" office:value="0.232603" calcext:value-type="float">
            <text:p>0.232603</text:p>
          </table:table-cell>
          <table:table-cell office:value-type="float" office:value="0.419506" calcext:value-type="float">
            <text:p>0.41950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3.11" calcext:value-type="float">
            <text:p>103.11</text:p>
          </table:table-cell>
          <table:table-cell office:value-type="float" office:value="0.091497" calcext:value-type="float">
            <text:p>0.091497</text:p>
          </table:table-cell>
          <table:table-cell office:value-type="float" office:value="0.069841" calcext:value-type="float">
            <text:p>0.069841</text:p>
          </table:table-cell>
          <table:table-cell office:value-type="float" office:value="0" calcext:value-type="float">
            <text:p>0</text:p>
          </table:table-cell>
          <table:table-cell office:value-type="float" office:value="0.227582" calcext:value-type="float">
            <text:p>0.227582</text:p>
          </table:table-cell>
          <table:table-cell office:value-type="float" office:value="0.339599" calcext:value-type="float">
            <text:p>0.339599</text:p>
          </table:table-cell>
          <table:table-cell office:value-type="float" office:value="2.52375" calcext:value-type="float">
            <text:p>2.52375</text:p>
          </table:table-cell>
          <table:table-cell office:value-type="float" office:value="6.83555" calcext:value-type="float">
            <text:p>6.83555</text:p>
          </table:table-cell>
          <table:table-cell office:value-type="float" office:value="0.236565" calcext:value-type="float">
            <text:p>0.236565</text:p>
          </table:table-cell>
          <table:table-cell office:value-type="float" office:value="0.428729" calcext:value-type="float">
            <text:p>0.42872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2.802" calcext:value-type="float">
            <text:p>102.802</text:p>
          </table:table-cell>
          <table:table-cell office:value-type="float" office:value="0.020762" calcext:value-type="float">
            <text:p>0.020762</text:p>
          </table:table-cell>
          <table:table-cell office:value-type="float" office:value="0.052045" calcext:value-type="float">
            <text:p>0.052045</text:p>
          </table:table-cell>
          <table:table-cell office:value-type="float" office:value="0" calcext:value-type="float">
            <text:p>0</text:p>
          </table:table-cell>
          <table:table-cell office:value-type="float" office:value="0.101039" calcext:value-type="float">
            <text:p>0.101039</text:p>
          </table:table-cell>
          <table:table-cell office:value-type="float" office:value="0.120577" calcext:value-type="float">
            <text:p>0.120577</text:p>
          </table:table-cell>
          <table:table-cell office:value-type="float" office:value="2.6767" calcext:value-type="float">
            <text:p>2.6767</text:p>
          </table:table-cell>
          <table:table-cell office:value-type="float" office:value="7.06281" calcext:value-type="float">
            <text:p>7.06281</text:p>
          </table:table-cell>
          <table:table-cell office:value-type="float" office:value="0.220485" calcext:value-type="float">
            <text:p>0.220485</text:p>
          </table:table-cell>
          <table:table-cell office:value-type="float" office:value="0.433634" calcext:value-type="float">
            <text:p>0.43363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3.702" calcext:value-type="float">
            <text:p>103.702</text:p>
          </table:table-cell>
          <table:table-cell office:value-type="float" office:value="0.031479" calcext:value-type="float">
            <text:p>0.031479</text:p>
          </table:table-cell>
          <table:table-cell office:value-type="float" office:value="0.04776" calcext:value-type="float">
            <text:p>0.04776</text:p>
          </table:table-cell>
          <table:table-cell office:value-type="float" office:value="0" calcext:value-type="float">
            <text:p>0</text:p>
          </table:table-cell>
          <table:table-cell office:value-type="float" office:value="0.211384" calcext:value-type="float">
            <text:p>0.211384</text:p>
          </table:table-cell>
          <table:table-cell office:value-type="float" office:value="0.061754" calcext:value-type="float">
            <text:p>0.061754</text:p>
          </table:table-cell>
          <table:table-cell office:value-type="float" office:value="2.62433" calcext:value-type="float">
            <text:p>2.62433</text:p>
          </table:table-cell>
          <table:table-cell office:value-type="float" office:value="6.90755" calcext:value-type="float">
            <text:p>6.90755</text:p>
          </table:table-cell>
          <table:table-cell office:value-type="float" office:value="0.230457" calcext:value-type="float">
            <text:p>0.230457</text:p>
          </table:table-cell>
          <table:table-cell office:value-type="float" office:value="0.431409" calcext:value-type="float">
            <text:p>0.43140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0.882" calcext:value-type="float">
            <text:p>100.882</text:p>
          </table:table-cell>
          <table:table-cell office:value-type="float" office:value="0.034744" calcext:value-type="float">
            <text:p>0.034744</text:p>
          </table:table-cell>
          <table:table-cell office:value-type="float" office:value="0.032563" calcext:value-type="float">
            <text:p>0.032563</text:p>
          </table:table-cell>
          <table:table-cell office:value-type="float" office:value="0" calcext:value-type="float">
            <text:p>0</text:p>
          </table:table-cell>
          <table:table-cell office:value-type="float" office:value="0.193069" calcext:value-type="float">
            <text:p>0.193069</text:p>
          </table:table-cell>
          <table:table-cell office:value-type="float" office:value="0.126893" calcext:value-type="float">
            <text:p>0.126893</text:p>
          </table:table-cell>
          <table:table-cell office:value-type="float" office:value="2.67109" calcext:value-type="float">
            <text:p>2.67109</text:p>
          </table:table-cell>
          <table:table-cell office:value-type="float" office:value="7.08231" calcext:value-type="float">
            <text:p>7.08231</text:p>
          </table:table-cell>
          <table:table-cell office:value-type="float" office:value="0.225317" calcext:value-type="float">
            <text:p>0.225317</text:p>
          </table:table-cell>
          <table:table-cell office:value-type="float" office:value="0.446618" calcext:value-type="float">
            <text:p>0.4466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3.996" calcext:value-type="float">
            <text:p>103.996</text:p>
          </table:table-cell>
          <table:table-cell office:value-type="float" office:value="0.05718" calcext:value-type="float">
            <text:p>0.05718</text:p>
          </table:table-cell>
          <table:table-cell office:value-type="float" office:value="0.07606" calcext:value-type="float">
            <text:p>0.07606</text:p>
          </table:table-cell>
          <table:table-cell office:value-type="float" office:value="0" calcext:value-type="float">
            <text:p>0</text:p>
          </table:table-cell>
          <table:table-cell office:value-type="float" office:value="0.211893" calcext:value-type="float">
            <text:p>0.211893</text:p>
          </table:table-cell>
          <table:table-cell office:value-type="float" office:value="0.209647" calcext:value-type="float">
            <text:p>0.209647</text:p>
          </table:table-cell>
          <table:table-cell office:value-type="float" office:value="2.75514" calcext:value-type="float">
            <text:p>2.75514</text:p>
          </table:table-cell>
          <table:table-cell office:value-type="float" office:value="7.28091" calcext:value-type="float">
            <text:p>7.28091</text:p>
          </table:table-cell>
          <table:table-cell office:value-type="float" office:value="0.252799" calcext:value-type="float">
            <text:p>0.252799</text:p>
          </table:table-cell>
          <table:table-cell office:value-type="float" office:value="0.452665" calcext:value-type="float">
            <text:p>0.45266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4.091" calcext:value-type="float">
            <text:p>114.091</text:p>
          </table:table-cell>
          <table:table-cell office:value-type="float" office:value="0.017268" calcext:value-type="float">
            <text:p>0.017268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0" calcext:value-type="float">
            <text:p>0</text:p>
          </table:table-cell>
          <table:table-cell office:value-type="float" office:value="0.045466" calcext:value-type="float">
            <text:p>0.045466</text:p>
          </table:table-cell>
          <table:table-cell office:value-type="float" office:value="0.121701" calcext:value-type="float">
            <text:p>0.121701</text:p>
          </table:table-cell>
          <table:table-cell office:value-type="float" office:value="2.81784" calcext:value-type="float">
            <text:p>2.81784</text:p>
          </table:table-cell>
          <table:table-cell office:value-type="float" office:value="7.52558" calcext:value-type="float">
            <text:p>7.52558</text:p>
          </table:table-cell>
          <table:table-cell office:value-type="float" office:value="0.268706" calcext:value-type="float">
            <text:p>0.268706</text:p>
          </table:table-cell>
          <table:table-cell office:value-type="float" office:value="0.434483" calcext:value-type="float">
            <text:p>0.43448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4.563" calcext:value-type="float">
            <text:p>114.563</text:p>
          </table:table-cell>
          <table:table-cell office:value-type="float" office:value="0.023749" calcext:value-type="float">
            <text:p>0.023749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" calcext:value-type="float">
            <text:p>0</text:p>
          </table:table-cell>
          <table:table-cell office:value-type="float" office:value="0.096799" calcext:value-type="float">
            <text:p>0.096799</text:p>
          </table:table-cell>
          <table:table-cell office:value-type="float" office:value="0.063443" calcext:value-type="float">
            <text:p>0.063443</text:p>
          </table:table-cell>
          <table:table-cell office:value-type="float" office:value="2.71944" calcext:value-type="float">
            <text:p>2.71944</text:p>
          </table:table-cell>
          <table:table-cell office:value-type="float" office:value="7.20789" calcext:value-type="float">
            <text:p>7.20789</text:p>
          </table:table-cell>
          <table:table-cell office:value-type="float" office:value="0.240483" calcext:value-type="float">
            <text:p>0.240483</text:p>
          </table:table-cell>
          <table:table-cell office:value-type="float" office:value="0.438019" calcext:value-type="float">
            <text:p>0.43801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5.729" calcext:value-type="float">
            <text:p>115.729</text:p>
          </table:table-cell>
          <table:table-cell office:value-type="float" office:value="0.023052" calcext:value-type="float">
            <text:p>0.023052</text:p>
          </table:table-cell>
          <table:table-cell office:value-type="float" office:value="0.020637" calcext:value-type="float">
            <text:p>0.020637</text:p>
          </table:table-cell>
          <table:table-cell office:value-type="float" office:value="0" calcext:value-type="float">
            <text:p>0</text:p>
          </table:table-cell>
          <table:table-cell office:value-type="float" office:value="0.056143" calcext:value-type="float">
            <text:p>0.056143</text:p>
          </table:table-cell>
          <table:table-cell office:value-type="float" office:value="0.142606" calcext:value-type="float">
            <text:p>0.142606</text:p>
          </table:table-cell>
          <table:table-cell office:value-type="float" office:value="2.75183" calcext:value-type="float">
            <text:p>2.75183</text:p>
          </table:table-cell>
          <table:table-cell office:value-type="float" office:value="7.55439" calcext:value-type="float">
            <text:p>7.55439</text:p>
          </table:table-cell>
          <table:table-cell office:value-type="float" office:value="0.243879" calcext:value-type="float">
            <text:p>0.243879</text:p>
          </table:table-cell>
          <table:table-cell office:value-type="float" office:value="0.459482" calcext:value-type="float">
            <text:p>0.45948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4.51" calcext:value-type="float">
            <text:p>114.51</text:p>
          </table:table-cell>
          <table:table-cell office:value-type="float" office:value="0.048426" calcext:value-type="float">
            <text:p>0.048426</text:p>
          </table:table-cell>
          <table:table-cell office:value-type="float" office:value="0.030374" calcext:value-type="float">
            <text:p>0.030374</text:p>
          </table:table-cell>
          <table:table-cell office:value-type="float" office:value="0" calcext:value-type="float">
            <text:p>0</text:p>
          </table:table-cell>
          <table:table-cell office:value-type="float" office:value="0.157045" calcext:value-type="float">
            <text:p>0.157045</text:p>
          </table:table-cell>
          <table:table-cell office:value-type="float" office:value="0.250952" calcext:value-type="float">
            <text:p>0.250952</text:p>
          </table:table-cell>
          <table:table-cell office:value-type="float" office:value="2.83813" calcext:value-type="float">
            <text:p>2.83813</text:p>
          </table:table-cell>
          <table:table-cell office:value-type="float" office:value="7.55154" calcext:value-type="float">
            <text:p>7.55154</text:p>
          </table:table-cell>
          <table:table-cell office:value-type="float" office:value="0.252959" calcext:value-type="float">
            <text:p>0.252959</text:p>
          </table:table-cell>
          <table:table-cell office:value-type="float" office:value="0.473166" calcext:value-type="float">
            <text:p>0.47316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6.463" calcext:value-type="float">
            <text:p>106.463</text:p>
          </table:table-cell>
          <table:table-cell office:value-type="float" office:value="0.067558" calcext:value-type="float">
            <text:p>0.067558</text:p>
          </table:table-cell>
          <table:table-cell office:value-type="float" office:value="0.047509" calcext:value-type="float">
            <text:p>0.047509</text:p>
          </table:table-cell>
          <table:table-cell office:value-type="float" office:value="0" calcext:value-type="float">
            <text:p>0</text:p>
          </table:table-cell>
          <table:table-cell office:value-type="float" office:value="0.133547" calcext:value-type="float">
            <text:p>0.133547</text:p>
          </table:table-cell>
          <table:table-cell office:value-type="float" office:value="0.292482" calcext:value-type="float">
            <text:p>0.292482</text:p>
          </table:table-cell>
          <table:table-cell office:value-type="float" office:value="2.95458" calcext:value-type="float">
            <text:p>2.95458</text:p>
          </table:table-cell>
          <table:table-cell office:value-type="float" office:value="7.645" calcext:value-type="float">
            <text:p>7.645</text:p>
          </table:table-cell>
          <table:table-cell office:value-type="float" office:value="0.254096" calcext:value-type="float">
            <text:p>0.254096</text:p>
          </table:table-cell>
          <table:table-cell office:value-type="float" office:value="0.455989" calcext:value-type="float">
            <text:p>0.45598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9.154" calcext:value-type="float">
            <text:p>99.154</text:p>
          </table:table-cell>
          <table:table-cell office:value-type="float" office:value="0.028069" calcext:value-type="float">
            <text:p>0.028069</text:p>
          </table:table-cell>
          <table:table-cell office:value-type="float" office:value="0.033983" calcext:value-type="float">
            <text:p>0.033983</text:p>
          </table:table-cell>
          <table:table-cell office:value-type="float" office:value="0" calcext:value-type="float">
            <text:p>0</text:p>
          </table:table-cell>
          <table:table-cell office:value-type="float" office:value="0.086064" calcext:value-type="float">
            <text:p>0.086064</text:p>
          </table:table-cell>
          <table:table-cell office:value-type="float" office:value="0.181499" calcext:value-type="float">
            <text:p>0.181499</text:p>
          </table:table-cell>
          <table:table-cell office:value-type="float" office:value="3.04752" calcext:value-type="float">
            <text:p>3.04752</text:p>
          </table:table-cell>
          <table:table-cell office:value-type="float" office:value="7.55834" calcext:value-type="float">
            <text:p>7.55834</text:p>
          </table:table-cell>
          <table:table-cell office:value-type="float" office:value="0.239899" calcext:value-type="float">
            <text:p>0.239899</text:p>
          </table:table-cell>
          <table:table-cell office:value-type="float" office:value="0.455369" calcext:value-type="float">
            <text:p>0.45536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1.4057" calcext:value-type="float">
            <text:p>91.4057</text:p>
          </table:table-cell>
          <table:table-cell office:value-type="float" office:value="0.029857" calcext:value-type="float">
            <text:p>0.029857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" calcext:value-type="float">
            <text:p>0</text:p>
          </table:table-cell>
          <table:table-cell office:value-type="float" office:value="0.105428" calcext:value-type="float">
            <text:p>0.105428</text:p>
          </table:table-cell>
          <table:table-cell office:value-type="float" office:value="0.355234" calcext:value-type="float">
            <text:p>0.355234</text:p>
          </table:table-cell>
          <table:table-cell office:value-type="float" office:value="3.15757" calcext:value-type="float">
            <text:p>3.15757</text:p>
          </table:table-cell>
          <table:table-cell office:value-type="float" office:value="7.89101" calcext:value-type="float">
            <text:p>7.89101</text:p>
          </table:table-cell>
          <table:table-cell office:value-type="float" office:value="0.26867" calcext:value-type="float">
            <text:p>0.26867</text:p>
          </table:table-cell>
          <table:table-cell office:value-type="float" office:value="0.456819" calcext:value-type="float">
            <text:p>0.45681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7.6587" calcext:value-type="float">
            <text:p>87.6587</text:p>
          </table:table-cell>
          <table:table-cell office:value-type="float" office:value="0.082959" calcext:value-type="float">
            <text:p>0.082959</text:p>
          </table:table-cell>
          <table:table-cell office:value-type="float" office:value="0.039282" calcext:value-type="float">
            <text:p>0.039282</text:p>
          </table:table-cell>
          <table:table-cell office:value-type="float" office:value="0" calcext:value-type="float">
            <text:p>0</text:p>
          </table:table-cell>
          <table:table-cell office:value-type="float" office:value="0.167896" calcext:value-type="float">
            <text:p>0.167896</text:p>
          </table:table-cell>
          <table:table-cell office:value-type="float" office:value="0.680003" calcext:value-type="float">
            <text:p>0.680003</text:p>
          </table:table-cell>
          <table:table-cell office:value-type="float" office:value="3.23672" calcext:value-type="float">
            <text:p>3.23672</text:p>
          </table:table-cell>
          <table:table-cell office:value-type="float" office:value="7.81995" calcext:value-type="float">
            <text:p>7.81995</text:p>
          </table:table-cell>
          <table:table-cell office:value-type="float" office:value="0.258114" calcext:value-type="float">
            <text:p>0.258114</text:p>
          </table:table-cell>
          <table:table-cell office:value-type="float" office:value="0.479499" calcext:value-type="float">
            <text:p>0.47949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9.9611" calcext:value-type="float">
            <text:p>79.9611</text:p>
          </table:table-cell>
          <table:table-cell office:value-type="float" office:value="0.096342" calcext:value-type="float">
            <text:p>0.096342</text:p>
          </table:table-cell>
          <table:table-cell office:value-type="float" office:value="0.017589" calcext:value-type="float">
            <text:p>0.017589</text:p>
          </table:table-cell>
          <table:table-cell office:value-type="float" office:value="0" calcext:value-type="float">
            <text:p>0</text:p>
          </table:table-cell>
          <table:table-cell office:value-type="float" office:value="0.21996" calcext:value-type="float">
            <text:p>0.21996</text:p>
          </table:table-cell>
          <table:table-cell office:value-type="float" office:value="0.621156" calcext:value-type="float">
            <text:p>0.621156</text:p>
          </table:table-cell>
          <table:table-cell office:value-type="float" office:value="3.39314" calcext:value-type="float">
            <text:p>3.39314</text:p>
          </table:table-cell>
          <table:table-cell office:value-type="float" office:value="8.23623" calcext:value-type="float">
            <text:p>8.23623</text:p>
          </table:table-cell>
          <table:table-cell office:value-type="float" office:value="0.300662" calcext:value-type="float">
            <text:p>0.300662</text:p>
          </table:table-cell>
          <table:table-cell office:value-type="float" office:value="0.469908" calcext:value-type="float">
            <text:p>0.46990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7.6371" calcext:value-type="float">
            <text:p>77.6371</text:p>
          </table:table-cell>
          <table:table-cell office:value-type="float" office:value="0.043994" calcext:value-type="float">
            <text:p>0.043994</text:p>
          </table:table-cell>
          <table:table-cell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  <table:table-cell office:value-type="float" office:value="0.087818" calcext:value-type="float">
            <text:p>0.087818</text:p>
          </table:table-cell>
          <table:table-cell office:value-type="float" office:value="0.410556" calcext:value-type="float">
            <text:p>0.410556</text:p>
          </table:table-cell>
          <table:table-cell office:value-type="float" office:value="3.5089" calcext:value-type="float">
            <text:p>3.5089</text:p>
          </table:table-cell>
          <table:table-cell office:value-type="float" office:value="8.07484" calcext:value-type="float">
            <text:p>8.07484</text:p>
          </table:table-cell>
          <table:table-cell office:value-type="float" office:value="0.274652" calcext:value-type="float">
            <text:p>0.274652</text:p>
          </table:table-cell>
          <table:table-cell office:value-type="float" office:value="0.472801" calcext:value-type="float">
            <text:p>0.47280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5.4666" calcext:value-type="float">
            <text:p>75.4666</text:p>
          </table:table-cell>
          <table:table-cell office:value-type="float" office:value="0.014449" calcext:value-type="float">
            <text:p>0.014449</text:p>
          </table:table-cell>
          <table:table-cell office:value-type="float" office:value="0.013428" calcext:value-type="float">
            <text:p>0.013428</text:p>
          </table:table-cell>
          <table:table-cell office:value-type="float" office:value="0" calcext:value-type="float">
            <text:p>0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101739" calcext:value-type="float">
            <text:p>0.101739</text:p>
          </table:table-cell>
          <table:table-cell office:value-type="float" office:value="3.71272" calcext:value-type="float">
            <text:p>3.71272</text:p>
          </table:table-cell>
          <table:table-cell office:value-type="float" office:value="8.1047" calcext:value-type="float">
            <text:p>8.1047</text:p>
          </table:table-cell>
          <table:table-cell office:value-type="float" office:value="0.304424" calcext:value-type="float">
            <text:p>0.304424</text:p>
          </table:table-cell>
          <table:table-cell office:value-type="float" office:value="0.479551" calcext:value-type="float">
            <text:p>0.47955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6.9077" calcext:value-type="float">
            <text:p>76.9077</text:p>
          </table:table-cell>
          <table:table-cell office:value-type="float" office:value="0.014876" calcext:value-type="float">
            <text:p>0.014876</text:p>
          </table:table-cell>
          <table:table-cell office:value-type="float" office:value="0.00754" calcext:value-type="float">
            <text:p>0.00754</text:p>
          </table:table-cell>
          <table:table-cell office:value-type="float" office:value="0" calcext:value-type="float">
            <text:p>0</text:p>
          </table:table-cell>
          <table:table-cell office:value-type="float" office:value="0.051516" calcext:value-type="float">
            <text:p>0.051516</text:p>
          </table:table-cell>
          <table:table-cell office:value-type="float" office:value="0.073866" calcext:value-type="float">
            <text:p>0.073866</text:p>
          </table:table-cell>
          <table:table-cell office:value-type="float" office:value="3.63167" calcext:value-type="float">
            <text:p>3.63167</text:p>
          </table:table-cell>
          <table:table-cell office:value-type="float" office:value="8.51721" calcext:value-type="float">
            <text:p>8.51721</text:p>
          </table:table-cell>
          <table:table-cell office:value-type="float" office:value="0.296778" calcext:value-type="float">
            <text:p>0.296778</text:p>
          </table:table-cell>
          <table:table-cell office:value-type="float" office:value="0.498295" calcext:value-type="float">
            <text:p>0.49829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5.9308" calcext:value-type="float">
            <text:p>75.9308</text:p>
          </table:table-cell>
          <table:table-cell office:value-type="float" office:value="0.021412" calcext:value-type="float">
            <text:p>0.021412</text:p>
          </table:table-cell>
          <table:table-cell office:value-type="float" office:value="0.017297" calcext:value-type="float">
            <text:p>0.017297</text:p>
          </table:table-cell>
          <table:table-cell office:value-type="float" office:value="0" calcext:value-type="float">
            <text:p>0</text:p>
          </table:table-cell>
          <table:table-cell office:value-type="float" office:value="0.053405" calcext:value-type="float">
            <text:p>0.053405</text:p>
          </table:table-cell>
          <table:table-cell office:value-type="float" office:value="0.093164" calcext:value-type="float">
            <text:p>0.093164</text:p>
          </table:table-cell>
          <table:table-cell office:value-type="float" office:value="3.65388" calcext:value-type="float">
            <text:p>3.65388</text:p>
          </table:table-cell>
          <table:table-cell office:value-type="float" office:value="8.75662" calcext:value-type="float">
            <text:p>8.75662</text:p>
          </table:table-cell>
          <table:table-cell office:value-type="float" office:value="0.290574" calcext:value-type="float">
            <text:p>0.290574</text:p>
          </table:table-cell>
          <table:table-cell office:value-type="float" office:value="0.485491" calcext:value-type="float">
            <text:p>0.48549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1.0042" calcext:value-type="float">
            <text:p>91.0042</text:p>
          </table:table-cell>
          <table:table-cell office:value-type="float" office:value="0.024299" calcext:value-type="float">
            <text:p>0.024299</text:p>
          </table:table-cell>
          <table:table-cell office:value-type="float" office:value="0.026432" calcext:value-type="float">
            <text:p>0.026432</text:p>
          </table:table-cell>
          <table:table-cell office:value-type="float" office:value="0" calcext:value-type="float">
            <text:p>0</text:p>
          </table:table-cell>
          <table:table-cell office:value-type="float" office:value="0.083682" calcext:value-type="float">
            <text:p>0.083682</text:p>
          </table:table-cell>
          <table:table-cell office:value-type="float" office:value="0.150896" calcext:value-type="float">
            <text:p>0.150896</text:p>
          </table:table-cell>
          <table:table-cell office:value-type="float" office:value="3.57091" calcext:value-type="float">
            <text:p>3.57091</text:p>
          </table:table-cell>
          <table:table-cell office:value-type="float" office:value="8.66198" calcext:value-type="float">
            <text:p>8.66198</text:p>
          </table:table-cell>
          <table:table-cell office:value-type="float" office:value="0.281869" calcext:value-type="float">
            <text:p>0.281869</text:p>
          </table:table-cell>
          <table:table-cell office:value-type="float" office:value="0.476258" calcext:value-type="float">
            <text:p>0.4762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7.6856" calcext:value-type="float">
            <text:p>87.6856</text:p>
          </table:table-cell>
          <table:table-cell office:value-type="float" office:value="0.008985" calcext:value-type="float">
            <text:p>0.008985</text:p>
          </table:table-cell>
          <table:table-cell office:value-type="float" office:value="0.007354" calcext:value-type="float">
            <text:p>0.007354</text:p>
          </table:table-cell>
          <table:table-cell office:value-type="float" office:value="0" calcext:value-type="float">
            <text:p>0</text:p>
          </table:table-cell>
          <table:table-cell office:value-type="float" office:value="0.031842" calcext:value-type="float">
            <text:p>0.031842</text:p>
          </table:table-cell>
          <table:table-cell office:value-type="float" office:value="0.09349" calcext:value-type="float">
            <text:p>0.09349</text:p>
          </table:table-cell>
          <table:table-cell office:value-type="float" office:value="3.71801" calcext:value-type="float">
            <text:p>3.71801</text:p>
          </table:table-cell>
          <table:table-cell office:value-type="float" office:value="8.98991" calcext:value-type="float">
            <text:p>8.98991</text:p>
          </table:table-cell>
          <table:table-cell office:value-type="float" office:value="0.320461" calcext:value-type="float">
            <text:p>0.320461</text:p>
          </table:table-cell>
          <table:table-cell office:value-type="float" office:value="0.476054" calcext:value-type="float">
            <text:p>0.47605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6.0399" calcext:value-type="float">
            <text:p>86.0399</text:p>
          </table:table-cell>
          <table:table-cell office:value-type="float" office:value="0.009745" calcext:value-type="float">
            <text:p>0.009745</text:p>
          </table:table-cell>
          <table:table-cell office:value-type="float" office:value="0.003371" calcext:value-type="float">
            <text:p>0.003371</text:p>
          </table:table-cell>
          <table:table-cell office:value-type="float" office:value="0" calcext:value-type="float">
            <text:p>0</text:p>
          </table:table-cell>
          <table:table-cell office:value-type="float" office:value="0.052505" calcext:value-type="float">
            <text:p>0.052505</text:p>
          </table:table-cell>
          <table:table-cell office:value-type="float" office:value="0.065665" calcext:value-type="float">
            <text:p>0.065665</text:p>
          </table:table-cell>
          <table:table-cell office:value-type="float" office:value="3.74433" calcext:value-type="float">
            <text:p>3.74433</text:p>
          </table:table-cell>
          <table:table-cell office:value-type="float" office:value="8.98787" calcext:value-type="float">
            <text:p>8.98787</text:p>
          </table:table-cell>
          <table:table-cell office:value-type="float" office:value="0.309193" calcext:value-type="float">
            <text:p>0.309193</text:p>
          </table:table-cell>
          <table:table-cell office:value-type="float" office:value="0.481363" calcext:value-type="float">
            <text:p>0.48136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9.1475" calcext:value-type="float">
            <text:p>89.1475</text:p>
          </table:table-cell>
          <table:table-cell office:value-type="float" office:value="0.018532" calcext:value-type="float">
            <text:p>0.018532</text:p>
          </table:table-cell>
          <table:table-cell office:value-type="float" office:value="0.025222" calcext:value-type="float">
            <text:p>0.025222</text:p>
          </table:table-cell>
          <table:table-cell office:value-type="float" office:value="0" calcext:value-type="float">
            <text:p>0</text:p>
          </table:table-cell>
          <table:table-cell office:value-type="float" office:value="0.046524" calcext:value-type="float">
            <text:p>0.046524</text:p>
          </table:table-cell>
          <table:table-cell office:value-type="float" office:value="0.089447" calcext:value-type="float">
            <text:p>0.089447</text:p>
          </table:table-cell>
          <table:table-cell office:value-type="float" office:value="3.71109" calcext:value-type="float">
            <text:p>3.71109</text:p>
          </table:table-cell>
          <table:table-cell office:value-type="float" office:value="9.07201" calcext:value-type="float">
            <text:p>9.07201</text:p>
          </table:table-cell>
          <table:table-cell office:value-type="float" office:value="0.303917" calcext:value-type="float">
            <text:p>0.303917</text:p>
          </table:table-cell>
          <table:table-cell office:value-type="float" office:value="0.483759" calcext:value-type="float">
            <text:p>0.48375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2.0585" calcext:value-type="float">
            <text:p>92.0585</text:p>
          </table:table-cell>
          <table:table-cell office:value-type="float" office:value="0.024854" calcext:value-type="float">
            <text:p>0.024854</text:p>
          </table:table-cell>
          <table:table-cell office:value-type="float" office:value="0.014906" calcext:value-type="float">
            <text:p>0.014906</text:p>
          </table:table-cell>
          <table:table-cell office:value-type="float" office:value="0" calcext:value-type="float">
            <text:p>0</text:p>
          </table:table-cell>
          <table:table-cell office:value-type="float" office:value="0.08304" calcext:value-type="float">
            <text:p>0.08304</text:p>
          </table:table-cell>
          <table:table-cell office:value-type="float" office:value="0.143286" calcext:value-type="float">
            <text:p>0.143286</text:p>
          </table:table-cell>
          <table:table-cell office:value-type="float" office:value="3.7426" calcext:value-type="float">
            <text:p>3.7426</text:p>
          </table:table-cell>
          <table:table-cell office:value-type="float" office:value="9.13851" calcext:value-type="float">
            <text:p>9.13851</text:p>
          </table:table-cell>
          <table:table-cell office:value-type="float" office:value="0.309451" calcext:value-type="float">
            <text:p>0.309451</text:p>
          </table:table-cell>
          <table:table-cell office:value-type="float" office:value="0.485844" calcext:value-type="float">
            <text:p>0.48584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2.1432" calcext:value-type="float">
            <text:p>92.1432</text:p>
          </table:table-cell>
          <table:table-cell office:value-type="float" office:value="0.138159" calcext:value-type="float">
            <text:p>0.138159</text:p>
          </table:table-cell>
          <table:table-cell office:value-type="float" office:value="0.033302" calcext:value-type="float">
            <text:p>0.033302</text:p>
          </table:table-cell>
          <table:table-cell office:value-type="float" office:value="0" calcext:value-type="float">
            <text:p>0</text:p>
          </table:table-cell>
          <table:table-cell office:value-type="float" office:value="0.132734" calcext:value-type="float">
            <text:p>0.132734</text:p>
          </table:table-cell>
          <table:table-cell office:value-type="float" office:value="0.642949" calcext:value-type="float">
            <text:p>0.642949</text:p>
          </table:table-cell>
          <table:table-cell office:value-type="float" office:value="3.80333" calcext:value-type="float">
            <text:p>3.80333</text:p>
          </table:table-cell>
          <table:table-cell office:value-type="float" office:value="9.33087" calcext:value-type="float">
            <text:p>9.33087</text:p>
          </table:table-cell>
          <table:table-cell office:value-type="float" office:value="0.310076" calcext:value-type="float">
            <text:p>0.310076</text:p>
          </table:table-cell>
          <table:table-cell office:value-type="float" office:value="0.496664" calcext:value-type="float">
            <text:p>0.4966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2.2132" calcext:value-type="float">
            <text:p>92.2132</text:p>
          </table:table-cell>
          <table:table-cell office:value-type="float" office:value="0.326764" calcext:value-type="float">
            <text:p>0.326764</text:p>
          </table:table-cell>
          <table:table-cell office:value-type="float" office:value="0.086272" calcext:value-type="float">
            <text:p>0.086272</text:p>
          </table:table-cell>
          <table:table-cell office:value-type="float" office:value="0" calcext:value-type="float">
            <text:p>0</text:p>
          </table:table-cell>
          <table:table-cell office:value-type="float" office:value="0.230999" calcext:value-type="float">
            <text:p>0.230999</text:p>
          </table:table-cell>
          <table:table-cell office:value-type="float" office:value="0.89657" calcext:value-type="float">
            <text:p>0.89657</text:p>
          </table:table-cell>
          <table:table-cell office:value-type="float" office:value="4.05519" calcext:value-type="float">
            <text:p>4.05519</text:p>
          </table:table-cell>
          <table:table-cell office:value-type="float" office:value="9.48422" calcext:value-type="float">
            <text:p>9.48422</text:p>
          </table:table-cell>
          <table:table-cell office:value-type="float" office:value="0.319128" calcext:value-type="float">
            <text:p>0.319128</text:p>
          </table:table-cell>
          <table:table-cell office:value-type="float" office:value="0.504203" calcext:value-type="float">
            <text:p>0.50420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8.2362" calcext:value-type="float">
            <text:p>88.2362</text:p>
          </table:table-cell>
          <table:table-cell office:value-type="float" office:value="0.281285" calcext:value-type="float">
            <text:p>0.281285</text:p>
          </table:table-cell>
          <table:table-cell office:value-type="float" office:value="0.19659" calcext:value-type="float">
            <text:p>0.19659</text:p>
          </table:table-cell>
          <table:table-cell office:value-type="float" office:value="0" calcext:value-type="float">
            <text:p>0</text:p>
          </table:table-cell>
          <table:table-cell office:value-type="float" office:value="0.151148" calcext:value-type="float">
            <text:p>0.151148</text:p>
          </table:table-cell>
          <table:table-cell office:value-type="float" office:value="0.85271" calcext:value-type="float">
            <text:p>0.85271</text:p>
          </table:table-cell>
          <table:table-cell office:value-type="float" office:value="3.98308" calcext:value-type="float">
            <text:p>3.98308</text:p>
          </table:table-cell>
          <table:table-cell office:value-type="float" office:value="9.50461" calcext:value-type="float">
            <text:p>9.50461</text:p>
          </table:table-cell>
          <table:table-cell office:value-type="float" office:value="0.315766" calcext:value-type="float">
            <text:p>0.315766</text:p>
          </table:table-cell>
          <table:table-cell office:value-type="float" office:value="0.507196" calcext:value-type="float">
            <text:p>0.50719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7.786" calcext:value-type="float">
            <text:p>87.786</text:p>
          </table:table-cell>
          <table:table-cell office:value-type="float" office:value="0.08899" calcext:value-type="float">
            <text:p>0.08899</text:p>
          </table:table-cell>
          <table:table-cell office:value-type="float" office:value="0.114819" calcext:value-type="float">
            <text:p>0.114819</text:p>
          </table:table-cell>
          <table:table-cell office:value-type="float" office:value="0" calcext:value-type="float">
            <text:p>0</text:p>
          </table:table-cell>
          <table:table-cell office:value-type="float" office:value="0.131859" calcext:value-type="float">
            <text:p>0.131859</text:p>
          </table:table-cell>
          <table:table-cell office:value-type="float" office:value="0.813986" calcext:value-type="float">
            <text:p>0.813986</text:p>
          </table:table-cell>
          <table:table-cell office:value-type="float" office:value="4.09935" calcext:value-type="float">
            <text:p>4.09935</text:p>
          </table:table-cell>
          <table:table-cell office:value-type="float" office:value="9.25399" calcext:value-type="float">
            <text:p>9.25399</text:p>
          </table:table-cell>
          <table:table-cell office:value-type="float" office:value="0.308186" calcext:value-type="float">
            <text:p>0.308186</text:p>
          </table:table-cell>
          <table:table-cell office:value-type="float" office:value="0.519965" calcext:value-type="float">
            <text:p>0.51996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6.3583" calcext:value-type="float">
            <text:p>86.3583</text:p>
          </table:table-cell>
          <table:table-cell office:value-type="float" office:value="0.052742" calcext:value-type="float">
            <text:p>0.052742</text:p>
          </table:table-cell>
          <table:table-cell office:value-type="float" office:value="0.047069" calcext:value-type="float">
            <text:p>0.047069</text:p>
          </table:table-cell>
          <table:table-cell office:value-type="float" office:value="0" calcext:value-type="float">
            <text:p>0</text:p>
          </table:table-cell>
          <table:table-cell office:value-type="float" office:value="0.13581" calcext:value-type="float">
            <text:p>0.13581</text:p>
          </table:table-cell>
          <table:table-cell office:value-type="float" office:value="0.18777" calcext:value-type="float">
            <text:p>0.18777</text:p>
          </table:table-cell>
          <table:table-cell office:value-type="float" office:value="4.08552" calcext:value-type="float">
            <text:p>4.08552</text:p>
          </table:table-cell>
          <table:table-cell office:value-type="float" office:value="9.41924" calcext:value-type="float">
            <text:p>9.41924</text:p>
          </table:table-cell>
          <table:table-cell office:value-type="float" office:value="0.325467" calcext:value-type="float">
            <text:p>0.325467</text:p>
          </table:table-cell>
          <table:table-cell office:value-type="float" office:value="0.500125" calcext:value-type="float">
            <text:p>0.50012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2.5189" calcext:value-type="float">
            <text:p>82.5189</text:p>
          </table:table-cell>
          <table:table-cell office:value-type="float" office:value="0.516645" calcext:value-type="float">
            <text:p>0.516645</text:p>
          </table:table-cell>
          <table:table-cell office:value-type="float" office:value="0.614658" calcext:value-type="float">
            <text:p>0.614658</text:p>
          </table:table-cell>
          <table:table-cell office:value-type="float" office:value="0" calcext:value-type="float">
            <text:p>0</text:p>
          </table:table-cell>
          <table:table-cell office:value-type="float" office:value="0.451164" calcext:value-type="float">
            <text:p>0.451164</text:p>
          </table:table-cell>
          <table:table-cell office:value-type="float" office:value="0.835593" calcext:value-type="float">
            <text:p>0.835593</text:p>
          </table:table-cell>
          <table:table-cell office:value-type="float" office:value="4.33517" calcext:value-type="float">
            <text:p>4.33517</text:p>
          </table:table-cell>
          <table:table-cell office:value-type="float" office:value="9.59579" calcext:value-type="float">
            <text:p>9.59579</text:p>
          </table:table-cell>
          <table:table-cell office:value-type="float" office:value="0.317015" calcext:value-type="float">
            <text:p>0.317015</text:p>
          </table:table-cell>
          <table:table-cell office:value-type="float" office:value="0.524277" calcext:value-type="float">
            <text:p>0.52427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07459" calcext:value-type="float">
            <text:p>0.307459</text:p>
          </table:table-cell>
          <table:table-cell office:value-type="float" office:value="8.95581" calcext:value-type="float">
            <text:p>8.95581</text:p>
          </table:table-cell>
          <table:table-cell office:value-type="float" office:value="0.300566" calcext:value-type="float">
            <text:p>0.300566</text:p>
          </table:table-cell>
          <table:table-cell office:value-type="float" office:value="0.621579" calcext:value-type="float">
            <text:p>0.6215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1T13:38:25.742287574</dc:date>
    <meta:document-statistic meta:table-count="1" meta:cell-count="1221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2.567cm" svg:height="22.134cm" xlink:href=".." xlink:type="simple" chart:class="chart:scatter" chart:style-name="ch1">
        <chart:legend chart:legend-position="end" svg:x="38.471cm" svg:y="8.527cm" style:legend-expansion="high" chart:style-name="ch2"/>
        <chart:plot-area chart:style-name="ch3" table:cell-range-address="Sheet1.A1:Sheet1.K111" chart:data-source-has-labels="row" svg:x="0.851cm" svg:y="0.442cm" svg:width="36.769cm" svg:height="21.25cm">
          <chartooo:coordinate-region svg:x="1.658cm" svg:y="0.642cm" svg:width="35.682cm" svg:height="20.4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1" chart:label-cell-address="Sheet1.B1:Sheet1.B1" chart:class="chart:scatter">
            <chart:domain table:cell-range-address="Sheet1.A2:Sheet1.A111"/>
            <chart:data-point chart:repeated="110"/>
          </chart:series>
          <chart:series chart:style-name="ch7" chart:values-cell-range-address="Sheet1.C2:Sheet1.C111" chart:label-cell-address="Sheet1.C1:Sheet1.C1" chart:class="chart:scatter">
            <chart:data-point chart:repeated="110"/>
          </chart:series>
          <chart:series chart:style-name="ch8" chart:values-cell-range-address="Sheet1.D2:Sheet1.D111" chart:label-cell-address="Sheet1.D1:Sheet1.D1" chart:class="chart:scatter">
            <chart:data-point chart:repeated="110"/>
          </chart:series>
          <chart:series chart:style-name="ch9" chart:values-cell-range-address="Sheet1.E2:Sheet1.E111" chart:label-cell-address="Sheet1.E1:Sheet1.E1" chart:class="chart:scatter">
            <chart:data-point chart:repeated="110"/>
          </chart:series>
          <chart:series chart:style-name="ch10" chart:values-cell-range-address="Sheet1.F2:Sheet1.F111" chart:label-cell-address="Sheet1.F1:Sheet1.F1" chart:class="chart:scatter">
            <chart:data-point chart:repeated="110"/>
          </chart:series>
          <chart:series chart:style-name="ch11" chart:values-cell-range-address="Sheet1.G2:Sheet1.G111" chart:label-cell-address="Sheet1.G1:Sheet1.G1" chart:class="chart:scatter">
            <chart:data-point chart:repeated="110"/>
          </chart:series>
          <chart:series chart:style-name="ch12" chart:values-cell-range-address="Sheet1.H2:Sheet1.H111" chart:label-cell-address="Sheet1.H1:Sheet1.H1" chart:class="chart:scatter">
            <chart:data-point chart:repeated="110"/>
          </chart:series>
          <chart:series chart:style-name="ch13" chart:values-cell-range-address="Sheet1.I2:Sheet1.I111" chart:label-cell-address="Sheet1.I1:Sheet1.I1" chart:class="chart:scatter">
            <chart:data-point chart:repeated="110"/>
          </chart:series>
          <chart:series chart:style-name="ch14" chart:values-cell-range-address="Sheet1.J2:Sheet1.J111" chart:label-cell-address="Sheet1.J1:Sheet1.J1" chart:class="chart:scatter">
            <chart:data-point chart:repeated="110"/>
          </chart:series>
          <chart:series chart:style-name="ch15" chart:values-cell-range-address="Sheet1.K2:Sheet1.K111" chart:label-cell-address="Sheet1.K1:Sheet1.K1" chart:class="chart:scatter">
            <chart:data-point chart:repeated="1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shrinkManifold</text:p>
                <draw:g>
                  <svg:desc>Sheet1.B1:Sheet1.B1</svg:desc>
                </draw:g>
              </table:table-cell>
              <table:table-cell office:value-type="string">
                <text:p> Add new vertices</text:p>
                <draw:g>
                  <svg:desc>Sheet1.C1:Sheet1.C1</svg:desc>
                </draw:g>
              </table:table-cell>
              <table:table-cell office:value-type="string">
                <text:p> Move vertices</text:p>
                <draw:g>
                  <svg:desc>Sheet1.D1:Sheet1.D1</svg:desc>
                </draw:g>
              </table:table-cell>
              <table:table-cell office:value-type="string">
                <text:p> Move Cameras</text:p>
                <draw:g>
                  <svg:desc>Sheet1.E1:Sheet1.E1</svg:desc>
                </draw:g>
              </table:table-cell>
              <table:table-cell office:value-type="string">
                <text:p> rayTracing</text:p>
                <draw:g>
                  <svg:desc>Sheet1.F1:Sheet1.F1</svg:desc>
                </draw:g>
              </table:table-cell>
              <table:table-cell office:value-type="string">
                <text:p> rayRetracing</text:p>
                <draw:g>
                  <svg:desc>Sheet1.G1:Sheet1.G1</svg:desc>
                </draw:g>
              </table:table-cell>
              <table:table-cell office:value-type="string">
                <text:p> growManifold</text:p>
                <draw:g>
                  <svg:desc>Sheet1.H1:Sheet1.H1</svg:desc>
                </draw:g>
              </table:table-cell>
              <table:table-cell office:value-type="string">
                <text:p> growManifoldSev</text:p>
                <draw:g>
                  <svg:desc>Sheet1.I1:Sheet1.I1</svg:desc>
                </draw:g>
              </table:table-cell>
              <table:table-cell office:value-type="string">
                <text:p> growManifold</text:p>
                <draw:g>
                  <svg:desc>Sheet1.J1:Sheet1.J1</svg:desc>
                </draw:g>
              </table:table-cell>
              <table:table-cell office:value-type="string">
                <text:p> Save manifold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111</svg:desc>
                </draw:g>
              </table:table-cell>
              <table:table-cell office:value-type="float" office:value="0.00004">
                <text:p>0.00004</text:p>
                <draw:g>
                  <svg:desc>Sheet1.B2:Sheet1.B111</svg:desc>
                </draw:g>
              </table:table-cell>
              <table:table-cell office:value-type="float" office:value="0.009291">
                <text:p>0.009291</text:p>
                <draw:g>
                  <svg:desc>Sheet1.C2:Sheet1.C111</svg:desc>
                </draw:g>
              </table:table-cell>
              <table:table-cell office:value-type="float" office:value="0.000004">
                <text:p>0.000004</text:p>
                <draw:g>
                  <svg:desc>Sheet1.D2:Sheet1.D111</svg:desc>
                </draw:g>
              </table:table-cell>
              <table:table-cell office:value-type="float" office:value="0">
                <text:p>0</text:p>
                <draw:g>
                  <svg:desc>Sheet1.E2:Sheet1.E111</svg:desc>
                </draw:g>
              </table:table-cell>
              <table:table-cell office:value-type="float" office:value="0.094004">
                <text:p>0.094004</text:p>
                <draw:g>
                  <svg:desc>Sheet1.F2:Sheet1.F111</svg:desc>
                </draw:g>
              </table:table-cell>
              <table:table-cell office:value-type="float" office:value="0">
                <text:p>0</text:p>
                <draw:g>
                  <svg:desc>Sheet1.G2:Sheet1.G111</svg:desc>
                </draw:g>
              </table:table-cell>
              <table:table-cell office:value-type="float" office:value="0.019464">
                <text:p>0.019464</text:p>
                <draw:g>
                  <svg:desc>Sheet1.H2:Sheet1.H111</svg:desc>
                </draw:g>
              </table:table-cell>
              <table:table-cell office:value-type="float" office:value="0.046947">
                <text:p>0.046947</text:p>
                <draw:g>
                  <svg:desc>Sheet1.I2:Sheet1.I111</svg:desc>
                </draw:g>
              </table:table-cell>
              <table:table-cell office:value-type="float" office:value="0.001108">
                <text:p>0.001108</text:p>
                <draw:g>
                  <svg:desc>Sheet1.J2:Sheet1.J111</svg:desc>
                </draw:g>
              </table:table-cell>
              <table:table-cell office:value-type="float" office:value="0.162143">
                <text:p>0.162143</text:p>
                <draw:g>
                  <svg:desc>Sheet1.K2:Sheet1.K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49789">
                <text:p>0.049789</text:p>
              </table:table-cell>
              <table:table-cell office:value-type="float" office:value="0.040178">
                <text:p>0.040178</text:p>
              </table:table-cell>
              <table:table-cell office:value-type="float" office:value="0.122025">
                <text:p>0.122025</text:p>
              </table:table-cell>
              <table:table-cell office:value-type="float" office:value="0">
                <text:p>0</text:p>
              </table:table-cell>
              <table:table-cell office:value-type="float" office:value="0.116304">
                <text:p>0.116304</text:p>
              </table:table-cell>
              <table:table-cell office:value-type="float" office:value="0.100746">
                <text:p>0.100746</text:p>
              </table:table-cell>
              <table:table-cell office:value-type="float" office:value="0.036078">
                <text:p>0.036078</text:p>
              </table:table-cell>
              <table:table-cell office:value-type="float" office:value="0.102893">
                <text:p>0.102893</text:p>
              </table:table-cell>
              <table:table-cell office:value-type="float" office:value="0.002398">
                <text:p>0.002398</text:p>
              </table:table-cell>
              <table:table-cell office:value-type="float" office:value="0.177222">
                <text:p>0.177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80293">
                <text:p>0.080293</text:p>
              </table:table-cell>
              <table:table-cell office:value-type="float" office:value="0.01384">
                <text:p>0.01384</text:p>
              </table:table-cell>
              <table:table-cell office:value-type="float" office:value="0.019062">
                <text:p>0.019062</text:p>
              </table:table-cell>
              <table:table-cell office:value-type="float" office:value="0">
                <text:p>0</text:p>
              </table:table-cell>
              <table:table-cell office:value-type="float" office:value="0.173593">
                <text:p>0.173593</text:p>
              </table:table-cell>
              <table:table-cell office:value-type="float" office:value="0.025981">
                <text:p>0.025981</text:p>
              </table:table-cell>
              <table:table-cell office:value-type="float" office:value="0.058999">
                <text:p>0.058999</text:p>
              </table:table-cell>
              <table:table-cell office:value-type="float" office:value="0.19189">
                <text:p>0.19189</text:p>
              </table:table-cell>
              <table:table-cell office:value-type="float" office:value="0.004064">
                <text:p>0.004064</text:p>
              </table:table-cell>
              <table:table-cell office:value-type="float" office:value="0.158936">
                <text:p>0.158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47335">
                <text:p>0.147335</text:p>
              </table:table-cell>
              <table:table-cell office:value-type="float" office:value="0.066455">
                <text:p>0.066455</text:p>
              </table:table-cell>
              <table:table-cell office:value-type="float" office:value="0.109175">
                <text:p>0.109175</text:p>
              </table:table-cell>
              <table:table-cell office:value-type="float" office:value="0">
                <text:p>0</text:p>
              </table:table-cell>
              <table:table-cell office:value-type="float" office:value="0.335477">
                <text:p>0.335477</text:p>
              </table:table-cell>
              <table:table-cell office:value-type="float" office:value="0.153974">
                <text:p>0.153974</text:p>
              </table:table-cell>
              <table:table-cell office:value-type="float" office:value="0.095865">
                <text:p>0.095865</text:p>
              </table:table-cell>
              <table:table-cell office:value-type="float" office:value="0.378543">
                <text:p>0.378543</text:p>
              </table:table-cell>
              <table:table-cell office:value-type="float" office:value="0.007225">
                <text:p>0.007225</text:p>
              </table:table-cell>
              <table:table-cell office:value-type="float" office:value="0.16246">
                <text:p>0.16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374927">
                <text:p>0.374927</text:p>
              </table:table-cell>
              <table:table-cell office:value-type="float" office:value="0.089187">
                <text:p>0.089187</text:p>
              </table:table-cell>
              <table:table-cell office:value-type="float" office:value="0.126793">
                <text:p>0.126793</text:p>
              </table:table-cell>
              <table:table-cell office:value-type="float" office:value="0">
                <text:p>0</text:p>
              </table:table-cell>
              <table:table-cell office:value-type="float" office:value="0.350901">
                <text:p>0.350901</text:p>
              </table:table-cell>
              <table:table-cell office:value-type="float" office:value="0.218918">
                <text:p>0.218918</text:p>
              </table:table-cell>
              <table:table-cell office:value-type="float" office:value="0.126622">
                <text:p>0.126622</text:p>
              </table:table-cell>
              <table:table-cell office:value-type="float" office:value="0.413077">
                <text:p>0.413077</text:p>
              </table:table-cell>
              <table:table-cell office:value-type="float" office:value="0.008148">
                <text:p>0.008148</text:p>
              </table:table-cell>
              <table:table-cell office:value-type="float" office:value="0.164774">
                <text:p>0.164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33827">
                <text:p>0.33827</text:p>
              </table:table-cell>
              <table:table-cell office:value-type="float" office:value="0.14478">
                <text:p>0.14478</text:p>
              </table:table-cell>
              <table:table-cell office:value-type="float" office:value="0.124814">
                <text:p>0.124814</text:p>
              </table:table-cell>
              <table:table-cell office:value-type="float" office:value="0">
                <text:p>0</text:p>
              </table:table-cell>
              <table:table-cell office:value-type="float" office:value="0.289721">
                <text:p>0.289721</text:p>
              </table:table-cell>
              <table:table-cell office:value-type="float" office:value="0.480924">
                <text:p>0.480924</text:p>
              </table:table-cell>
              <table:table-cell office:value-type="float" office:value="0.171461">
                <text:p>0.171461</text:p>
              </table:table-cell>
              <table:table-cell office:value-type="float" office:value="0.565542">
                <text:p>0.565542</text:p>
              </table:table-cell>
              <table:table-cell office:value-type="float" office:value="0.011245">
                <text:p>0.011245</text:p>
              </table:table-cell>
              <table:table-cell office:value-type="float" office:value="0.176998">
                <text:p>0.176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743771">
                <text:p>0.743771</text:p>
              </table:table-cell>
              <table:table-cell office:value-type="float" office:value="0.023192">
                <text:p>0.023192</text:p>
              </table:table-cell>
              <table:table-cell office:value-type="float" office:value="0.0007">
                <text:p>0.0007</text:p>
              </table:table-cell>
              <table:table-cell office:value-type="float" office:value="0">
                <text:p>0</text:p>
              </table:table-cell>
              <table:table-cell office:value-type="float" office:value="0.035589">
                <text:p>0.035589</text:p>
              </table:table-cell>
              <table:table-cell office:value-type="float" office:value="0.154641">
                <text:p>0.154641</text:p>
              </table:table-cell>
              <table:table-cell office:value-type="float" office:value="0.176839">
                <text:p>0.176839</text:p>
              </table:table-cell>
              <table:table-cell office:value-type="float" office:value="0.705324">
                <text:p>0.705324</text:p>
              </table:table-cell>
              <table:table-cell office:value-type="float" office:value="0.014584">
                <text:p>0.014584</text:p>
              </table:table-cell>
              <table:table-cell office:value-type="float" office:value="0.175975">
                <text:p>0.175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728795">
                <text:p>0.728795</text:p>
              </table:table-cell>
              <table:table-cell office:value-type="float" office:value="0.018228">
                <text:p>0.018228</text:p>
              </table:table-cell>
              <table:table-cell office:value-type="float" office:value="0.019346">
                <text:p>0.019346</text:p>
              </table:table-cell>
              <table:table-cell office:value-type="float" office:value="0">
                <text:p>0</text:p>
              </table:table-cell>
              <table:table-cell office:value-type="float" office:value="0.106799">
                <text:p>0.106799</text:p>
              </table:table-cell>
              <table:table-cell office:value-type="float" office:value="0.06816">
                <text:p>0.06816</text:p>
              </table:table-cell>
              <table:table-cell office:value-type="float" office:value="0.22737">
                <text:p>0.22737</text:p>
              </table:table-cell>
              <table:table-cell office:value-type="float" office:value="0.803277">
                <text:p>0.803277</text:p>
              </table:table-cell>
              <table:table-cell office:value-type="float" office:value="0.016487">
                <text:p>0.016487</text:p>
              </table:table-cell>
              <table:table-cell office:value-type="float" office:value="0.1811">
                <text:p>0.1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779035">
                <text:p>0.779035</text:p>
              </table:table-cell>
              <table:table-cell office:value-type="float" office:value="0.054134">
                <text:p>0.054134</text:p>
              </table:table-cell>
              <table:table-cell office:value-type="float" office:value="0.049409">
                <text:p>0.049409</text:p>
              </table:table-cell>
              <table:table-cell office:value-type="float" office:value="0">
                <text:p>0</text:p>
              </table:table-cell>
              <table:table-cell office:value-type="float" office:value="0.192742">
                <text:p>0.192742</text:p>
              </table:table-cell>
              <table:table-cell office:value-type="float" office:value="0.093468">
                <text:p>0.093468</text:p>
              </table:table-cell>
              <table:table-cell office:value-type="float" office:value="0.244775">
                <text:p>0.244775</text:p>
              </table:table-cell>
              <table:table-cell office:value-type="float" office:value="0.86476">
                <text:p>0.86476</text:p>
              </table:table-cell>
              <table:table-cell office:value-type="float" office:value="0.018304">
                <text:p>0.018304</text:p>
              </table:table-cell>
              <table:table-cell office:value-type="float" office:value="0.189426">
                <text:p>0.189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871917">
                <text:p>0.871917</text:p>
              </table:table-cell>
              <table:table-cell office:value-type="float" office:value="0.091541">
                <text:p>0.091541</text:p>
              </table:table-cell>
              <table:table-cell office:value-type="float" office:value="0.091781">
                <text:p>0.091781</text:p>
              </table:table-cell>
              <table:table-cell office:value-type="float" office:value="0">
                <text:p>0</text:p>
              </table:table-cell>
              <table:table-cell office:value-type="float" office:value="0.273793">
                <text:p>0.273793</text:p>
              </table:table-cell>
              <table:table-cell office:value-type="float" office:value="0.244655">
                <text:p>0.244655</text:p>
              </table:table-cell>
              <table:table-cell office:value-type="float" office:value="0.265021">
                <text:p>0.265021</text:p>
              </table:table-cell>
              <table:table-cell office:value-type="float" office:value="0.974467">
                <text:p>0.974467</text:p>
              </table:table-cell>
              <table:table-cell office:value-type="float" office:value="0.019975">
                <text:p>0.019975</text:p>
              </table:table-cell>
              <table:table-cell office:value-type="float" office:value="0.187275">
                <text:p>0.187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96355">
                <text:p>0.96355</text:p>
              </table:table-cell>
              <table:table-cell office:value-type="float" office:value="0.132023">
                <text:p>0.132023</text:p>
              </table:table-cell>
              <table:table-cell office:value-type="float" office:value="0.111728">
                <text:p>0.111728</text:p>
              </table:table-cell>
              <table:table-cell office:value-type="float" office:value="0">
                <text:p>0</text:p>
              </table:table-cell>
              <table:table-cell office:value-type="float" office:value="0.35378">
                <text:p>0.35378</text:p>
              </table:table-cell>
              <table:table-cell office:value-type="float" office:value="0.300739">
                <text:p>0.300739</text:p>
              </table:table-cell>
              <table:table-cell office:value-type="float" office:value="0.301232">
                <text:p>0.301232</text:p>
              </table:table-cell>
              <table:table-cell office:value-type="float" office:value="1.02466">
                <text:p>1.02466</text:p>
              </table:table-cell>
              <table:table-cell office:value-type="float" office:value="0.022252">
                <text:p>0.022252</text:p>
              </table:table-cell>
              <table:table-cell office:value-type="float" office:value="0.198274">
                <text:p>0.198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.27408">
                <text:p>1.27408</text:p>
              </table:table-cell>
              <table:table-cell office:value-type="float" office:value="0.032161">
                <text:p>0.032161</text:p>
              </table:table-cell>
              <table:table-cell office:value-type="float" office:value="0.052113">
                <text:p>0.052113</text:p>
              </table:table-cell>
              <table:table-cell office:value-type="float" office:value="0">
                <text:p>0</text:p>
              </table:table-cell>
              <table:table-cell office:value-type="float" office:value="0.079973">
                <text:p>0.079973</text:p>
              </table:table-cell>
              <table:table-cell office:value-type="float" office:value="0.203581">
                <text:p>0.203581</text:p>
              </table:table-cell>
              <table:table-cell office:value-type="float" office:value="0.335181">
                <text:p>0.335181</text:p>
              </table:table-cell>
              <table:table-cell office:value-type="float" office:value="1.10552">
                <text:p>1.10552</text:p>
              </table:table-cell>
              <table:table-cell office:value-type="float" office:value="0.023529">
                <text:p>0.023529</text:p>
              </table:table-cell>
              <table:table-cell office:value-type="float" office:value="0.194048">
                <text:p>0.194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966889">
                <text:p>0.966889</text:p>
              </table:table-cell>
              <table:table-cell office:value-type="float" office:value="0.017252">
                <text:p>0.017252</text:p>
              </table:table-cell>
              <table:table-cell office:value-type="float" office:value="0.010205">
                <text:p>0.010205</text:p>
              </table:table-cell>
              <table:table-cell office:value-type="float" office:value="0">
                <text:p>0</text:p>
              </table:table-cell>
              <table:table-cell office:value-type="float" office:value="0.14631">
                <text:p>0.14631</text:p>
              </table:table-cell>
              <table:table-cell office:value-type="float" office:value="0.108946">
                <text:p>0.108946</text:p>
              </table:table-cell>
              <table:table-cell office:value-type="float" office:value="0.374505">
                <text:p>0.374505</text:p>
              </table:table-cell>
              <table:table-cell office:value-type="float" office:value="1.20667">
                <text:p>1.20667</text:p>
              </table:table-cell>
              <table:table-cell office:value-type="float" office:value="0.026585">
                <text:p>0.026585</text:p>
              </table:table-cell>
              <table:table-cell office:value-type="float" office:value="0.200616">
                <text:p>0.200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.11395">
                <text:p>1.11395</text:p>
              </table:table-cell>
              <table:table-cell office:value-type="float" office:value="0.05601">
                <text:p>0.05601</text:p>
              </table:table-cell>
              <table:table-cell office:value-type="float" office:value="0.102361">
                <text:p>0.102361</text:p>
              </table:table-cell>
              <table:table-cell office:value-type="float" office:value="0">
                <text:p>0</text:p>
              </table:table-cell>
              <table:table-cell office:value-type="float" office:value="0.381979">
                <text:p>0.381979</text:p>
              </table:table-cell>
              <table:table-cell office:value-type="float" office:value="0.148294">
                <text:p>0.148294</text:p>
              </table:table-cell>
              <table:table-cell office:value-type="float" office:value="0.436373">
                <text:p>0.436373</text:p>
              </table:table-cell>
              <table:table-cell office:value-type="float" office:value="1.3437">
                <text:p>1.3437</text:p>
              </table:table-cell>
              <table:table-cell office:value-type="float" office:value="0.029877">
                <text:p>0.029877</text:p>
              </table:table-cell>
              <table:table-cell office:value-type="float" office:value="0.208459">
                <text:p>0.208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.25533">
                <text:p>1.25533</text:p>
              </table:table-cell>
              <table:table-cell office:value-type="float" office:value="0.060975">
                <text:p>0.060975</text:p>
              </table:table-cell>
              <table:table-cell office:value-type="float" office:value="0.12161">
                <text:p>0.12161</text:p>
              </table:table-cell>
              <table:table-cell office:value-type="float" office:value="0">
                <text:p>0</text:p>
              </table:table-cell>
              <table:table-cell office:value-type="float" office:value="0.275418">
                <text:p>0.275418</text:p>
              </table:table-cell>
              <table:table-cell office:value-type="float" office:value="0.260004">
                <text:p>0.260004</text:p>
              </table:table-cell>
              <table:table-cell office:value-type="float" office:value="0.475945">
                <text:p>0.475945</text:p>
              </table:table-cell>
              <table:table-cell office:value-type="float" office:value="1.40334">
                <text:p>1.40334</text:p>
              </table:table-cell>
              <table:table-cell office:value-type="float" office:value="0.031479">
                <text:p>0.031479</text:p>
              </table:table-cell>
              <table:table-cell office:value-type="float" office:value="0.213748">
                <text:p>0.2137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.42905">
                <text:p>1.42905</text:p>
              </table:table-cell>
              <table:table-cell office:value-type="float" office:value="0.045483">
                <text:p>0.045483</text:p>
              </table:table-cell>
              <table:table-cell office:value-type="float" office:value="0.038234">
                <text:p>0.038234</text:p>
              </table:table-cell>
              <table:table-cell office:value-type="float" office:value="0">
                <text:p>0</text:p>
              </table:table-cell>
              <table:table-cell office:value-type="float" office:value="0.107152">
                <text:p>0.107152</text:p>
              </table:table-cell>
              <table:table-cell office:value-type="float" office:value="0.181317">
                <text:p>0.181317</text:p>
              </table:table-cell>
              <table:table-cell office:value-type="float" office:value="0.463672">
                <text:p>0.463672</text:p>
              </table:table-cell>
              <table:table-cell office:value-type="float" office:value="1.36381">
                <text:p>1.36381</text:p>
              </table:table-cell>
              <table:table-cell office:value-type="float" office:value="0.032765">
                <text:p>0.032765</text:p>
              </table:table-cell>
              <table:table-cell office:value-type="float" office:value="0.217805">
                <text:p>0.217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.5372">
                <text:p>1.5372</text:p>
              </table:table-cell>
              <table:table-cell office:value-type="float" office:value="0.029484">
                <text:p>0.029484</text:p>
              </table:table-cell>
              <table:table-cell office:value-type="float" office:value="0.020021">
                <text:p>0.020021</text:p>
              </table:table-cell>
              <table:table-cell office:value-type="float" office:value="0">
                <text:p>0</text:p>
              </table:table-cell>
              <table:table-cell office:value-type="float" office:value="0.04226">
                <text:p>0.04226</text:p>
              </table:table-cell>
              <table:table-cell office:value-type="float" office:value="0.127328">
                <text:p>0.127328</text:p>
              </table:table-cell>
              <table:table-cell office:value-type="float" office:value="0.505021">
                <text:p>0.505021</text:p>
              </table:table-cell>
              <table:table-cell office:value-type="float" office:value="1.45163">
                <text:p>1.45163</text:p>
              </table:table-cell>
              <table:table-cell office:value-type="float" office:value="0.033417">
                <text:p>0.033417</text:p>
              </table:table-cell>
              <table:table-cell office:value-type="float" office:value="0.219569">
                <text:p>0.2195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3.46431">
                <text:p>3.46431</text:p>
              </table:table-cell>
              <table:table-cell office:value-type="float" office:value="0.011613">
                <text:p>0.011613</text:p>
              </table:table-cell>
              <table:table-cell office:value-type="float" office:value="0.011161">
                <text:p>0.011161</text:p>
              </table:table-cell>
              <table:table-cell office:value-type="float" office:value="0">
                <text:p>0</text:p>
              </table:table-cell>
              <table:table-cell office:value-type="float" office:value="0.08259">
                <text:p>0.08259</text:p>
              </table:table-cell>
              <table:table-cell office:value-type="float" office:value="0.052121">
                <text:p>0.052121</text:p>
              </table:table-cell>
              <table:table-cell office:value-type="float" office:value="0.418993">
                <text:p>0.418993</text:p>
              </table:table-cell>
              <table:table-cell office:value-type="float" office:value="1.48327">
                <text:p>1.48327</text:p>
              </table:table-cell>
              <table:table-cell office:value-type="float" office:value="0.037461">
                <text:p>0.037461</text:p>
              </table:table-cell>
              <table:table-cell office:value-type="float" office:value="0.228069">
                <text:p>0.2280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4.81094">
                <text:p>4.81094</text:p>
              </table:table-cell>
              <table:table-cell office:value-type="float" office:value="0.044042">
                <text:p>0.044042</text:p>
              </table:table-cell>
              <table:table-cell office:value-type="float" office:value="0.016461">
                <text:p>0.016461</text:p>
              </table:table-cell>
              <table:table-cell office:value-type="float" office:value="0">
                <text:p>0</text:p>
              </table:table-cell>
              <table:table-cell office:value-type="float" office:value="0.273445">
                <text:p>0.273445</text:p>
              </table:table-cell>
              <table:table-cell office:value-type="float" office:value="0.095568">
                <text:p>0.095568</text:p>
              </table:table-cell>
              <table:table-cell office:value-type="float" office:value="0.474725">
                <text:p>0.474725</text:p>
              </table:table-cell>
              <table:table-cell office:value-type="float" office:value="1.61467">
                <text:p>1.61467</text:p>
              </table:table-cell>
              <table:table-cell office:value-type="float" office:value="0.041904">
                <text:p>0.041904</text:p>
              </table:table-cell>
              <table:table-cell office:value-type="float" office:value="0.231691">
                <text:p>0.2316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7.18236">
                <text:p>7.18236</text:p>
              </table:table-cell>
              <table:table-cell office:value-type="float" office:value="0.119695">
                <text:p>0.119695</text:p>
              </table:table-cell>
              <table:table-cell office:value-type="float" office:value="0.126417">
                <text:p>0.126417</text:p>
              </table:table-cell>
              <table:table-cell office:value-type="float" office:value="0">
                <text:p>0</text:p>
              </table:table-cell>
              <table:table-cell office:value-type="float" office:value="0.310389">
                <text:p>0.310389</text:p>
              </table:table-cell>
              <table:table-cell office:value-type="float" office:value="0.205981">
                <text:p>0.205981</text:p>
              </table:table-cell>
              <table:table-cell office:value-type="float" office:value="0.49935">
                <text:p>0.49935</text:p>
              </table:table-cell>
              <table:table-cell office:value-type="float" office:value="1.76014">
                <text:p>1.76014</text:p>
              </table:table-cell>
              <table:table-cell office:value-type="float" office:value="0.047297">
                <text:p>0.047297</text:p>
              </table:table-cell>
              <table:table-cell office:value-type="float" office:value="0.249866">
                <text:p>0.2498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7.97795">
                <text:p>7.97795</text:p>
              </table:table-cell>
              <table:table-cell office:value-type="float" office:value="0.073491">
                <text:p>0.073491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101476">
                <text:p>0.101476</text:p>
              </table:table-cell>
              <table:table-cell office:value-type="float" office:value="0.46027">
                <text:p>0.46027</text:p>
              </table:table-cell>
              <table:table-cell office:value-type="float" office:value="0.541968">
                <text:p>0.541968</text:p>
              </table:table-cell>
              <table:table-cell office:value-type="float" office:value="1.84234">
                <text:p>1.84234</text:p>
              </table:table-cell>
              <table:table-cell office:value-type="float" office:value="0.044816">
                <text:p>0.044816</text:p>
              </table:table-cell>
              <table:table-cell office:value-type="float" office:value="0.24025">
                <text:p>0.24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7.5976">
                <text:p>7.5976</text:p>
              </table:table-cell>
              <table:table-cell office:value-type="float" office:value="0.062173">
                <text:p>0.062173</text:p>
              </table:table-cell>
              <table:table-cell office:value-type="float" office:value="0.083916">
                <text:p>0.083916</text:p>
              </table:table-cell>
              <table:table-cell office:value-type="float" office:value="0">
                <text:p>0</text:p>
              </table:table-cell>
              <table:table-cell office:value-type="float" office:value="0.317684">
                <text:p>0.317684</text:p>
              </table:table-cell>
              <table:table-cell office:value-type="float" office:value="0.112359">
                <text:p>0.112359</text:p>
              </table:table-cell>
              <table:table-cell office:value-type="float" office:value="0.592194">
                <text:p>0.592194</text:p>
              </table:table-cell>
              <table:table-cell office:value-type="float" office:value="2.0406">
                <text:p>2.0406</text:p>
              </table:table-cell>
              <table:table-cell office:value-type="float" office:value="0.05061">
                <text:p>0.05061</text:p>
              </table:table-cell>
              <table:table-cell office:value-type="float" office:value="0.250614">
                <text:p>0.2506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7.04775">
                <text:p>7.04775</text:p>
              </table:table-cell>
              <table:table-cell office:value-type="float" office:value="0.073376">
                <text:p>0.073376</text:p>
              </table:table-cell>
              <table:table-cell office:value-type="float" office:value="0.053087">
                <text:p>0.053087</text:p>
              </table:table-cell>
              <table:table-cell office:value-type="float" office:value="0">
                <text:p>0</text:p>
              </table:table-cell>
              <table:table-cell office:value-type="float" office:value="0.213489">
                <text:p>0.213489</text:p>
              </table:table-cell>
              <table:table-cell office:value-type="float" office:value="0.29644">
                <text:p>0.29644</text:p>
              </table:table-cell>
              <table:table-cell office:value-type="float" office:value="0.61256">
                <text:p>0.61256</text:p>
              </table:table-cell>
              <table:table-cell office:value-type="float" office:value="2.04607">
                <text:p>2.04607</text:p>
              </table:table-cell>
              <table:table-cell office:value-type="float" office:value="0.053939">
                <text:p>0.053939</text:p>
              </table:table-cell>
              <table:table-cell office:value-type="float" office:value="0.268285">
                <text:p>0.268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7.52948">
                <text:p>7.52948</text:p>
              </table:table-cell>
              <table:table-cell office:value-type="float" office:value="0.070949">
                <text:p>0.070949</text:p>
              </table:table-cell>
              <table:table-cell office:value-type="float" office:value="0.038067">
                <text:p>0.038067</text:p>
              </table:table-cell>
              <table:table-cell office:value-type="float" office:value="0">
                <text:p>0</text:p>
              </table:table-cell>
              <table:table-cell office:value-type="float" office:value="0.158486">
                <text:p>0.158486</text:p>
              </table:table-cell>
              <table:table-cell office:value-type="float" office:value="0.179362">
                <text:p>0.179362</text:p>
              </table:table-cell>
              <table:table-cell office:value-type="float" office:value="0.661291">
                <text:p>0.661291</text:p>
              </table:table-cell>
              <table:table-cell office:value-type="float" office:value="2.15474">
                <text:p>2.15474</text:p>
              </table:table-cell>
              <table:table-cell office:value-type="float" office:value="0.055193">
                <text:p>0.055193</text:p>
              </table:table-cell>
              <table:table-cell office:value-type="float" office:value="0.281614">
                <text:p>0.2816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7.2091">
                <text:p>7.2091</text:p>
              </table:table-cell>
              <table:table-cell office:value-type="float" office:value="0.057398">
                <text:p>0.057398</text:p>
              </table:table-cell>
              <table:table-cell office:value-type="float" office:value="0.02291">
                <text:p>0.02291</text:p>
              </table:table-cell>
              <table:table-cell office:value-type="float" office:value="0">
                <text:p>0</text:p>
              </table:table-cell>
              <table:table-cell office:value-type="float" office:value="0.2199">
                <text:p>0.2199</text:p>
              </table:table-cell>
              <table:table-cell office:value-type="float" office:value="0.142471">
                <text:p>0.142471</text:p>
              </table:table-cell>
              <table:table-cell office:value-type="float" office:value="0.712101">
                <text:p>0.712101</text:p>
              </table:table-cell>
              <table:table-cell office:value-type="float" office:value="2.27336">
                <text:p>2.27336</text:p>
              </table:table-cell>
              <table:table-cell office:value-type="float" office:value="0.05811">
                <text:p>0.05811</text:p>
              </table:table-cell>
              <table:table-cell office:value-type="float" office:value="0.262248">
                <text:p>0.262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10.4596">
                <text:p>10.4596</text:p>
              </table:table-cell>
              <table:table-cell office:value-type="float" office:value="0.065993">
                <text:p>0.065993</text:p>
              </table:table-cell>
              <table:table-cell office:value-type="float" office:value="0.142999">
                <text:p>0.142999</text:p>
              </table:table-cell>
              <table:table-cell office:value-type="float" office:value="0">
                <text:p>0</text:p>
              </table:table-cell>
              <table:table-cell office:value-type="float" office:value="0.169985">
                <text:p>0.169985</text:p>
              </table:table-cell>
              <table:table-cell office:value-type="float" office:value="0.252821">
                <text:p>0.252821</text:p>
              </table:table-cell>
              <table:table-cell office:value-type="float" office:value="0.747518">
                <text:p>0.747518</text:p>
              </table:table-cell>
              <table:table-cell office:value-type="float" office:value="2.37742">
                <text:p>2.37742</text:p>
              </table:table-cell>
              <table:table-cell office:value-type="float" office:value="0.06284">
                <text:p>0.06284</text:p>
              </table:table-cell>
              <table:table-cell office:value-type="float" office:value="0.270806">
                <text:p>0.2708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16.3176">
                <text:p>16.3176</text:p>
              </table:table-cell>
              <table:table-cell office:value-type="float" office:value="0.020453">
                <text:p>0.020453</text:p>
              </table:table-cell>
              <table:table-cell office:value-type="float" office:value="0.015677">
                <text:p>0.015677</text:p>
              </table:table-cell>
              <table:table-cell office:value-type="float" office:value="0">
                <text:p>0</text:p>
              </table:table-cell>
              <table:table-cell office:value-type="float" office:value="0.159711">
                <text:p>0.159711</text:p>
              </table:table-cell>
              <table:table-cell office:value-type="float" office:value="0.063278">
                <text:p>0.063278</text:p>
              </table:table-cell>
              <table:table-cell office:value-type="float" office:value="0.785121">
                <text:p>0.785121</text:p>
              </table:table-cell>
              <table:table-cell office:value-type="float" office:value="2.41589">
                <text:p>2.41589</text:p>
              </table:table-cell>
              <table:table-cell office:value-type="float" office:value="0.066797">
                <text:p>0.066797</text:p>
              </table:table-cell>
              <table:table-cell office:value-type="float" office:value="0.275054">
                <text:p>0.275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23.9562">
                <text:p>23.9562</text:p>
              </table:table-cell>
              <table:table-cell office:value-type="float" office:value="0.037145">
                <text:p>0.037145</text:p>
              </table:table-cell>
              <table:table-cell office:value-type="float" office:value="0.107872">
                <text:p>0.107872</text:p>
              </table:table-cell>
              <table:table-cell office:value-type="float" office:value="0">
                <text:p>0</text:p>
              </table:table-cell>
              <table:table-cell office:value-type="float" office:value="0.22188">
                <text:p>0.22188</text:p>
              </table:table-cell>
              <table:table-cell office:value-type="float" office:value="0.138068">
                <text:p>0.138068</text:p>
              </table:table-cell>
              <table:table-cell office:value-type="float" office:value="0.822594">
                <text:p>0.822594</text:p>
              </table:table-cell>
              <table:table-cell office:value-type="float" office:value="2.49984">
                <text:p>2.49984</text:p>
              </table:table-cell>
              <table:table-cell office:value-type="float" office:value="0.064435">
                <text:p>0.064435</text:p>
              </table:table-cell>
              <table:table-cell office:value-type="float" office:value="0.277053">
                <text:p>0.2770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27.0257">
                <text:p>27.0257</text:p>
              </table:table-cell>
              <table:table-cell office:value-type="float" office:value="0.021765">
                <text:p>0.021765</text:p>
              </table:table-cell>
              <table:table-cell office:value-type="float" office:value="0.023418">
                <text:p>0.023418</text:p>
              </table:table-cell>
              <table:table-cell office:value-type="float" office:value="0">
                <text:p>0</text:p>
              </table:table-cell>
              <table:table-cell office:value-type="float" office:value="0.101997">
                <text:p>0.101997</text:p>
              </table:table-cell>
              <table:table-cell office:value-type="float" office:value="0.115987">
                <text:p>0.115987</text:p>
              </table:table-cell>
              <table:table-cell office:value-type="float" office:value="0.773951">
                <text:p>0.773951</text:p>
              </table:table-cell>
              <table:table-cell office:value-type="float" office:value="2.63599">
                <text:p>2.63599</text:p>
              </table:table-cell>
              <table:table-cell office:value-type="float" office:value="0.066775">
                <text:p>0.066775</text:p>
              </table:table-cell>
              <table:table-cell office:value-type="float" office:value="0.278001">
                <text:p>0.278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27.0665">
                <text:p>27.0665</text:p>
              </table:table-cell>
              <table:table-cell office:value-type="float" office:value="0.019119">
                <text:p>0.019119</text:p>
              </table:table-cell>
              <table:table-cell office:value-type="float" office:value="0.034232">
                <text:p>0.034232</text:p>
              </table:table-cell>
              <table:table-cell office:value-type="float" office:value="0">
                <text:p>0</text:p>
              </table:table-cell>
              <table:table-cell office:value-type="float" office:value="0.081">
                <text:p>0.081</text:p>
              </table:table-cell>
              <table:table-cell office:value-type="float" office:value="0.120182">
                <text:p>0.120182</text:p>
              </table:table-cell>
              <table:table-cell office:value-type="float" office:value="0.794872">
                <text:p>0.794872</text:p>
              </table:table-cell>
              <table:table-cell office:value-type="float" office:value="2.85089">
                <text:p>2.85089</text:p>
              </table:table-cell>
              <table:table-cell office:value-type="float" office:value="0.075979">
                <text:p>0.075979</text:p>
              </table:table-cell>
              <table:table-cell office:value-type="float" office:value="0.282883">
                <text:p>0.2828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29.182">
                <text:p>29.182</text:p>
              </table:table-cell>
              <table:table-cell office:value-type="float" office:value="0.012475">
                <text:p>0.012475</text:p>
              </table:table-cell>
              <table:table-cell office:value-type="float" office:value="0.012795">
                <text:p>0.012795</text:p>
              </table:table-cell>
              <table:table-cell office:value-type="float" office:value="0">
                <text:p>0</text:p>
              </table:table-cell>
              <table:table-cell office:value-type="float" office:value="0.068882">
                <text:p>0.068882</text:p>
              </table:table-cell>
              <table:table-cell office:value-type="float" office:value="0.046191">
                <text:p>0.046191</text:p>
              </table:table-cell>
              <table:table-cell office:value-type="float" office:value="0.779559">
                <text:p>0.779559</text:p>
              </table:table-cell>
              <table:table-cell office:value-type="float" office:value="2.74972">
                <text:p>2.74972</text:p>
              </table:table-cell>
              <table:table-cell office:value-type="float" office:value="0.073178">
                <text:p>0.073178</text:p>
              </table:table-cell>
              <table:table-cell office:value-type="float" office:value="0.283751">
                <text:p>0.283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29.4122">
                <text:p>29.4122</text:p>
              </table:table-cell>
              <table:table-cell office:value-type="float" office:value="0.019247">
                <text:p>0.019247</text:p>
              </table:table-cell>
              <table:table-cell office:value-type="float" office:value="0.030456">
                <text:p>0.030456</text:p>
              </table:table-cell>
              <table:table-cell office:value-type="float" office:value="0">
                <text:p>0</text:p>
              </table:table-cell>
              <table:table-cell office:value-type="float" office:value="0.133299">
                <text:p>0.133299</text:p>
              </table:table-cell>
              <table:table-cell office:value-type="float" office:value="0.078939">
                <text:p>0.078939</text:p>
              </table:table-cell>
              <table:table-cell office:value-type="float" office:value="0.795999">
                <text:p>0.795999</text:p>
              </table:table-cell>
              <table:table-cell office:value-type="float" office:value="2.68809">
                <text:p>2.68809</text:p>
              </table:table-cell>
              <table:table-cell office:value-type="float" office:value="0.070356">
                <text:p>0.070356</text:p>
              </table:table-cell>
              <table:table-cell office:value-type="float" office:value="0.286924">
                <text:p>0.2869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31.2916">
                <text:p>31.2916</text:p>
              </table:table-cell>
              <table:table-cell office:value-type="float" office:value="0.039374">
                <text:p>0.039374</text:p>
              </table:table-cell>
              <table:table-cell office:value-type="float" office:value="0.036746">
                <text:p>0.036746</text:p>
              </table:table-cell>
              <table:table-cell office:value-type="float" office:value="0">
                <text:p>0</text:p>
              </table:table-cell>
              <table:table-cell office:value-type="float" office:value="0.292284">
                <text:p>0.292284</text:p>
              </table:table-cell>
              <table:table-cell office:value-type="float" office:value="0.107983">
                <text:p>0.107983</text:p>
              </table:table-cell>
              <table:table-cell office:value-type="float" office:value="0.841627">
                <text:p>0.841627</text:p>
              </table:table-cell>
              <table:table-cell office:value-type="float" office:value="3.03143">
                <text:p>3.03143</text:p>
              </table:table-cell>
              <table:table-cell office:value-type="float" office:value="0.081312">
                <text:p>0.081312</text:p>
              </table:table-cell>
              <table:table-cell office:value-type="float" office:value="0.292596">
                <text:p>0.2925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32.8766">
                <text:p>32.8766</text:p>
              </table:table-cell>
              <table:table-cell office:value-type="float" office:value="0.170872">
                <text:p>0.170872</text:p>
              </table:table-cell>
              <table:table-cell office:value-type="float" office:value="0.176179">
                <text:p>0.176179</text:p>
              </table:table-cell>
              <table:table-cell office:value-type="float" office:value="0">
                <text:p>0</text:p>
              </table:table-cell>
              <table:table-cell office:value-type="float" office:value="0.381454">
                <text:p>0.381454</text:p>
              </table:table-cell>
              <table:table-cell office:value-type="float" office:value="0.32388">
                <text:p>0.32388</text:p>
              </table:table-cell>
              <table:table-cell office:value-type="float" office:value="0.923215">
                <text:p>0.923215</text:p>
              </table:table-cell>
              <table:table-cell office:value-type="float" office:value="3.18743">
                <text:p>3.18743</text:p>
              </table:table-cell>
              <table:table-cell office:value-type="float" office:value="0.09071">
                <text:p>0.09071</text:p>
              </table:table-cell>
              <table:table-cell office:value-type="float" office:value="0.305734">
                <text:p>0.305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37.4048">
                <text:p>37.4048</text:p>
              </table:table-cell>
              <table:table-cell office:value-type="float" office:value="0.053822">
                <text:p>0.053822</text:p>
              </table:table-cell>
              <table:table-cell office:value-type="float" office:value="0.055873">
                <text:p>0.055873</text:p>
              </table:table-cell>
              <table:table-cell office:value-type="float" office:value="0">
                <text:p>0</text:p>
              </table:table-cell>
              <table:table-cell office:value-type="float" office:value="0.127887">
                <text:p>0.127887</text:p>
              </table:table-cell>
              <table:table-cell office:value-type="float" office:value="0.373102">
                <text:p>0.373102</text:p>
              </table:table-cell>
              <table:table-cell office:value-type="float" office:value="0.93953">
                <text:p>0.93953</text:p>
              </table:table-cell>
              <table:table-cell office:value-type="float" office:value="3.08707">
                <text:p>3.08707</text:p>
              </table:table-cell>
              <table:table-cell office:value-type="float" office:value="0.086239">
                <text:p>0.086239</text:p>
              </table:table-cell>
              <table:table-cell office:value-type="float" office:value="0.307223">
                <text:p>0.3072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38.2032">
                <text:p>38.2032</text:p>
              </table:table-cell>
              <table:table-cell office:value-type="float" office:value="0.031895">
                <text:p>0.031895</text:p>
              </table:table-cell>
              <table:table-cell office:value-type="float" office:value="0.041512">
                <text:p>0.041512</text:p>
              </table:table-cell>
              <table:table-cell office:value-type="float" office:value="0">
                <text:p>0</text:p>
              </table:table-cell>
              <table:table-cell office:value-type="float" office:value="0.172867">
                <text:p>0.172867</text:p>
              </table:table-cell>
              <table:table-cell office:value-type="float" office:value="0.059776">
                <text:p>0.059776</text:p>
              </table:table-cell>
              <table:table-cell office:value-type="float" office:value="0.973859">
                <text:p>0.973859</text:p>
              </table:table-cell>
              <table:table-cell office:value-type="float" office:value="3.27075">
                <text:p>3.27075</text:p>
              </table:table-cell>
              <table:table-cell office:value-type="float" office:value="0.087475">
                <text:p>0.087475</text:p>
              </table:table-cell>
              <table:table-cell office:value-type="float" office:value="0.312112">
                <text:p>0.312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41.7972">
                <text:p>41.7972</text:p>
              </table:table-cell>
              <table:table-cell office:value-type="float" office:value="0.017454">
                <text:p>0.017454</text:p>
              </table:table-cell>
              <table:table-cell office:value-type="float" office:value="0.03361">
                <text:p>0.03361</text:p>
              </table:table-cell>
              <table:table-cell office:value-type="float" office:value="0">
                <text:p>0</text:p>
              </table:table-cell>
              <table:table-cell office:value-type="float" office:value="0.06079">
                <text:p>0.06079</text:p>
              </table:table-cell>
              <table:table-cell office:value-type="float" office:value="0.120163">
                <text:p>0.120163</text:p>
              </table:table-cell>
              <table:table-cell office:value-type="float" office:value="0.997221">
                <text:p>0.997221</text:p>
              </table:table-cell>
              <table:table-cell office:value-type="float" office:value="3.2761">
                <text:p>3.2761</text:p>
              </table:table-cell>
              <table:table-cell office:value-type="float" office:value="0.088967">
                <text:p>0.088967</text:p>
              </table:table-cell>
              <table:table-cell office:value-type="float" office:value="0.312904">
                <text:p>0.3129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42.4631">
                <text:p>42.4631</text:p>
              </table:table-cell>
              <table:table-cell office:value-type="float" office:value="0.012647">
                <text:p>0.012647</text:p>
              </table:table-cell>
              <table:table-cell office:value-type="float" office:value="0.011718">
                <text:p>0.011718</text:p>
              </table:table-cell>
              <table:table-cell office:value-type="float" office:value="0">
                <text:p>0</text:p>
              </table:table-cell>
              <table:table-cell office:value-type="float" office:value="0.140852">
                <text:p>0.140852</text:p>
              </table:table-cell>
              <table:table-cell office:value-type="float" office:value="0.035774">
                <text:p>0.035774</text:p>
              </table:table-cell>
              <table:table-cell office:value-type="float" office:value="1.09539">
                <text:p>1.09539</text:p>
              </table:table-cell>
              <table:table-cell office:value-type="float" office:value="3.41755">
                <text:p>3.41755</text:p>
              </table:table-cell>
              <table:table-cell office:value-type="float" office:value="0.098286">
                <text:p>0.098286</text:p>
              </table:table-cell>
              <table:table-cell office:value-type="float" office:value="0.327704">
                <text:p>0.3277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42.1267">
                <text:p>42.1267</text:p>
              </table:table-cell>
              <table:table-cell office:value-type="float" office:value="0.033939">
                <text:p>0.033939</text:p>
              </table:table-cell>
              <table:table-cell office:value-type="float" office:value="0.010195">
                <text:p>0.010195</text:p>
              </table:table-cell>
              <table:table-cell office:value-type="float" office:value="0">
                <text:p>0</text:p>
              </table:table-cell>
              <table:table-cell office:value-type="float" office:value="0.210683">
                <text:p>0.210683</text:p>
              </table:table-cell>
              <table:table-cell office:value-type="float" office:value="0.090896">
                <text:p>0.090896</text:p>
              </table:table-cell>
              <table:table-cell office:value-type="float" office:value="1.05045">
                <text:p>1.05045</text:p>
              </table:table-cell>
              <table:table-cell office:value-type="float" office:value="3.67106">
                <text:p>3.67106</text:p>
              </table:table-cell>
              <table:table-cell office:value-type="float" office:value="0.105679">
                <text:p>0.105679</text:p>
              </table:table-cell>
              <table:table-cell office:value-type="float" office:value="0.325805">
                <text:p>0.325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44.5431">
                <text:p>44.5431</text:p>
              </table:table-cell>
              <table:table-cell office:value-type="float" office:value="0.095886">
                <text:p>0.095886</text:p>
              </table:table-cell>
              <table:table-cell office:value-type="float" office:value="0.096933">
                <text:p>0.096933</text:p>
              </table:table-cell>
              <table:table-cell office:value-type="float" office:value="0">
                <text:p>0</text:p>
              </table:table-cell>
              <table:table-cell office:value-type="float" office:value="0.389253">
                <text:p>0.389253</text:p>
              </table:table-cell>
              <table:table-cell office:value-type="float" office:value="0.248578">
                <text:p>0.248578</text:p>
              </table:table-cell>
              <table:table-cell office:value-type="float" office:value="1.11429">
                <text:p>1.11429</text:p>
              </table:table-cell>
              <table:table-cell office:value-type="float" office:value="3.80566">
                <text:p>3.80566</text:p>
              </table:table-cell>
              <table:table-cell office:value-type="float" office:value="0.106878">
                <text:p>0.106878</text:p>
              </table:table-cell>
              <table:table-cell office:value-type="float" office:value="0.346592">
                <text:p>0.3465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47.6173">
                <text:p>47.6173</text:p>
              </table:table-cell>
              <table:table-cell office:value-type="float" office:value="0.084267">
                <text:p>0.084267</text:p>
              </table:table-cell>
              <table:table-cell office:value-type="float" office:value="0.07608">
                <text:p>0.07608</text:p>
              </table:table-cell>
              <table:table-cell office:value-type="float" office:value="0">
                <text:p>0</text:p>
              </table:table-cell>
              <table:table-cell office:value-type="float" office:value="0.292615">
                <text:p>0.292615</text:p>
              </table:table-cell>
              <table:table-cell office:value-type="float" office:value="0.244171">
                <text:p>0.244171</text:p>
              </table:table-cell>
              <table:table-cell office:value-type="float" office:value="1.15172">
                <text:p>1.15172</text:p>
              </table:table-cell>
              <table:table-cell office:value-type="float" office:value="3.8732">
                <text:p>3.8732</text:p>
              </table:table-cell>
              <table:table-cell office:value-type="float" office:value="0.113026">
                <text:p>0.113026</text:p>
              </table:table-cell>
              <table:table-cell office:value-type="float" office:value="0.339181">
                <text:p>0.3391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51.8984">
                <text:p>51.8984</text:p>
              </table:table-cell>
              <table:table-cell office:value-type="float" office:value="0.060574">
                <text:p>0.060574</text:p>
              </table:table-cell>
              <table:table-cell office:value-type="float" office:value="0.049476">
                <text:p>0.049476</text:p>
              </table:table-cell>
              <table:table-cell office:value-type="float" office:value="0">
                <text:p>0</text:p>
              </table:table-cell>
              <table:table-cell office:value-type="float" office:value="0.145101">
                <text:p>0.145101</text:p>
              </table:table-cell>
              <table:table-cell office:value-type="float" office:value="0.318403">
                <text:p>0.318403</text:p>
              </table:table-cell>
              <table:table-cell office:value-type="float" office:value="1.16353">
                <text:p>1.16353</text:p>
              </table:table-cell>
              <table:table-cell office:value-type="float" office:value="4.06454">
                <text:p>4.06454</text:p>
              </table:table-cell>
              <table:table-cell office:value-type="float" office:value="0.106447">
                <text:p>0.106447</text:p>
              </table:table-cell>
              <table:table-cell office:value-type="float" office:value="0.334279">
                <text:p>0.3342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55.043">
                <text:p>55.043</text:p>
              </table:table-cell>
              <table:table-cell office:value-type="float" office:value="0.017236">
                <text:p>0.017236</text:p>
              </table:table-cell>
              <table:table-cell office:value-type="float" office:value="0.006789">
                <text:p>0.006789</text:p>
              </table:table-cell>
              <table:table-cell office:value-type="float" office:value="0">
                <text:p>0</text:p>
              </table:table-cell>
              <table:table-cell office:value-type="float" office:value="0.067339">
                <text:p>0.067339</text:p>
              </table:table-cell>
              <table:table-cell office:value-type="float" office:value="0.070885">
                <text:p>0.070885</text:p>
              </table:table-cell>
              <table:table-cell office:value-type="float" office:value="1.31862">
                <text:p>1.31862</text:p>
              </table:table-cell>
              <table:table-cell office:value-type="float" office:value="4.11688">
                <text:p>4.11688</text:p>
              </table:table-cell>
              <table:table-cell office:value-type="float" office:value="0.113364">
                <text:p>0.113364</text:p>
              </table:table-cell>
              <table:table-cell office:value-type="float" office:value="0.338321">
                <text:p>0.3383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60.5094">
                <text:p>60.5094</text:p>
              </table:table-cell>
              <table:table-cell office:value-type="float" office:value="0.024022">
                <text:p>0.024022</text:p>
              </table:table-cell>
              <table:table-cell office:value-type="float" office:value="0.007596">
                <text:p>0.007596</text:p>
              </table:table-cell>
              <table:table-cell office:value-type="float" office:value="0">
                <text:p>0</text:p>
              </table:table-cell>
              <table:table-cell office:value-type="float" office:value="0.100293">
                <text:p>0.100293</text:p>
              </table:table-cell>
              <table:table-cell office:value-type="float" office:value="0.086436">
                <text:p>0.086436</text:p>
              </table:table-cell>
              <table:table-cell office:value-type="float" office:value="1.18203">
                <text:p>1.18203</text:p>
              </table:table-cell>
              <table:table-cell office:value-type="float" office:value="4.08513">
                <text:p>4.08513</text:p>
              </table:table-cell>
              <table:table-cell office:value-type="float" office:value="0.117791">
                <text:p>0.117791</text:p>
              </table:table-cell>
              <table:table-cell office:value-type="float" office:value="0.340506">
                <text:p>0.3405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62.7478">
                <text:p>62.7478</text:p>
              </table:table-cell>
              <table:table-cell office:value-type="float" office:value="0.057781">
                <text:p>0.057781</text:p>
              </table:table-cell>
              <table:table-cell office:value-type="float" office:value="0.058637">
                <text:p>0.058637</text:p>
              </table:table-cell>
              <table:table-cell office:value-type="float" office:value="0">
                <text:p>0</text:p>
              </table:table-cell>
              <table:table-cell office:value-type="float" office:value="0.175818">
                <text:p>0.175818</text:p>
              </table:table-cell>
              <table:table-cell office:value-type="float" office:value="0.129145">
                <text:p>0.129145</text:p>
              </table:table-cell>
              <table:table-cell office:value-type="float" office:value="1.32472">
                <text:p>1.32472</text:p>
              </table:table-cell>
              <table:table-cell office:value-type="float" office:value="4.14552">
                <text:p>4.14552</text:p>
              </table:table-cell>
              <table:table-cell office:value-type="float" office:value="0.12563">
                <text:p>0.12563</text:p>
              </table:table-cell>
              <table:table-cell office:value-type="float" office:value="0.355256">
                <text:p>0.3552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65.5476">
                <text:p>65.5476</text:p>
              </table:table-cell>
              <table:table-cell office:value-type="float" office:value="0.033886">
                <text:p>0.033886</text:p>
              </table:table-cell>
              <table:table-cell office:value-type="float" office:value="0.01831">
                <text:p>0.01831</text:p>
              </table:table-cell>
              <table:table-cell office:value-type="float" office:value="0">
                <text:p>0</text:p>
              </table:table-cell>
              <table:table-cell office:value-type="float" office:value="0.064029">
                <text:p>0.064029</text:p>
              </table:table-cell>
              <table:table-cell office:value-type="float" office:value="0.153866">
                <text:p>0.153866</text:p>
              </table:table-cell>
              <table:table-cell office:value-type="float" office:value="1.24637">
                <text:p>1.24637</text:p>
              </table:table-cell>
              <table:table-cell office:value-type="float" office:value="4.49788">
                <text:p>4.49788</text:p>
              </table:table-cell>
              <table:table-cell office:value-type="float" office:value="0.123542">
                <text:p>0.123542</text:p>
              </table:table-cell>
              <table:table-cell office:value-type="float" office:value="0.35978">
                <text:p>0.359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64.7922">
                <text:p>64.7922</text:p>
              </table:table-cell>
              <table:table-cell office:value-type="float" office:value="0.01385">
                <text:p>0.01385</text:p>
              </table:table-cell>
              <table:table-cell office:value-type="float" office:value="0.023547">
                <text:p>0.023547</text:p>
              </table:table-cell>
              <table:table-cell office:value-type="float" office:value="0">
                <text:p>0</text:p>
              </table:table-cell>
              <table:table-cell office:value-type="float" office:value="0.06936">
                <text:p>0.06936</text:p>
              </table:table-cell>
              <table:table-cell office:value-type="float" office:value="0.030015">
                <text:p>0.030015</text:p>
              </table:table-cell>
              <table:table-cell office:value-type="float" office:value="1.24497">
                <text:p>1.24497</text:p>
              </table:table-cell>
              <table:table-cell office:value-type="float" office:value="4.34344">
                <text:p>4.34344</text:p>
              </table:table-cell>
              <table:table-cell office:value-type="float" office:value="0.121415">
                <text:p>0.121415</text:p>
              </table:table-cell>
              <table:table-cell office:value-type="float" office:value="0.349153">
                <text:p>0.3491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63.4042">
                <text:p>63.4042</text:p>
              </table:table-cell>
              <table:table-cell office:value-type="float" office:value="0.010175">
                <text:p>0.010175</text:p>
              </table:table-cell>
              <table:table-cell office:value-type="float" office:value="0.001546">
                <text:p>0.001546</text:p>
              </table:table-cell>
              <table:table-cell office:value-type="float" office:value="0">
                <text:p>0</text:p>
              </table:table-cell>
              <table:table-cell office:value-type="float" office:value="0.032652">
                <text:p>0.032652</text:p>
              </table:table-cell>
              <table:table-cell office:value-type="float" office:value="0.032314">
                <text:p>0.032314</text:p>
              </table:table-cell>
              <table:table-cell office:value-type="float" office:value="1.28662">
                <text:p>1.28662</text:p>
              </table:table-cell>
              <table:table-cell office:value-type="float" office:value="4.38146">
                <text:p>4.38146</text:p>
              </table:table-cell>
              <table:table-cell office:value-type="float" office:value="0.12548">
                <text:p>0.12548</text:p>
              </table:table-cell>
              <table:table-cell office:value-type="float" office:value="0.349171">
                <text:p>0.3491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63.6431">
                <text:p>63.6431</text:p>
              </table:table-cell>
              <table:table-cell office:value-type="float" office:value="0.021135">
                <text:p>0.021135</text:p>
              </table:table-cell>
              <table:table-cell office:value-type="float" office:value="0.016069">
                <text:p>0.016069</text:p>
              </table:table-cell>
              <table:table-cell office:value-type="float" office:value="0">
                <text:p>0</text:p>
              </table:table-cell>
              <table:table-cell office:value-type="float" office:value="0.135806">
                <text:p>0.135806</text:p>
              </table:table-cell>
              <table:table-cell office:value-type="float" office:value="0.057799">
                <text:p>0.057799</text:p>
              </table:table-cell>
              <table:table-cell office:value-type="float" office:value="1.29378">
                <text:p>1.29378</text:p>
              </table:table-cell>
              <table:table-cell office:value-type="float" office:value="4.61289">
                <text:p>4.61289</text:p>
              </table:table-cell>
              <table:table-cell office:value-type="float" office:value="0.138226">
                <text:p>0.138226</text:p>
              </table:table-cell>
              <table:table-cell office:value-type="float" office:value="0.358862">
                <text:p>0.3588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66.5184">
                <text:p>66.5184</text:p>
              </table:table-cell>
              <table:table-cell office:value-type="float" office:value="0.016928">
                <text:p>0.016928</text:p>
              </table:table-cell>
              <table:table-cell office:value-type="float" office:value="0.015454">
                <text:p>0.015454</text:p>
              </table:table-cell>
              <table:table-cell office:value-type="float" office:value="0">
                <text:p>0</text:p>
              </table:table-cell>
              <table:table-cell office:value-type="float" office:value="0.097541">
                <text:p>0.097541</text:p>
              </table:table-cell>
              <table:table-cell office:value-type="float" office:value="0.063133">
                <text:p>0.063133</text:p>
              </table:table-cell>
              <table:table-cell office:value-type="float" office:value="1.36434">
                <text:p>1.36434</text:p>
              </table:table-cell>
              <table:table-cell office:value-type="float" office:value="4.80868">
                <text:p>4.80868</text:p>
              </table:table-cell>
              <table:table-cell office:value-type="float" office:value="0.133408">
                <text:p>0.133408</text:p>
              </table:table-cell>
              <table:table-cell office:value-type="float" office:value="0.364154">
                <text:p>0.364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65.8152">
                <text:p>65.8152</text:p>
              </table:table-cell>
              <table:table-cell office:value-type="float" office:value="0.032259">
                <text:p>0.032259</text:p>
              </table:table-cell>
              <table:table-cell office:value-type="float" office:value="0.025926">
                <text:p>0.025926</text:p>
              </table:table-cell>
              <table:table-cell office:value-type="float" office:value="0">
                <text:p>0</text:p>
              </table:table-cell>
              <table:table-cell office:value-type="float" office:value="0.088885">
                <text:p>0.088885</text:p>
              </table:table-cell>
              <table:table-cell office:value-type="float" office:value="0.138405">
                <text:p>0.138405</text:p>
              </table:table-cell>
              <table:table-cell office:value-type="float" office:value="1.41142">
                <text:p>1.41142</text:p>
              </table:table-cell>
              <table:table-cell office:value-type="float" office:value="4.74366">
                <text:p>4.74366</text:p>
              </table:table-cell>
              <table:table-cell office:value-type="float" office:value="0.150632">
                <text:p>0.150632</text:p>
              </table:table-cell>
              <table:table-cell office:value-type="float" office:value="0.39151">
                <text:p>0.391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46.328">
                <text:p>46.328</text:p>
              </table:table-cell>
              <table:table-cell office:value-type="float" office:value="0.144007">
                <text:p>0.144007</text:p>
              </table:table-cell>
              <table:table-cell office:value-type="float" office:value="0.347766">
                <text:p>0.347766</text:p>
              </table:table-cell>
              <table:table-cell office:value-type="float" office:value="0">
                <text:p>0</text:p>
              </table:table-cell>
              <table:table-cell office:value-type="float" office:value="0.335552">
                <text:p>0.335552</text:p>
              </table:table-cell>
              <table:table-cell office:value-type="float" office:value="0.604066">
                <text:p>0.604066</text:p>
              </table:table-cell>
              <table:table-cell office:value-type="float" office:value="1.64697">
                <text:p>1.64697</text:p>
              </table:table-cell>
              <table:table-cell office:value-type="float" office:value="4.67859">
                <text:p>4.67859</text:p>
              </table:table-cell>
              <table:table-cell office:value-type="float" office:value="0.14301">
                <text:p>0.14301</text:p>
              </table:table-cell>
              <table:table-cell office:value-type="float" office:value="0.386499">
                <text:p>0.3864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48.0895">
                <text:p>48.0895</text:p>
              </table:table-cell>
              <table:table-cell office:value-type="float" office:value="0.126218">
                <text:p>0.126218</text:p>
              </table:table-cell>
              <table:table-cell office:value-type="float" office:value="0.262051">
                <text:p>0.262051</text:p>
              </table:table-cell>
              <table:table-cell office:value-type="float" office:value="0">
                <text:p>0</text:p>
              </table:table-cell>
              <table:table-cell office:value-type="float" office:value="0.28088">
                <text:p>0.28088</text:p>
              </table:table-cell>
              <table:table-cell office:value-type="float" office:value="0.40527">
                <text:p>0.40527</text:p>
              </table:table-cell>
              <table:table-cell office:value-type="float" office:value="1.58158">
                <text:p>1.58158</text:p>
              </table:table-cell>
              <table:table-cell office:value-type="float" office:value="5.04173">
                <text:p>5.04173</text:p>
              </table:table-cell>
              <table:table-cell office:value-type="float" office:value="0.151674">
                <text:p>0.151674</text:p>
              </table:table-cell>
              <table:table-cell office:value-type="float" office:value="0.384633">
                <text:p>0.3846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54.2979">
                <text:p>54.2979</text:p>
              </table:table-cell>
              <table:table-cell office:value-type="float" office:value="0.088515">
                <text:p>0.088515</text:p>
              </table:table-cell>
              <table:table-cell office:value-type="float" office:value="0.110492">
                <text:p>0.110492</text:p>
              </table:table-cell>
              <table:table-cell office:value-type="float" office:value="0">
                <text:p>0</text:p>
              </table:table-cell>
              <table:table-cell office:value-type="float" office:value="0.211566">
                <text:p>0.211566</text:p>
              </table:table-cell>
              <table:table-cell office:value-type="float" office:value="0.362332">
                <text:p>0.362332</text:p>
              </table:table-cell>
              <table:table-cell office:value-type="float" office:value="1.60799">
                <text:p>1.60799</text:p>
              </table:table-cell>
              <table:table-cell office:value-type="float" office:value="4.92105">
                <text:p>4.92105</text:p>
              </table:table-cell>
              <table:table-cell office:value-type="float" office:value="0.144988">
                <text:p>0.144988</text:p>
              </table:table-cell>
              <table:table-cell office:value-type="float" office:value="0.389401">
                <text:p>0.3894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55.8191">
                <text:p>55.8191</text:p>
              </table:table-cell>
              <table:table-cell office:value-type="float" office:value="0.052134">
                <text:p>0.052134</text:p>
              </table:table-cell>
              <table:table-cell office:value-type="float" office:value="0.051955">
                <text:p>0.051955</text:p>
              </table:table-cell>
              <table:table-cell office:value-type="float" office:value="0">
                <text:p>0</text:p>
              </table:table-cell>
              <table:table-cell office:value-type="float" office:value="0.116947">
                <text:p>0.116947</text:p>
              </table:table-cell>
              <table:table-cell office:value-type="float" office:value="0.176303">
                <text:p>0.176303</text:p>
              </table:table-cell>
              <table:table-cell office:value-type="float" office:value="1.57856">
                <text:p>1.57856</text:p>
              </table:table-cell>
              <table:table-cell office:value-type="float" office:value="5.08017">
                <text:p>5.08017</text:p>
              </table:table-cell>
              <table:table-cell office:value-type="float" office:value="0.156701">
                <text:p>0.156701</text:p>
              </table:table-cell>
              <table:table-cell office:value-type="float" office:value="0.387792">
                <text:p>0.3877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55.4839">
                <text:p>55.4839</text:p>
              </table:table-cell>
              <table:table-cell office:value-type="float" office:value="0.063722">
                <text:p>0.063722</text:p>
              </table:table-cell>
              <table:table-cell office:value-type="float" office:value="0.034737">
                <text:p>0.034737</text:p>
              </table:table-cell>
              <table:table-cell office:value-type="float" office:value="0">
                <text:p>0</text:p>
              </table:table-cell>
              <table:table-cell office:value-type="float" office:value="0.166428">
                <text:p>0.166428</text:p>
              </table:table-cell>
              <table:table-cell office:value-type="float" office:value="0.196401">
                <text:p>0.196401</text:p>
              </table:table-cell>
              <table:table-cell office:value-type="float" office:value="1.61111">
                <text:p>1.61111</text:p>
              </table:table-cell>
              <table:table-cell office:value-type="float" office:value="4.96477">
                <text:p>4.96477</text:p>
              </table:table-cell>
              <table:table-cell office:value-type="float" office:value="0.148764">
                <text:p>0.148764</text:p>
              </table:table-cell>
              <table:table-cell office:value-type="float" office:value="0.386954">
                <text:p>0.386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58.8346">
                <text:p>58.8346</text:p>
              </table:table-cell>
              <table:table-cell office:value-type="float" office:value="0.112557">
                <text:p>0.112557</text:p>
              </table:table-cell>
              <table:table-cell office:value-type="float" office:value="0.056939">
                <text:p>0.056939</text:p>
              </table:table-cell>
              <table:table-cell office:value-type="float" office:value="0">
                <text:p>0</text:p>
              </table:table-cell>
              <table:table-cell office:value-type="float" office:value="0.16346">
                <text:p>0.16346</text:p>
              </table:table-cell>
              <table:table-cell office:value-type="float" office:value="0.33102">
                <text:p>0.33102</text:p>
              </table:table-cell>
              <table:table-cell office:value-type="float" office:value="1.79677">
                <text:p>1.79677</text:p>
              </table:table-cell>
              <table:table-cell office:value-type="float" office:value="5.22772">
                <text:p>5.22772</text:p>
              </table:table-cell>
              <table:table-cell office:value-type="float" office:value="0.15304">
                <text:p>0.15304</text:p>
              </table:table-cell>
              <table:table-cell office:value-type="float" office:value="0.477042">
                <text:p>0.4770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61.7119">
                <text:p>61.7119</text:p>
              </table:table-cell>
              <table:table-cell office:value-type="float" office:value="0.057806">
                <text:p>0.057806</text:p>
              </table:table-cell>
              <table:table-cell office:value-type="float" office:value="0.022278">
                <text:p>0.022278</text:p>
              </table:table-cell>
              <table:table-cell office:value-type="float" office:value="0">
                <text:p>0</text:p>
              </table:table-cell>
              <table:table-cell office:value-type="float" office:value="0.147117">
                <text:p>0.147117</text:p>
              </table:table-cell>
              <table:table-cell office:value-type="float" office:value="0.270082">
                <text:p>0.270082</text:p>
              </table:table-cell>
              <table:table-cell office:value-type="float" office:value="1.71654">
                <text:p>1.71654</text:p>
              </table:table-cell>
              <table:table-cell office:value-type="float" office:value="5.07433">
                <text:p>5.07433</text:p>
              </table:table-cell>
              <table:table-cell office:value-type="float" office:value="0.154467">
                <text:p>0.154467</text:p>
              </table:table-cell>
              <table:table-cell office:value-type="float" office:value="0.404954">
                <text:p>0.4049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61.8748">
                <text:p>61.8748</text:p>
              </table:table-cell>
              <table:table-cell office:value-type="float" office:value="0.071658">
                <text:p>0.071658</text:p>
              </table:table-cell>
              <table:table-cell office:value-type="float" office:value="0.088751">
                <text:p>0.088751</text:p>
              </table:table-cell>
              <table:table-cell office:value-type="float" office:value="0">
                <text:p>0</text:p>
              </table:table-cell>
              <table:table-cell office:value-type="float" office:value="0.309451">
                <text:p>0.309451</text:p>
              </table:table-cell>
              <table:table-cell office:value-type="float" office:value="0.35933">
                <text:p>0.35933</text:p>
              </table:table-cell>
              <table:table-cell office:value-type="float" office:value="1.8204">
                <text:p>1.8204</text:p>
              </table:table-cell>
              <table:table-cell office:value-type="float" office:value="5.17141">
                <text:p>5.17141</text:p>
              </table:table-cell>
              <table:table-cell office:value-type="float" office:value="0.163745">
                <text:p>0.163745</text:p>
              </table:table-cell>
              <table:table-cell office:value-type="float" office:value="0.409774">
                <text:p>0.4097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65.0163">
                <text:p>65.0163</text:p>
              </table:table-cell>
              <table:table-cell office:value-type="float" office:value="0.176167">
                <text:p>0.176167</text:p>
              </table:table-cell>
              <table:table-cell office:value-type="float" office:value="0.108505">
                <text:p>0.108505</text:p>
              </table:table-cell>
              <table:table-cell office:value-type="float" office:value="0">
                <text:p>0</text:p>
              </table:table-cell>
              <table:table-cell office:value-type="float" office:value="0.244032">
                <text:p>0.244032</text:p>
              </table:table-cell>
              <table:table-cell office:value-type="float" office:value="0.455017">
                <text:p>0.455017</text:p>
              </table:table-cell>
              <table:table-cell office:value-type="float" office:value="2.78296">
                <text:p>2.78296</text:p>
              </table:table-cell>
              <table:table-cell office:value-type="float" office:value="5.6205">
                <text:p>5.6205</text:p>
              </table:table-cell>
              <table:table-cell office:value-type="float" office:value="0.162508">
                <text:p>0.162508</text:p>
              </table:table-cell>
              <table:table-cell office:value-type="float" office:value="0.511967">
                <text:p>0.5119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64.9904">
                <text:p>64.9904</text:p>
              </table:table-cell>
              <table:table-cell office:value-type="float" office:value="0.030508">
                <text:p>0.030508</text:p>
              </table:table-cell>
              <table:table-cell office:value-type="float" office:value="0.062277">
                <text:p>0.062277</text:p>
              </table:table-cell>
              <table:table-cell office:value-type="float" office:value="0">
                <text:p>0</text:p>
              </table:table-cell>
              <table:table-cell office:value-type="float" office:value="0.119333">
                <text:p>0.119333</text:p>
              </table:table-cell>
              <table:table-cell office:value-type="float" office:value="0.180081">
                <text:p>0.180081</text:p>
              </table:table-cell>
              <table:table-cell office:value-type="float" office:value="1.82784">
                <text:p>1.82784</text:p>
              </table:table-cell>
              <table:table-cell office:value-type="float" office:value="5.21">
                <text:p>5.21</text:p>
              </table:table-cell>
              <table:table-cell office:value-type="float" office:value="0.161961">
                <text:p>0.161961</text:p>
              </table:table-cell>
              <table:table-cell office:value-type="float" office:value="0.504264">
                <text:p>0.5042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45.0468">
                <text:p>45.0468</text:p>
              </table:table-cell>
              <table:table-cell office:value-type="float" office:value="0.409963">
                <text:p>0.409963</text:p>
              </table:table-cell>
              <table:table-cell office:value-type="float" office:value="0.654564">
                <text:p>0.654564</text:p>
              </table:table-cell>
              <table:table-cell office:value-type="float" office:value="0">
                <text:p>0</text:p>
              </table:table-cell>
              <table:table-cell office:value-type="float" office:value="0.708833">
                <text:p>0.708833</text:p>
              </table:table-cell>
              <table:table-cell office:value-type="float" office:value="0.865707">
                <text:p>0.865707</text:p>
              </table:table-cell>
              <table:table-cell office:value-type="float" office:value="2.00448">
                <text:p>2.00448</text:p>
              </table:table-cell>
              <table:table-cell office:value-type="float" office:value="5.44291">
                <text:p>5.44291</text:p>
              </table:table-cell>
              <table:table-cell office:value-type="float" office:value="0.18641">
                <text:p>0.18641</text:p>
              </table:table-cell>
              <table:table-cell office:value-type="float" office:value="0.417166">
                <text:p>0.4171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55.7647">
                <text:p>55.7647</text:p>
              </table:table-cell>
              <table:table-cell office:value-type="float" office:value="0.036385">
                <text:p>0.036385</text:p>
              </table:table-cell>
              <table:table-cell office:value-type="float" office:value="0.025618">
                <text:p>0.025618</text:p>
              </table:table-cell>
              <table:table-cell office:value-type="float" office:value="0">
                <text:p>0</text:p>
              </table:table-cell>
              <table:table-cell office:value-type="float" office:value="0.133958">
                <text:p>0.133958</text:p>
              </table:table-cell>
              <table:table-cell office:value-type="float" office:value="0.269693">
                <text:p>0.269693</text:p>
              </table:table-cell>
              <table:table-cell office:value-type="float" office:value="1.98361">
                <text:p>1.98361</text:p>
              </table:table-cell>
              <table:table-cell office:value-type="float" office:value="5.79638">
                <text:p>5.79638</text:p>
              </table:table-cell>
              <table:table-cell office:value-type="float" office:value="0.239719">
                <text:p>0.239719</text:p>
              </table:table-cell>
              <table:table-cell office:value-type="float" office:value="0.491777">
                <text:p>0.4917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57.1297">
                <text:p>57.1297</text:p>
              </table:table-cell>
              <table:table-cell office:value-type="float" office:value="0.068742">
                <text:p>0.068742</text:p>
              </table:table-cell>
              <table:table-cell office:value-type="float" office:value="0.047534">
                <text:p>0.047534</text:p>
              </table:table-cell>
              <table:table-cell office:value-type="float" office:value="0">
                <text:p>0</text:p>
              </table:table-cell>
              <table:table-cell office:value-type="float" office:value="0.191167">
                <text:p>0.191167</text:p>
              </table:table-cell>
              <table:table-cell office:value-type="float" office:value="0.242192">
                <text:p>0.242192</text:p>
              </table:table-cell>
              <table:table-cell office:value-type="float" office:value="1.99457">
                <text:p>1.99457</text:p>
              </table:table-cell>
              <table:table-cell office:value-type="float" office:value="5.36526">
                <text:p>5.36526</text:p>
              </table:table-cell>
              <table:table-cell office:value-type="float" office:value="0.163058">
                <text:p>0.163058</text:p>
              </table:table-cell>
              <table:table-cell office:value-type="float" office:value="0.460058">
                <text:p>0.4600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56.5839">
                <text:p>56.5839</text:p>
              </table:table-cell>
              <table:table-cell office:value-type="float" office:value="0.073084">
                <text:p>0.073084</text:p>
              </table:table-cell>
              <table:table-cell office:value-type="float" office:value="0.036349">
                <text:p>0.036349</text:p>
              </table:table-cell>
              <table:table-cell office:value-type="float" office:value="0">
                <text:p>0</text:p>
              </table:table-cell>
              <table:table-cell office:value-type="float" office:value="0.237811">
                <text:p>0.237811</text:p>
              </table:table-cell>
              <table:table-cell office:value-type="float" office:value="0.222542">
                <text:p>0.222542</text:p>
              </table:table-cell>
              <table:table-cell office:value-type="float" office:value="2.01374">
                <text:p>2.01374</text:p>
              </table:table-cell>
              <table:table-cell office:value-type="float" office:value="5.37437">
                <text:p>5.37437</text:p>
              </table:table-cell>
              <table:table-cell office:value-type="float" office:value="0.165995">
                <text:p>0.165995</text:p>
              </table:table-cell>
              <table:table-cell office:value-type="float" office:value="0.419342">
                <text:p>0.4193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57.5637">
                <text:p>57.5637</text:p>
              </table:table-cell>
              <table:table-cell office:value-type="float" office:value="0.077599">
                <text:p>0.077599</text:p>
              </table:table-cell>
              <table:table-cell office:value-type="float" office:value="0.066772">
                <text:p>0.066772</text:p>
              </table:table-cell>
              <table:table-cell office:value-type="float" office:value="0">
                <text:p>0</text:p>
              </table:table-cell>
              <table:table-cell office:value-type="float" office:value="0.194943">
                <text:p>0.194943</text:p>
              </table:table-cell>
              <table:table-cell office:value-type="float" office:value="0.345553">
                <text:p>0.345553</text:p>
              </table:table-cell>
              <table:table-cell office:value-type="float" office:value="2.00841">
                <text:p>2.00841</text:p>
              </table:table-cell>
              <table:table-cell office:value-type="float" office:value="5.37648">
                <text:p>5.37648</text:p>
              </table:table-cell>
              <table:table-cell office:value-type="float" office:value="0.161235">
                <text:p>0.161235</text:p>
              </table:table-cell>
              <table:table-cell office:value-type="float" office:value="0.436001">
                <text:p>0.436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60.9556">
                <text:p>60.9556</text:p>
              </table:table-cell>
              <table:table-cell office:value-type="float" office:value="0.046881">
                <text:p>0.046881</text:p>
              </table:table-cell>
              <table:table-cell office:value-type="float" office:value="0.011835">
                <text:p>0.011835</text:p>
              </table:table-cell>
              <table:table-cell office:value-type="float" office:value="0">
                <text:p>0</text:p>
              </table:table-cell>
              <table:table-cell office:value-type="float" office:value="0.14713">
                <text:p>0.14713</text:p>
              </table:table-cell>
              <table:table-cell office:value-type="float" office:value="0.229115">
                <text:p>0.229115</text:p>
              </table:table-cell>
              <table:table-cell office:value-type="float" office:value="3.20889">
                <text:p>3.20889</text:p>
              </table:table-cell>
              <table:table-cell office:value-type="float" office:value="6.82635">
                <text:p>6.82635</text:p>
              </table:table-cell>
              <table:table-cell office:value-type="float" office:value="0.167293">
                <text:p>0.167293</text:p>
              </table:table-cell>
              <table:table-cell office:value-type="float" office:value="0.501091">
                <text:p>0.5010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61.0621">
                <text:p>61.0621</text:p>
              </table:table-cell>
              <table:table-cell office:value-type="float" office:value="0.077964">
                <text:p>0.077964</text:p>
              </table:table-cell>
              <table:table-cell office:value-type="float" office:value="0.04918">
                <text:p>0.04918</text:p>
              </table:table-cell>
              <table:table-cell office:value-type="float" office:value="0">
                <text:p>0</text:p>
              </table:table-cell>
              <table:table-cell office:value-type="float" office:value="0.371083">
                <text:p>0.371083</text:p>
              </table:table-cell>
              <table:table-cell office:value-type="float" office:value="0.227521">
                <text:p>0.227521</text:p>
              </table:table-cell>
              <table:table-cell office:value-type="float" office:value="2.36483">
                <text:p>2.36483</text:p>
              </table:table-cell>
              <table:table-cell office:value-type="float" office:value="5.95777">
                <text:p>5.95777</text:p>
              </table:table-cell>
              <table:table-cell office:value-type="float" office:value="0.205577">
                <text:p>0.205577</text:p>
              </table:table-cell>
              <table:table-cell office:value-type="float" office:value="0.507009">
                <text:p>0.507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62.6907">
                <text:p>62.6907</text:p>
              </table:table-cell>
              <table:table-cell office:value-type="float" office:value="0.053392">
                <text:p>0.053392</text:p>
              </table:table-cell>
              <table:table-cell office:value-type="float" office:value="0.050144">
                <text:p>0.050144</text:p>
              </table:table-cell>
              <table:table-cell office:value-type="float" office:value="0">
                <text:p>0</text:p>
              </table:table-cell>
              <table:table-cell office:value-type="float" office:value="0.17963">
                <text:p>0.17963</text:p>
              </table:table-cell>
              <table:table-cell office:value-type="float" office:value="0.240119">
                <text:p>0.240119</text:p>
              </table:table-cell>
              <table:table-cell office:value-type="float" office:value="2.13925">
                <text:p>2.13925</text:p>
              </table:table-cell>
              <table:table-cell office:value-type="float" office:value="5.52015">
                <text:p>5.52015</text:p>
              </table:table-cell>
              <table:table-cell office:value-type="float" office:value="0.166758">
                <text:p>0.166758</text:p>
              </table:table-cell>
              <table:table-cell office:value-type="float" office:value="0.434183">
                <text:p>0.4341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69.4082">
                <text:p>69.4082</text:p>
              </table:table-cell>
              <table:table-cell office:value-type="float" office:value="0.03032">
                <text:p>0.03032</text:p>
              </table:table-cell>
              <table:table-cell office:value-type="float" office:value="0.022481">
                <text:p>0.022481</text:p>
              </table:table-cell>
              <table:table-cell office:value-type="float" office:value="0">
                <text:p>0</text:p>
              </table:table-cell>
              <table:table-cell office:value-type="float" office:value="0.140453">
                <text:p>0.140453</text:p>
              </table:table-cell>
              <table:table-cell office:value-type="float" office:value="0.141698">
                <text:p>0.141698</text:p>
              </table:table-cell>
              <table:table-cell office:value-type="float" office:value="2.18658">
                <text:p>2.18658</text:p>
              </table:table-cell>
              <table:table-cell office:value-type="float" office:value="5.74447">
                <text:p>5.74447</text:p>
              </table:table-cell>
              <table:table-cell office:value-type="float" office:value="0.19408">
                <text:p>0.19408</text:p>
              </table:table-cell>
              <table:table-cell office:value-type="float" office:value="0.386744">
                <text:p>0.3867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76.4099">
                <text:p>76.4099</text:p>
              </table:table-cell>
              <table:table-cell office:value-type="float" office:value="0.07584">
                <text:p>0.07584</text:p>
              </table:table-cell>
              <table:table-cell office:value-type="float" office:value="0.050953">
                <text:p>0.050953</text:p>
              </table:table-cell>
              <table:table-cell office:value-type="float" office:value="0">
                <text:p>0</text:p>
              </table:table-cell>
              <table:table-cell office:value-type="float" office:value="0.273273">
                <text:p>0.273273</text:p>
              </table:table-cell>
              <table:table-cell office:value-type="float" office:value="0.181257">
                <text:p>0.181257</text:p>
              </table:table-cell>
              <table:table-cell office:value-type="float" office:value="2.17524">
                <text:p>2.17524</text:p>
              </table:table-cell>
              <table:table-cell office:value-type="float" office:value="5.84231">
                <text:p>5.84231</text:p>
              </table:table-cell>
              <table:table-cell office:value-type="float" office:value="0.179445">
                <text:p>0.179445</text:p>
              </table:table-cell>
              <table:table-cell office:value-type="float" office:value="0.406986">
                <text:p>0.4069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78.0514">
                <text:p>78.0514</text:p>
              </table:table-cell>
              <table:table-cell office:value-type="float" office:value="0.186472">
                <text:p>0.186472</text:p>
              </table:table-cell>
              <table:table-cell office:value-type="float" office:value="0.118697">
                <text:p>0.118697</text:p>
              </table:table-cell>
              <table:table-cell office:value-type="float" office:value="0">
                <text:p>0</text:p>
              </table:table-cell>
              <table:table-cell office:value-type="float" office:value="0.292037">
                <text:p>0.292037</text:p>
              </table:table-cell>
              <table:table-cell office:value-type="float" office:value="0.397671">
                <text:p>0.397671</text:p>
              </table:table-cell>
              <table:table-cell office:value-type="float" office:value="2.2212">
                <text:p>2.2212</text:p>
              </table:table-cell>
              <table:table-cell office:value-type="float" office:value="5.95356">
                <text:p>5.95356</text:p>
              </table:table-cell>
              <table:table-cell office:value-type="float" office:value="0.186222">
                <text:p>0.186222</text:p>
              </table:table-cell>
              <table:table-cell office:value-type="float" office:value="0.41525">
                <text:p>0.415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80.7312">
                <text:p>80.7312</text:p>
              </table:table-cell>
              <table:table-cell office:value-type="float" office:value="0.094603">
                <text:p>0.094603</text:p>
              </table:table-cell>
              <table:table-cell office:value-type="float" office:value="0.062685">
                <text:p>0.062685</text:p>
              </table:table-cell>
              <table:table-cell office:value-type="float" office:value="0">
                <text:p>0</text:p>
              </table:table-cell>
              <table:table-cell office:value-type="float" office:value="0.149814">
                <text:p>0.149814</text:p>
              </table:table-cell>
              <table:table-cell office:value-type="float" office:value="0.407255">
                <text:p>0.407255</text:p>
              </table:table-cell>
              <table:table-cell office:value-type="float" office:value="2.28003">
                <text:p>2.28003</text:p>
              </table:table-cell>
              <table:table-cell office:value-type="float" office:value="6.0218">
                <text:p>6.0218</text:p>
              </table:table-cell>
              <table:table-cell office:value-type="float" office:value="0.187175">
                <text:p>0.187175</text:p>
              </table:table-cell>
              <table:table-cell office:value-type="float" office:value="0.411082">
                <text:p>0.4110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82.1136">
                <text:p>82.1136</text:p>
              </table:table-cell>
              <table:table-cell office:value-type="float" office:value="0.044492">
                <text:p>0.044492</text:p>
              </table:table-cell>
              <table:table-cell office:value-type="float" office:value="0.07814">
                <text:p>0.07814</text:p>
              </table:table-cell>
              <table:table-cell office:value-type="float" office:value="0">
                <text:p>0</text:p>
              </table:table-cell>
              <table:table-cell office:value-type="float" office:value="0.292924">
                <text:p>0.292924</text:p>
              </table:table-cell>
              <table:table-cell office:value-type="float" office:value="0.269423">
                <text:p>0.269423</text:p>
              </table:table-cell>
              <table:table-cell office:value-type="float" office:value="2.37084">
                <text:p>2.37084</text:p>
              </table:table-cell>
              <table:table-cell office:value-type="float" office:value="6.32705">
                <text:p>6.32705</text:p>
              </table:table-cell>
              <table:table-cell office:value-type="float" office:value="0.203882">
                <text:p>0.203882</text:p>
              </table:table-cell>
              <table:table-cell office:value-type="float" office:value="0.410982">
                <text:p>0.4109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84.001">
                <text:p>84.001</text:p>
              </table:table-cell>
              <table:table-cell office:value-type="float" office:value="0.040451">
                <text:p>0.040451</text:p>
              </table:table-cell>
              <table:table-cell office:value-type="float" office:value="0.096326">
                <text:p>0.096326</text:p>
              </table:table-cell>
              <table:table-cell office:value-type="float" office:value="0">
                <text:p>0</text:p>
              </table:table-cell>
              <table:table-cell office:value-type="float" office:value="0.189104">
                <text:p>0.189104</text:p>
              </table:table-cell>
              <table:table-cell office:value-type="float" office:value="0.165702">
                <text:p>0.165702</text:p>
              </table:table-cell>
              <table:table-cell office:value-type="float" office:value="2.41897">
                <text:p>2.41897</text:p>
              </table:table-cell>
              <table:table-cell office:value-type="float" office:value="6.31949">
                <text:p>6.31949</text:p>
              </table:table-cell>
              <table:table-cell office:value-type="float" office:value="0.196128">
                <text:p>0.196128</text:p>
              </table:table-cell>
              <table:table-cell office:value-type="float" office:value="0.426814">
                <text:p>0.4268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87.2531">
                <text:p>87.2531</text:p>
              </table:table-cell>
              <table:table-cell office:value-type="float" office:value="0.019553">
                <text:p>0.019553</text:p>
              </table:table-cell>
              <table:table-cell office:value-type="float" office:value="0.02107">
                <text:p>0.02107</text:p>
              </table:table-cell>
              <table:table-cell office:value-type="float" office:value="0">
                <text:p>0</text:p>
              </table:table-cell>
              <table:table-cell office:value-type="float" office:value="0.095245">
                <text:p>0.095245</text:p>
              </table:table-cell>
              <table:table-cell office:value-type="float" office:value="0.102942">
                <text:p>0.102942</text:p>
              </table:table-cell>
              <table:table-cell office:value-type="float" office:value="2.42634">
                <text:p>2.42634</text:p>
              </table:table-cell>
              <table:table-cell office:value-type="float" office:value="6.30967">
                <text:p>6.30967</text:p>
              </table:table-cell>
              <table:table-cell office:value-type="float" office:value="0.202524">
                <text:p>0.202524</text:p>
              </table:table-cell>
              <table:table-cell office:value-type="float" office:value="0.44979">
                <text:p>0.449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93.2774">
                <text:p>93.2774</text:p>
              </table:table-cell>
              <table:table-cell office:value-type="float" office:value="0.048251">
                <text:p>0.048251</text:p>
              </table:table-cell>
              <table:table-cell office:value-type="float" office:value="0.029874">
                <text:p>0.029874</text:p>
              </table:table-cell>
              <table:table-cell office:value-type="float" office:value="0">
                <text:p>0</text:p>
              </table:table-cell>
              <table:table-cell office:value-type="float" office:value="0.164813">
                <text:p>0.164813</text:p>
              </table:table-cell>
              <table:table-cell office:value-type="float" office:value="0.150845">
                <text:p>0.150845</text:p>
              </table:table-cell>
              <table:table-cell office:value-type="float" office:value="2.38114">
                <text:p>2.38114</text:p>
              </table:table-cell>
              <table:table-cell office:value-type="float" office:value="6.37808">
                <text:p>6.37808</text:p>
              </table:table-cell>
              <table:table-cell office:value-type="float" office:value="0.203778">
                <text:p>0.203778</text:p>
              </table:table-cell>
              <table:table-cell office:value-type="float" office:value="0.419215">
                <text:p>0.4192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96.5786">
                <text:p>96.5786</text:p>
              </table:table-cell>
              <table:table-cell office:value-type="float" office:value="0.068364">
                <text:p>0.068364</text:p>
              </table:table-cell>
              <table:table-cell office:value-type="float" office:value="0.081557">
                <text:p>0.081557</text:p>
              </table:table-cell>
              <table:table-cell office:value-type="float" office:value="0">
                <text:p>0</text:p>
              </table:table-cell>
              <table:table-cell office:value-type="float" office:value="0.226189">
                <text:p>0.226189</text:p>
              </table:table-cell>
              <table:table-cell office:value-type="float" office:value="0.204394">
                <text:p>0.204394</text:p>
              </table:table-cell>
              <table:table-cell office:value-type="float" office:value="2.39252">
                <text:p>2.39252</text:p>
              </table:table-cell>
              <table:table-cell office:value-type="float" office:value="6.28864">
                <text:p>6.28864</text:p>
              </table:table-cell>
              <table:table-cell office:value-type="float" office:value="0.19648">
                <text:p>0.19648</text:p>
              </table:table-cell>
              <table:table-cell office:value-type="float" office:value="0.42728">
                <text:p>0.427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98.0997">
                <text:p>98.0997</text:p>
              </table:table-cell>
              <table:table-cell office:value-type="float" office:value="0.068994">
                <text:p>0.068994</text:p>
              </table:table-cell>
              <table:table-cell office:value-type="float" office:value="0.058676">
                <text:p>0.058676</text:p>
              </table:table-cell>
              <table:table-cell office:value-type="float" office:value="0">
                <text:p>0</text:p>
              </table:table-cell>
              <table:table-cell office:value-type="float" office:value="0.265764">
                <text:p>0.265764</text:p>
              </table:table-cell>
              <table:table-cell office:value-type="float" office:value="0.232087">
                <text:p>0.232087</text:p>
              </table:table-cell>
              <table:table-cell office:value-type="float" office:value="2.47173">
                <text:p>2.47173</text:p>
              </table:table-cell>
              <table:table-cell office:value-type="float" office:value="6.51986">
                <text:p>6.51986</text:p>
              </table:table-cell>
              <table:table-cell office:value-type="float" office:value="0.211376">
                <text:p>0.211376</text:p>
              </table:table-cell>
              <table:table-cell office:value-type="float" office:value="0.435879">
                <text:p>0.4358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98.7378">
                <text:p>98.7378</text:p>
              </table:table-cell>
              <table:table-cell office:value-type="float" office:value="0.134707">
                <text:p>0.134707</text:p>
              </table:table-cell>
              <table:table-cell office:value-type="float" office:value="0.125359">
                <text:p>0.125359</text:p>
              </table:table-cell>
              <table:table-cell office:value-type="float" office:value="0">
                <text:p>0</text:p>
              </table:table-cell>
              <table:table-cell office:value-type="float" office:value="0.34614">
                <text:p>0.34614</text:p>
              </table:table-cell>
              <table:table-cell office:value-type="float" office:value="0.329222">
                <text:p>0.329222</text:p>
              </table:table-cell>
              <table:table-cell office:value-type="float" office:value="2.5019">
                <text:p>2.5019</text:p>
              </table:table-cell>
              <table:table-cell office:value-type="float" office:value="6.83554">
                <text:p>6.83554</text:p>
              </table:table-cell>
              <table:table-cell office:value-type="float" office:value="0.232603">
                <text:p>0.232603</text:p>
              </table:table-cell>
              <table:table-cell office:value-type="float" office:value="0.419506">
                <text:p>0.419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103.11">
                <text:p>103.11</text:p>
              </table:table-cell>
              <table:table-cell office:value-type="float" office:value="0.091497">
                <text:p>0.091497</text:p>
              </table:table-cell>
              <table:table-cell office:value-type="float" office:value="0.069841">
                <text:p>0.069841</text:p>
              </table:table-cell>
              <table:table-cell office:value-type="float" office:value="0">
                <text:p>0</text:p>
              </table:table-cell>
              <table:table-cell office:value-type="float" office:value="0.227582">
                <text:p>0.227582</text:p>
              </table:table-cell>
              <table:table-cell office:value-type="float" office:value="0.339599">
                <text:p>0.339599</text:p>
              </table:table-cell>
              <table:table-cell office:value-type="float" office:value="2.52375">
                <text:p>2.52375</text:p>
              </table:table-cell>
              <table:table-cell office:value-type="float" office:value="6.83555">
                <text:p>6.83555</text:p>
              </table:table-cell>
              <table:table-cell office:value-type="float" office:value="0.236565">
                <text:p>0.236565</text:p>
              </table:table-cell>
              <table:table-cell office:value-type="float" office:value="0.428729">
                <text:p>0.4287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102.802">
                <text:p>102.802</text:p>
              </table:table-cell>
              <table:table-cell office:value-type="float" office:value="0.020762">
                <text:p>0.020762</text:p>
              </table:table-cell>
              <table:table-cell office:value-type="float" office:value="0.052045">
                <text:p>0.052045</text:p>
              </table:table-cell>
              <table:table-cell office:value-type="float" office:value="0">
                <text:p>0</text:p>
              </table:table-cell>
              <table:table-cell office:value-type="float" office:value="0.101039">
                <text:p>0.101039</text:p>
              </table:table-cell>
              <table:table-cell office:value-type="float" office:value="0.120577">
                <text:p>0.120577</text:p>
              </table:table-cell>
              <table:table-cell office:value-type="float" office:value="2.6767">
                <text:p>2.6767</text:p>
              </table:table-cell>
              <table:table-cell office:value-type="float" office:value="7.06281">
                <text:p>7.06281</text:p>
              </table:table-cell>
              <table:table-cell office:value-type="float" office:value="0.220485">
                <text:p>0.220485</text:p>
              </table:table-cell>
              <table:table-cell office:value-type="float" office:value="0.433634">
                <text:p>0.4336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103.702">
                <text:p>103.702</text:p>
              </table:table-cell>
              <table:table-cell office:value-type="float" office:value="0.031479">
                <text:p>0.031479</text:p>
              </table:table-cell>
              <table:table-cell office:value-type="float" office:value="0.04776">
                <text:p>0.04776</text:p>
              </table:table-cell>
              <table:table-cell office:value-type="float" office:value="0">
                <text:p>0</text:p>
              </table:table-cell>
              <table:table-cell office:value-type="float" office:value="0.211384">
                <text:p>0.211384</text:p>
              </table:table-cell>
              <table:table-cell office:value-type="float" office:value="0.061754">
                <text:p>0.061754</text:p>
              </table:table-cell>
              <table:table-cell office:value-type="float" office:value="2.62433">
                <text:p>2.62433</text:p>
              </table:table-cell>
              <table:table-cell office:value-type="float" office:value="6.90755">
                <text:p>6.90755</text:p>
              </table:table-cell>
              <table:table-cell office:value-type="float" office:value="0.230457">
                <text:p>0.230457</text:p>
              </table:table-cell>
              <table:table-cell office:value-type="float" office:value="0.431409">
                <text:p>0.4314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100.882">
                <text:p>100.882</text:p>
              </table:table-cell>
              <table:table-cell office:value-type="float" office:value="0.034744">
                <text:p>0.034744</text:p>
              </table:table-cell>
              <table:table-cell office:value-type="float" office:value="0.032563">
                <text:p>0.032563</text:p>
              </table:table-cell>
              <table:table-cell office:value-type="float" office:value="0">
                <text:p>0</text:p>
              </table:table-cell>
              <table:table-cell office:value-type="float" office:value="0.193069">
                <text:p>0.193069</text:p>
              </table:table-cell>
              <table:table-cell office:value-type="float" office:value="0.126893">
                <text:p>0.126893</text:p>
              </table:table-cell>
              <table:table-cell office:value-type="float" office:value="2.67109">
                <text:p>2.67109</text:p>
              </table:table-cell>
              <table:table-cell office:value-type="float" office:value="7.08231">
                <text:p>7.08231</text:p>
              </table:table-cell>
              <table:table-cell office:value-type="float" office:value="0.225317">
                <text:p>0.225317</text:p>
              </table:table-cell>
              <table:table-cell office:value-type="float" office:value="0.446618">
                <text:p>0.4466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103.996">
                <text:p>103.996</text:p>
              </table:table-cell>
              <table:table-cell office:value-type="float" office:value="0.05718">
                <text:p>0.05718</text:p>
              </table:table-cell>
              <table:table-cell office:value-type="float" office:value="0.07606">
                <text:p>0.07606</text:p>
              </table:table-cell>
              <table:table-cell office:value-type="float" office:value="0">
                <text:p>0</text:p>
              </table:table-cell>
              <table:table-cell office:value-type="float" office:value="0.211893">
                <text:p>0.211893</text:p>
              </table:table-cell>
              <table:table-cell office:value-type="float" office:value="0.209647">
                <text:p>0.209647</text:p>
              </table:table-cell>
              <table:table-cell office:value-type="float" office:value="2.75514">
                <text:p>2.75514</text:p>
              </table:table-cell>
              <table:table-cell office:value-type="float" office:value="7.28091">
                <text:p>7.28091</text:p>
              </table:table-cell>
              <table:table-cell office:value-type="float" office:value="0.252799">
                <text:p>0.252799</text:p>
              </table:table-cell>
              <table:table-cell office:value-type="float" office:value="0.452665">
                <text:p>0.4526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114.091">
                <text:p>114.091</text:p>
              </table:table-cell>
              <table:table-cell office:value-type="float" office:value="0.017268">
                <text:p>0.017268</text:p>
              </table:table-cell>
              <table:table-cell office:value-type="float" office:value="0.00783">
                <text:p>0.00783</text:p>
              </table:table-cell>
              <table:table-cell office:value-type="float" office:value="0">
                <text:p>0</text:p>
              </table:table-cell>
              <table:table-cell office:value-type="float" office:value="0.045466">
                <text:p>0.045466</text:p>
              </table:table-cell>
              <table:table-cell office:value-type="float" office:value="0.121701">
                <text:p>0.121701</text:p>
              </table:table-cell>
              <table:table-cell office:value-type="float" office:value="2.81784">
                <text:p>2.81784</text:p>
              </table:table-cell>
              <table:table-cell office:value-type="float" office:value="7.52558">
                <text:p>7.52558</text:p>
              </table:table-cell>
              <table:table-cell office:value-type="float" office:value="0.268706">
                <text:p>0.268706</text:p>
              </table:table-cell>
              <table:table-cell office:value-type="float" office:value="0.434483">
                <text:p>0.4344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114.563">
                <text:p>114.563</text:p>
              </table:table-cell>
              <table:table-cell office:value-type="float" office:value="0.023749">
                <text:p>0.023749</text:p>
              </table:table-cell>
              <table:table-cell office:value-type="float" office:value="0.01312">
                <text:p>0.01312</text:p>
              </table:table-cell>
              <table:table-cell office:value-type="float" office:value="0">
                <text:p>0</text:p>
              </table:table-cell>
              <table:table-cell office:value-type="float" office:value="0.096799">
                <text:p>0.096799</text:p>
              </table:table-cell>
              <table:table-cell office:value-type="float" office:value="0.063443">
                <text:p>0.063443</text:p>
              </table:table-cell>
              <table:table-cell office:value-type="float" office:value="2.71944">
                <text:p>2.71944</text:p>
              </table:table-cell>
              <table:table-cell office:value-type="float" office:value="7.20789">
                <text:p>7.20789</text:p>
              </table:table-cell>
              <table:table-cell office:value-type="float" office:value="0.240483">
                <text:p>0.240483</text:p>
              </table:table-cell>
              <table:table-cell office:value-type="float" office:value="0.438019">
                <text:p>0.4380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115.729">
                <text:p>115.729</text:p>
              </table:table-cell>
              <table:table-cell office:value-type="float" office:value="0.023052">
                <text:p>0.023052</text:p>
              </table:table-cell>
              <table:table-cell office:value-type="float" office:value="0.020637">
                <text:p>0.020637</text:p>
              </table:table-cell>
              <table:table-cell office:value-type="float" office:value="0">
                <text:p>0</text:p>
              </table:table-cell>
              <table:table-cell office:value-type="float" office:value="0.056143">
                <text:p>0.056143</text:p>
              </table:table-cell>
              <table:table-cell office:value-type="float" office:value="0.142606">
                <text:p>0.142606</text:p>
              </table:table-cell>
              <table:table-cell office:value-type="float" office:value="2.75183">
                <text:p>2.75183</text:p>
              </table:table-cell>
              <table:table-cell office:value-type="float" office:value="7.55439">
                <text:p>7.55439</text:p>
              </table:table-cell>
              <table:table-cell office:value-type="float" office:value="0.243879">
                <text:p>0.243879</text:p>
              </table:table-cell>
              <table:table-cell office:value-type="float" office:value="0.459482">
                <text:p>0.4594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114.51">
                <text:p>114.51</text:p>
              </table:table-cell>
              <table:table-cell office:value-type="float" office:value="0.048426">
                <text:p>0.048426</text:p>
              </table:table-cell>
              <table:table-cell office:value-type="float" office:value="0.030374">
                <text:p>0.030374</text:p>
              </table:table-cell>
              <table:table-cell office:value-type="float" office:value="0">
                <text:p>0</text:p>
              </table:table-cell>
              <table:table-cell office:value-type="float" office:value="0.157045">
                <text:p>0.157045</text:p>
              </table:table-cell>
              <table:table-cell office:value-type="float" office:value="0.250952">
                <text:p>0.250952</text:p>
              </table:table-cell>
              <table:table-cell office:value-type="float" office:value="2.83813">
                <text:p>2.83813</text:p>
              </table:table-cell>
              <table:table-cell office:value-type="float" office:value="7.55154">
                <text:p>7.55154</text:p>
              </table:table-cell>
              <table:table-cell office:value-type="float" office:value="0.252959">
                <text:p>0.252959</text:p>
              </table:table-cell>
              <table:table-cell office:value-type="float" office:value="0.473166">
                <text:p>0.4731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106.463">
                <text:p>106.463</text:p>
              </table:table-cell>
              <table:table-cell office:value-type="float" office:value="0.067558">
                <text:p>0.067558</text:p>
              </table:table-cell>
              <table:table-cell office:value-type="float" office:value="0.047509">
                <text:p>0.047509</text:p>
              </table:table-cell>
              <table:table-cell office:value-type="float" office:value="0">
                <text:p>0</text:p>
              </table:table-cell>
              <table:table-cell office:value-type="float" office:value="0.133547">
                <text:p>0.133547</text:p>
              </table:table-cell>
              <table:table-cell office:value-type="float" office:value="0.292482">
                <text:p>0.292482</text:p>
              </table:table-cell>
              <table:table-cell office:value-type="float" office:value="2.95458">
                <text:p>2.95458</text:p>
              </table:table-cell>
              <table:table-cell office:value-type="float" office:value="7.645">
                <text:p>7.645</text:p>
              </table:table-cell>
              <table:table-cell office:value-type="float" office:value="0.254096">
                <text:p>0.254096</text:p>
              </table:table-cell>
              <table:table-cell office:value-type="float" office:value="0.455989">
                <text:p>0.455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99.154">
                <text:p>99.154</text:p>
              </table:table-cell>
              <table:table-cell office:value-type="float" office:value="0.028069">
                <text:p>0.028069</text:p>
              </table:table-cell>
              <table:table-cell office:value-type="float" office:value="0.033983">
                <text:p>0.033983</text:p>
              </table:table-cell>
              <table:table-cell office:value-type="float" office:value="0">
                <text:p>0</text:p>
              </table:table-cell>
              <table:table-cell office:value-type="float" office:value="0.086064">
                <text:p>0.086064</text:p>
              </table:table-cell>
              <table:table-cell office:value-type="float" office:value="0.181499">
                <text:p>0.181499</text:p>
              </table:table-cell>
              <table:table-cell office:value-type="float" office:value="3.04752">
                <text:p>3.04752</text:p>
              </table:table-cell>
              <table:table-cell office:value-type="float" office:value="7.55834">
                <text:p>7.55834</text:p>
              </table:table-cell>
              <table:table-cell office:value-type="float" office:value="0.239899">
                <text:p>0.239899</text:p>
              </table:table-cell>
              <table:table-cell office:value-type="float" office:value="0.455369">
                <text:p>0.4553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91.4057">
                <text:p>91.4057</text:p>
              </table:table-cell>
              <table:table-cell office:value-type="float" office:value="0.029857">
                <text:p>0.029857</text:p>
              </table:table-cell>
              <table:table-cell office:value-type="float" office:value="0.000018">
                <text:p>0.000018</text:p>
              </table:table-cell>
              <table:table-cell office:value-type="float" office:value="0">
                <text:p>0</text:p>
              </table:table-cell>
              <table:table-cell office:value-type="float" office:value="0.105428">
                <text:p>0.105428</text:p>
              </table:table-cell>
              <table:table-cell office:value-type="float" office:value="0.355234">
                <text:p>0.355234</text:p>
              </table:table-cell>
              <table:table-cell office:value-type="float" office:value="3.15757">
                <text:p>3.15757</text:p>
              </table:table-cell>
              <table:table-cell office:value-type="float" office:value="7.89101">
                <text:p>7.89101</text:p>
              </table:table-cell>
              <table:table-cell office:value-type="float" office:value="0.26867">
                <text:p>0.26867</text:p>
              </table:table-cell>
              <table:table-cell office:value-type="float" office:value="0.456819">
                <text:p>0.4568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87.6587">
                <text:p>87.6587</text:p>
              </table:table-cell>
              <table:table-cell office:value-type="float" office:value="0.082959">
                <text:p>0.082959</text:p>
              </table:table-cell>
              <table:table-cell office:value-type="float" office:value="0.039282">
                <text:p>0.039282</text:p>
              </table:table-cell>
              <table:table-cell office:value-type="float" office:value="0">
                <text:p>0</text:p>
              </table:table-cell>
              <table:table-cell office:value-type="float" office:value="0.167896">
                <text:p>0.167896</text:p>
              </table:table-cell>
              <table:table-cell office:value-type="float" office:value="0.680003">
                <text:p>0.680003</text:p>
              </table:table-cell>
              <table:table-cell office:value-type="float" office:value="3.23672">
                <text:p>3.23672</text:p>
              </table:table-cell>
              <table:table-cell office:value-type="float" office:value="7.81995">
                <text:p>7.81995</text:p>
              </table:table-cell>
              <table:table-cell office:value-type="float" office:value="0.258114">
                <text:p>0.258114</text:p>
              </table:table-cell>
              <table:table-cell office:value-type="float" office:value="0.479499">
                <text:p>0.4794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79.9611">
                <text:p>79.9611</text:p>
              </table:table-cell>
              <table:table-cell office:value-type="float" office:value="0.096342">
                <text:p>0.096342</text:p>
              </table:table-cell>
              <table:table-cell office:value-type="float" office:value="0.017589">
                <text:p>0.017589</text:p>
              </table:table-cell>
              <table:table-cell office:value-type="float" office:value="0">
                <text:p>0</text:p>
              </table:table-cell>
              <table:table-cell office:value-type="float" office:value="0.21996">
                <text:p>0.21996</text:p>
              </table:table-cell>
              <table:table-cell office:value-type="float" office:value="0.621156">
                <text:p>0.621156</text:p>
              </table:table-cell>
              <table:table-cell office:value-type="float" office:value="3.39314">
                <text:p>3.39314</text:p>
              </table:table-cell>
              <table:table-cell office:value-type="float" office:value="8.23623">
                <text:p>8.23623</text:p>
              </table:table-cell>
              <table:table-cell office:value-type="float" office:value="0.300662">
                <text:p>0.300662</text:p>
              </table:table-cell>
              <table:table-cell office:value-type="float" office:value="0.469908">
                <text:p>0.4699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77.6371">
                <text:p>77.6371</text:p>
              </table:table-cell>
              <table:table-cell office:value-type="float" office:value="0.043994">
                <text:p>0.043994</text:p>
              </table:table-cell>
              <table:table-cell office:value-type="float" office:value="0.097">
                <text:p>0.097</text:p>
              </table:table-cell>
              <table:table-cell office:value-type="float" office:value="0">
                <text:p>0</text:p>
              </table:table-cell>
              <table:table-cell office:value-type="float" office:value="0.087818">
                <text:p>0.087818</text:p>
              </table:table-cell>
              <table:table-cell office:value-type="float" office:value="0.410556">
                <text:p>0.410556</text:p>
              </table:table-cell>
              <table:table-cell office:value-type="float" office:value="3.5089">
                <text:p>3.5089</text:p>
              </table:table-cell>
              <table:table-cell office:value-type="float" office:value="8.07484">
                <text:p>8.07484</text:p>
              </table:table-cell>
              <table:table-cell office:value-type="float" office:value="0.274652">
                <text:p>0.274652</text:p>
              </table:table-cell>
              <table:table-cell office:value-type="float" office:value="0.472801">
                <text:p>0.4728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75.4666">
                <text:p>75.4666</text:p>
              </table:table-cell>
              <table:table-cell office:value-type="float" office:value="0.014449">
                <text:p>0.014449</text:p>
              </table:table-cell>
              <table:table-cell office:value-type="float" office:value="0.013428">
                <text:p>0.013428</text:p>
              </table:table-cell>
              <table:table-cell office:value-type="float" office:value="0">
                <text:p>0</text:p>
              </table:table-cell>
              <table:table-cell office:value-type="float" office:value="0.0813">
                <text:p>0.0813</text:p>
              </table:table-cell>
              <table:table-cell office:value-type="float" office:value="0.101739">
                <text:p>0.101739</text:p>
              </table:table-cell>
              <table:table-cell office:value-type="float" office:value="3.71272">
                <text:p>3.71272</text:p>
              </table:table-cell>
              <table:table-cell office:value-type="float" office:value="8.1047">
                <text:p>8.1047</text:p>
              </table:table-cell>
              <table:table-cell office:value-type="float" office:value="0.304424">
                <text:p>0.304424</text:p>
              </table:table-cell>
              <table:table-cell office:value-type="float" office:value="0.479551">
                <text:p>0.4795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76.9077">
                <text:p>76.9077</text:p>
              </table:table-cell>
              <table:table-cell office:value-type="float" office:value="0.014876">
                <text:p>0.014876</text:p>
              </table:table-cell>
              <table:table-cell office:value-type="float" office:value="0.00754">
                <text:p>0.00754</text:p>
              </table:table-cell>
              <table:table-cell office:value-type="float" office:value="0">
                <text:p>0</text:p>
              </table:table-cell>
              <table:table-cell office:value-type="float" office:value="0.051516">
                <text:p>0.051516</text:p>
              </table:table-cell>
              <table:table-cell office:value-type="float" office:value="0.073866">
                <text:p>0.073866</text:p>
              </table:table-cell>
              <table:table-cell office:value-type="float" office:value="3.63167">
                <text:p>3.63167</text:p>
              </table:table-cell>
              <table:table-cell office:value-type="float" office:value="8.51721">
                <text:p>8.51721</text:p>
              </table:table-cell>
              <table:table-cell office:value-type="float" office:value="0.296778">
                <text:p>0.296778</text:p>
              </table:table-cell>
              <table:table-cell office:value-type="float" office:value="0.498295">
                <text:p>0.4982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75.9308">
                <text:p>75.9308</text:p>
              </table:table-cell>
              <table:table-cell office:value-type="float" office:value="0.021412">
                <text:p>0.021412</text:p>
              </table:table-cell>
              <table:table-cell office:value-type="float" office:value="0.017297">
                <text:p>0.017297</text:p>
              </table:table-cell>
              <table:table-cell office:value-type="float" office:value="0">
                <text:p>0</text:p>
              </table:table-cell>
              <table:table-cell office:value-type="float" office:value="0.053405">
                <text:p>0.053405</text:p>
              </table:table-cell>
              <table:table-cell office:value-type="float" office:value="0.093164">
                <text:p>0.093164</text:p>
              </table:table-cell>
              <table:table-cell office:value-type="float" office:value="3.65388">
                <text:p>3.65388</text:p>
              </table:table-cell>
              <table:table-cell office:value-type="float" office:value="8.75662">
                <text:p>8.75662</text:p>
              </table:table-cell>
              <table:table-cell office:value-type="float" office:value="0.290574">
                <text:p>0.290574</text:p>
              </table:table-cell>
              <table:table-cell office:value-type="float" office:value="0.485491">
                <text:p>0.4854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91.0042">
                <text:p>91.0042</text:p>
              </table:table-cell>
              <table:table-cell office:value-type="float" office:value="0.024299">
                <text:p>0.024299</text:p>
              </table:table-cell>
              <table:table-cell office:value-type="float" office:value="0.026432">
                <text:p>0.026432</text:p>
              </table:table-cell>
              <table:table-cell office:value-type="float" office:value="0">
                <text:p>0</text:p>
              </table:table-cell>
              <table:table-cell office:value-type="float" office:value="0.083682">
                <text:p>0.083682</text:p>
              </table:table-cell>
              <table:table-cell office:value-type="float" office:value="0.150896">
                <text:p>0.150896</text:p>
              </table:table-cell>
              <table:table-cell office:value-type="float" office:value="3.57091">
                <text:p>3.57091</text:p>
              </table:table-cell>
              <table:table-cell office:value-type="float" office:value="8.66198">
                <text:p>8.66198</text:p>
              </table:table-cell>
              <table:table-cell office:value-type="float" office:value="0.281869">
                <text:p>0.281869</text:p>
              </table:table-cell>
              <table:table-cell office:value-type="float" office:value="0.476258">
                <text:p>0.4762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87.6856">
                <text:p>87.6856</text:p>
              </table:table-cell>
              <table:table-cell office:value-type="float" office:value="0.008985">
                <text:p>0.008985</text:p>
              </table:table-cell>
              <table:table-cell office:value-type="float" office:value="0.007354">
                <text:p>0.007354</text:p>
              </table:table-cell>
              <table:table-cell office:value-type="float" office:value="0">
                <text:p>0</text:p>
              </table:table-cell>
              <table:table-cell office:value-type="float" office:value="0.031842">
                <text:p>0.031842</text:p>
              </table:table-cell>
              <table:table-cell office:value-type="float" office:value="0.09349">
                <text:p>0.09349</text:p>
              </table:table-cell>
              <table:table-cell office:value-type="float" office:value="3.71801">
                <text:p>3.71801</text:p>
              </table:table-cell>
              <table:table-cell office:value-type="float" office:value="8.98991">
                <text:p>8.98991</text:p>
              </table:table-cell>
              <table:table-cell office:value-type="float" office:value="0.320461">
                <text:p>0.320461</text:p>
              </table:table-cell>
              <table:table-cell office:value-type="float" office:value="0.476054">
                <text:p>0.4760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">
                <text:p>505</text:p>
              </table:table-cell>
              <table:table-cell office:value-type="float" office:value="86.0399">
                <text:p>86.0399</text:p>
              </table:table-cell>
              <table:table-cell office:value-type="float" office:value="0.009745">
                <text:p>0.009745</text:p>
              </table:table-cell>
              <table:table-cell office:value-type="float" office:value="0.003371">
                <text:p>0.003371</text:p>
              </table:table-cell>
              <table:table-cell office:value-type="float" office:value="0">
                <text:p>0</text:p>
              </table:table-cell>
              <table:table-cell office:value-type="float" office:value="0.052505">
                <text:p>0.052505</text:p>
              </table:table-cell>
              <table:table-cell office:value-type="float" office:value="0.065665">
                <text:p>0.065665</text:p>
              </table:table-cell>
              <table:table-cell office:value-type="float" office:value="3.74433">
                <text:p>3.74433</text:p>
              </table:table-cell>
              <table:table-cell office:value-type="float" office:value="8.98787">
                <text:p>8.98787</text:p>
              </table:table-cell>
              <table:table-cell office:value-type="float" office:value="0.309193">
                <text:p>0.309193</text:p>
              </table:table-cell>
              <table:table-cell office:value-type="float" office:value="0.481363">
                <text:p>0.4813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">
                <text:p>510</text:p>
              </table:table-cell>
              <table:table-cell office:value-type="float" office:value="89.1475">
                <text:p>89.1475</text:p>
              </table:table-cell>
              <table:table-cell office:value-type="float" office:value="0.018532">
                <text:p>0.018532</text:p>
              </table:table-cell>
              <table:table-cell office:value-type="float" office:value="0.025222">
                <text:p>0.025222</text:p>
              </table:table-cell>
              <table:table-cell office:value-type="float" office:value="0">
                <text:p>0</text:p>
              </table:table-cell>
              <table:table-cell office:value-type="float" office:value="0.046524">
                <text:p>0.046524</text:p>
              </table:table-cell>
              <table:table-cell office:value-type="float" office:value="0.089447">
                <text:p>0.089447</text:p>
              </table:table-cell>
              <table:table-cell office:value-type="float" office:value="3.71109">
                <text:p>3.71109</text:p>
              </table:table-cell>
              <table:table-cell office:value-type="float" office:value="9.07201">
                <text:p>9.07201</text:p>
              </table:table-cell>
              <table:table-cell office:value-type="float" office:value="0.303917">
                <text:p>0.303917</text:p>
              </table:table-cell>
              <table:table-cell office:value-type="float" office:value="0.483759">
                <text:p>0.4837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">
                <text:p>515</text:p>
              </table:table-cell>
              <table:table-cell office:value-type="float" office:value="92.0585">
                <text:p>92.0585</text:p>
              </table:table-cell>
              <table:table-cell office:value-type="float" office:value="0.024854">
                <text:p>0.024854</text:p>
              </table:table-cell>
              <table:table-cell office:value-type="float" office:value="0.014906">
                <text:p>0.014906</text:p>
              </table:table-cell>
              <table:table-cell office:value-type="float" office:value="0">
                <text:p>0</text:p>
              </table:table-cell>
              <table:table-cell office:value-type="float" office:value="0.08304">
                <text:p>0.08304</text:p>
              </table:table-cell>
              <table:table-cell office:value-type="float" office:value="0.143286">
                <text:p>0.143286</text:p>
              </table:table-cell>
              <table:table-cell office:value-type="float" office:value="3.7426">
                <text:p>3.7426</text:p>
              </table:table-cell>
              <table:table-cell office:value-type="float" office:value="9.13851">
                <text:p>9.13851</text:p>
              </table:table-cell>
              <table:table-cell office:value-type="float" office:value="0.309451">
                <text:p>0.309451</text:p>
              </table:table-cell>
              <table:table-cell office:value-type="float" office:value="0.485844">
                <text:p>0.4858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">
                <text:p>520</text:p>
              </table:table-cell>
              <table:table-cell office:value-type="float" office:value="92.1432">
                <text:p>92.1432</text:p>
              </table:table-cell>
              <table:table-cell office:value-type="float" office:value="0.138159">
                <text:p>0.138159</text:p>
              </table:table-cell>
              <table:table-cell office:value-type="float" office:value="0.033302">
                <text:p>0.033302</text:p>
              </table:table-cell>
              <table:table-cell office:value-type="float" office:value="0">
                <text:p>0</text:p>
              </table:table-cell>
              <table:table-cell office:value-type="float" office:value="0.132734">
                <text:p>0.132734</text:p>
              </table:table-cell>
              <table:table-cell office:value-type="float" office:value="0.642949">
                <text:p>0.642949</text:p>
              </table:table-cell>
              <table:table-cell office:value-type="float" office:value="3.80333">
                <text:p>3.80333</text:p>
              </table:table-cell>
              <table:table-cell office:value-type="float" office:value="9.33087">
                <text:p>9.33087</text:p>
              </table:table-cell>
              <table:table-cell office:value-type="float" office:value="0.310076">
                <text:p>0.310076</text:p>
              </table:table-cell>
              <table:table-cell office:value-type="float" office:value="0.496664">
                <text:p>0.4966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">
                <text:p>525</text:p>
              </table:table-cell>
              <table:table-cell office:value-type="float" office:value="92.2132">
                <text:p>92.2132</text:p>
              </table:table-cell>
              <table:table-cell office:value-type="float" office:value="0.326764">
                <text:p>0.326764</text:p>
              </table:table-cell>
              <table:table-cell office:value-type="float" office:value="0.086272">
                <text:p>0.086272</text:p>
              </table:table-cell>
              <table:table-cell office:value-type="float" office:value="0">
                <text:p>0</text:p>
              </table:table-cell>
              <table:table-cell office:value-type="float" office:value="0.230999">
                <text:p>0.230999</text:p>
              </table:table-cell>
              <table:table-cell office:value-type="float" office:value="0.89657">
                <text:p>0.89657</text:p>
              </table:table-cell>
              <table:table-cell office:value-type="float" office:value="4.05519">
                <text:p>4.05519</text:p>
              </table:table-cell>
              <table:table-cell office:value-type="float" office:value="9.48422">
                <text:p>9.48422</text:p>
              </table:table-cell>
              <table:table-cell office:value-type="float" office:value="0.319128">
                <text:p>0.319128</text:p>
              </table:table-cell>
              <table:table-cell office:value-type="float" office:value="0.504203">
                <text:p>0.5042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">
                <text:p>530</text:p>
              </table:table-cell>
              <table:table-cell office:value-type="float" office:value="88.2362">
                <text:p>88.2362</text:p>
              </table:table-cell>
              <table:table-cell office:value-type="float" office:value="0.281285">
                <text:p>0.281285</text:p>
              </table:table-cell>
              <table:table-cell office:value-type="float" office:value="0.19659">
                <text:p>0.19659</text:p>
              </table:table-cell>
              <table:table-cell office:value-type="float" office:value="0">
                <text:p>0</text:p>
              </table:table-cell>
              <table:table-cell office:value-type="float" office:value="0.151148">
                <text:p>0.151148</text:p>
              </table:table-cell>
              <table:table-cell office:value-type="float" office:value="0.85271">
                <text:p>0.85271</text:p>
              </table:table-cell>
              <table:table-cell office:value-type="float" office:value="3.98308">
                <text:p>3.98308</text:p>
              </table:table-cell>
              <table:table-cell office:value-type="float" office:value="9.50461">
                <text:p>9.50461</text:p>
              </table:table-cell>
              <table:table-cell office:value-type="float" office:value="0.315766">
                <text:p>0.315766</text:p>
              </table:table-cell>
              <table:table-cell office:value-type="float" office:value="0.507196">
                <text:p>0.5071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">
                <text:p>535</text:p>
              </table:table-cell>
              <table:table-cell office:value-type="float" office:value="87.786">
                <text:p>87.786</text:p>
              </table:table-cell>
              <table:table-cell office:value-type="float" office:value="0.08899">
                <text:p>0.08899</text:p>
              </table:table-cell>
              <table:table-cell office:value-type="float" office:value="0.114819">
                <text:p>0.114819</text:p>
              </table:table-cell>
              <table:table-cell office:value-type="float" office:value="0">
                <text:p>0</text:p>
              </table:table-cell>
              <table:table-cell office:value-type="float" office:value="0.131859">
                <text:p>0.131859</text:p>
              </table:table-cell>
              <table:table-cell office:value-type="float" office:value="0.813986">
                <text:p>0.813986</text:p>
              </table:table-cell>
              <table:table-cell office:value-type="float" office:value="4.09935">
                <text:p>4.09935</text:p>
              </table:table-cell>
              <table:table-cell office:value-type="float" office:value="9.25399">
                <text:p>9.25399</text:p>
              </table:table-cell>
              <table:table-cell office:value-type="float" office:value="0.308186">
                <text:p>0.308186</text:p>
              </table:table-cell>
              <table:table-cell office:value-type="float" office:value="0.519965">
                <text:p>0.5199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">
                <text:p>540</text:p>
              </table:table-cell>
              <table:table-cell office:value-type="float" office:value="86.3583">
                <text:p>86.3583</text:p>
              </table:table-cell>
              <table:table-cell office:value-type="float" office:value="0.052742">
                <text:p>0.052742</text:p>
              </table:table-cell>
              <table:table-cell office:value-type="float" office:value="0.047069">
                <text:p>0.047069</text:p>
              </table:table-cell>
              <table:table-cell office:value-type="float" office:value="0">
                <text:p>0</text:p>
              </table:table-cell>
              <table:table-cell office:value-type="float" office:value="0.13581">
                <text:p>0.13581</text:p>
              </table:table-cell>
              <table:table-cell office:value-type="float" office:value="0.18777">
                <text:p>0.18777</text:p>
              </table:table-cell>
              <table:table-cell office:value-type="float" office:value="4.08552">
                <text:p>4.08552</text:p>
              </table:table-cell>
              <table:table-cell office:value-type="float" office:value="9.41924">
                <text:p>9.41924</text:p>
              </table:table-cell>
              <table:table-cell office:value-type="float" office:value="0.325467">
                <text:p>0.325467</text:p>
              </table:table-cell>
              <table:table-cell office:value-type="float" office:value="0.500125">
                <text:p>0.500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">
                <text:p>545</text:p>
              </table:table-cell>
              <table:table-cell office:value-type="float" office:value="82.5189">
                <text:p>82.5189</text:p>
              </table:table-cell>
              <table:table-cell office:value-type="float" office:value="0.516645">
                <text:p>0.516645</text:p>
              </table:table-cell>
              <table:table-cell office:value-type="float" office:value="0.614658">
                <text:p>0.614658</text:p>
              </table:table-cell>
              <table:table-cell office:value-type="float" office:value="0">
                <text:p>0</text:p>
              </table:table-cell>
              <table:table-cell office:value-type="float" office:value="0.451164">
                <text:p>0.451164</text:p>
              </table:table-cell>
              <table:table-cell office:value-type="float" office:value="0.835593">
                <text:p>0.835593</text:p>
              </table:table-cell>
              <table:table-cell office:value-type="float" office:value="4.33517">
                <text:p>4.33517</text:p>
              </table:table-cell>
              <table:table-cell office:value-type="float" office:value="9.59579">
                <text:p>9.59579</text:p>
              </table:table-cell>
              <table:table-cell office:value-type="float" office:value="0.317015">
                <text:p>0.317015</text:p>
              </table:table-cell>
              <table:table-cell office:value-type="float" office:value="0.524277">
                <text:p>0.5242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7459">
                <text:p>0.307459</text:p>
              </table:table-cell>
              <table:table-cell office:value-type="float" office:value="8.95581">
                <text:p>8.95581</text:p>
              </table:table-cell>
              <table:table-cell office:value-type="float" office:value="0.300566">
                <text:p>0.300566</text:p>
              </table:table-cell>
              <table:table-cell office:value-type="float" office:value="0.621579">
                <text:p>0.621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